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S PGothic1" svg:font-family="'MS PGothic'" style:font-family-generic="swiss" style:font-pitch="variable"/>
    <style:font-face style:name="Mangal1" svg:font-family="Mangal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3333ff" draw:marker-start-width="0.5cm" draw:marker-end-width="0.5cm" draw:fill="none" draw:fill-color="#ffffff" draw:textarea-vertical-align="middle" fo:min-height="4.195cm" fo:padding-top="0.175cm" fo:padding-bottom="0.175cm" fo:padding-left="0.3cm" fo:padding-right="0.3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.557cm" fo:min-width="2.135cm"/>
    </style:style>
    <style:style style:name="gr3" style:family="graphic" style:parent-style-name="standard">
      <style:graphic-properties draw:fill-color="#99cc99" draw:textarea-horizontal-align="justify" draw:textarea-vertical-align="middle" draw:auto-grow-height="false" fo:min-height="1.655cm" fo:min-width="5.977cm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 fo:min-height="2.227cm" fo:min-width="2.6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99cc99" draw:textarea-horizontal-align="justify" draw:textarea-vertical-align="middle" draw:auto-grow-height="false" fo:min-height="2.036cm" fo:min-width="6.866cm"/>
    </style:style>
    <style:style style:name="gr7" style:family="graphic" style:parent-style-name="standard">
      <style:graphic-properties draw:fill-color="#e6e6ff" draw:textarea-horizontal-align="justify" draw:textarea-vertical-align="middle" draw:auto-grow-height="false" fo:min-height="2.481cm" fo:min-width="3.0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99cc99" draw:textarea-horizontal-align="justify" draw:textarea-vertical-align="middle" draw:auto-grow-height="false" fo:min-height="1.782cm" fo:min-width="5.977cm"/>
    </style:style>
    <style:style style:name="gr10" style:family="graphic" style:parent-style-name="standard">
      <style:graphic-properties draw:stroke="none" svg:stroke-color="#000000" draw:fill="none" draw:fill-color="#ffffff" fo:min-height="0.556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1.782cm" fo:min-width="2.04cm"/>
    </style:style>
    <style:style style:name="gr13" style:family="graphic" style:parent-style-name="standard">
      <style:graphic-properties draw:fill-color="#99cc99" draw:textarea-horizontal-align="justify" draw:textarea-vertical-align="middle" draw:auto-grow-height="false" fo:min-height="2.163cm" fo:min-width="5.977cm"/>
    </style:style>
    <style:style style:name="gr14" style:family="graphic" style:parent-style-name="standard">
      <style:graphic-properties draw:fill-color="#99cc99" draw:textarea-horizontal-align="justify" draw:textarea-vertical-align="middle" draw:auto-grow-height="false" fo:min-height="1.655cm" fo:min-width="4.961cm"/>
    </style:style>
    <style:style style:name="gr15" style:family="graphic" style:parent-style-name="standard">
      <style:graphic-properties draw:fill-color="#99cc99" draw:textarea-horizontal-align="justify" draw:textarea-vertical-align="middle" draw:auto-grow-height="false" fo:min-height="2.163cm" fo:min-width="4.961cm"/>
    </style:style>
    <style:style style:name="gr16" style:family="graphic" style:parent-style-name="standard">
      <style:graphic-properties draw:stroke="solid" svg:stroke-width="0.1cm" svg:stroke-color="#00cc33" draw:marker-start-width="0.5cm" draw:marker-end-width="0.5cm" draw:fill="none" draw:fill-color="#ffffff" draw:textarea-vertical-align="middle" fo:min-height="4.195cm" fo:padding-top="0.175cm" fo:padding-bottom="0.175cm" fo:padding-left="0.3cm" fo:padding-right="0.3cm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2.036cm" fo:min-width="2.231cm"/>
    </style:style>
    <style:style style:name="gr18" style:family="graphic" style:parent-style-name="standard">
      <style:graphic-properties draw:stroke="solid" svg:stroke-width="0.1cm" svg:stroke-color="#3333ff" draw:marker-start-width="0.5cm" draw:marker-end-width="0.5cm" draw:fill="none" draw:fill-color="#ffffff" draw:textarea-vertical-align="middle" fo:min-height="4.267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3333ff" draw:marker-start-width="0.5cm" draw:marker-end-width="0.5cm" draw:fill="none" draw:fill-color="#ffffff" draw:textarea-horizontal-align="center" draw:textarea-vertical-align="middle" fo:min-height="4.195cm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3465a4" draw:opacity="50%" draw:textarea-horizontal-align="left" draw:textarea-vertical-align="top" draw:auto-grow-height="false" fo:min-height="6.608cm" fo:min-width="12.649cm" draw:shadow-opacity="50%"/>
    </style:style>
    <style:style style:name="gr21" style:family="graphic" style:parent-style-name="standard">
      <style:graphic-properties draw:fill-color="#ff8080" draw:textarea-horizontal-align="justify" draw:textarea-vertical-align="middle" draw:auto-grow-height="false" fo:min-height="2.036cm" fo:min-width="6.549cm"/>
    </style:style>
    <style:style style:name="gr22" style:family="graphic" style:parent-style-name="standard">
      <style:graphic-properties draw:fill="solid" draw:fill-color="#3465a4" draw:opacity="50%" draw:textarea-horizontal-align="left" draw:textarea-vertical-align="top" draw:auto-grow-height="false" fo:min-height="19.308cm" fo:min-width="18.296cm" draw:shadow-opacity="50%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0.468cm" fo:min-width="2.478cm"/>
    </style:style>
    <style:style style:name="gr24" style:family="graphic" style:parent-style-name="standard" style:list-style-name="L1">
      <style:graphic-properties draw:fill-color="#ffffcc" draw:textarea-horizontal-align="justify" draw:textarea-vertical-align="middle" draw:auto-grow-height="false" fo:min-height="1.655cm" fo:min-width="3.373cm"/>
    </style:style>
    <style:style style:name="gr25" style:family="graphic" style:parent-style-name="standard" style:list-style-name="L1">
      <style:graphic-properties draw:fill-color="#ffffcc" draw:textarea-horizontal-align="justify" draw:textarea-vertical-align="middle" draw:auto-grow-height="false" fo:min-height="1.655cm" fo:min-width="4.199cm"/>
    </style:style>
    <style:style style:name="gr26" style:family="graphic" style:parent-style-name="standard">
      <style:graphic-properties draw:fill-color="#99cc66" draw:textarea-horizontal-align="justify" draw:textarea-vertical-align="middle" draw:auto-grow-height="false" fo:min-height="2.926cm" fo:min-width="6.397cm"/>
    </style:style>
    <style:style style:name="gr27" style:family="graphic" style:parent-style-name="standard">
      <style:graphic-properties draw:fill-color="#99cc99" draw:textarea-horizontal-align="justify" draw:textarea-vertical-align="middle" draw:auto-grow-height="false" fo:min-height="0.737cm" fo:min-width="3.281cm"/>
    </style:style>
    <style:style style:name="gr28" style:family="graphic" style:parent-style-name="standard">
      <style:graphic-properties draw:fill-color="#83caff" draw:textarea-horizontal-align="left" draw:textarea-vertical-align="top" draw:auto-grow-height="false" fo:min-height="7.116cm" fo:min-width="17.026cm"/>
    </style:style>
    <style:style style:name="gr29" style:family="graphic" style:parent-style-name="standard">
      <style:graphic-properties draw:fill-color="#83caff" draw:textarea-horizontal-align="left" draw:textarea-vertical-align="top" draw:auto-grow-height="false" fo:min-height="7.116cm" fo:min-width="17.534cm"/>
    </style:style>
    <style:style style:name="gr30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975cm" fo:min-width="0cm" fo:padding-top="0.175cm" fo:padding-bottom="0.175cm" fo:padding-left="0.3cm" fo:padding-right="0.3cm"/>
    </style:style>
    <style:style style:name="gr31" style:family="graphic" style:parent-style-name="standard">
      <style:graphic-properties draw:fill-color="#83caff" draw:textarea-horizontal-align="left" draw:textarea-vertical-align="top" draw:auto-grow-height="false" fo:min-height="1.782cm" fo:min-width="17.534cm"/>
    </style:style>
    <style:style style:name="gr32" style:family="graphic" style:parent-style-name="standard" style:list-style-name="L1">
      <style:graphic-properties draw:fill-color="#ffffcc" draw:textarea-horizontal-align="justify" draw:textarea-vertical-align="middle" draw:auto-grow-height="false" fo:min-height="1.655cm" fo:min-width="4.199cm"/>
    </style:style>
    <style:style style:name="gr33" style:family="graphic" style:parent-style-name="standard" style:list-style-name="L1">
      <style:graphic-properties draw:fill-color="#ffffcc" draw:textarea-horizontal-align="justify" draw:textarea-vertical-align="middle" draw:auto-grow-height="false" fo:min-height="1.655cm" fo:min-width="5.469cm"/>
    </style:style>
    <style:style style:name="gr34" style:family="graphic" style:parent-style-name="standard">
      <style:graphic-properties draw:fill-color="#99cc99" draw:textarea-horizontal-align="justify" draw:textarea-vertical-align="middle" draw:auto-grow-height="false" fo:min-height="1.095cm" fo:min-width="4.082cm"/>
    </style:style>
    <style:style style:name="gr35" style:family="graphic" style:parent-style-name="standard">
      <style:graphic-properties draw:textarea-horizontal-align="justify" draw:textarea-vertical-align="middle" draw:auto-grow-height="false" fo:min-height="1.465cm" fo:min-width="2.104cm"/>
    </style:style>
    <style:style style:name="gr36" style:family="graphic" style:parent-style-name="standard">
      <style:graphic-properties draw:fill-color="#e6e6ff" draw:textarea-horizontal-align="justify" draw:textarea-vertical-align="middle" draw:auto-grow-height="false" fo:min-height="1.528cm" fo:min-width="2.262cm"/>
    </style:style>
    <style:style style:name="gr37" style:family="graphic" style:parent-style-name="standard">
      <style:graphic-properties draw:fill-color="#99cc99" draw:textarea-horizontal-align="justify" draw:textarea-vertical-align="middle" draw:auto-grow-height="false" fo:min-height="1.528cm" fo:min-width="4.453cm"/>
    </style:style>
    <style:style style:name="gr38" style:family="graphic" style:parent-style-name="standard">
      <style:graphic-properties draw:fill-color="#99cc99" draw:textarea-horizontal-align="justify" draw:textarea-vertical-align="middle" draw:auto-grow-height="false" fo:min-height="0.468cm" fo:min-width="2.478cm"/>
    </style:style>
    <style:style style:name="gr39" style:family="graphic" style:parent-style-name="standard">
      <style:graphic-properties draw:fill-color="#e6e6ff" draw:textarea-horizontal-align="justify" draw:textarea-vertical-align="middle" draw:auto-grow-height="false" fo:min-height="1.274cm" fo:min-width="1.85cm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1.528cm" fo:min-width="4.453cm"/>
    </style:style>
    <style:style style:name="gr41" style:family="graphic" style:parent-style-name="standard">
      <style:graphic-properties draw:fill-color="#e6e6ff" draw:textarea-horizontal-align="justify" draw:textarea-vertical-align="middle" draw:auto-grow-height="false" fo:min-height="2.036cm" fo:min-width="2.612cm"/>
    </style:style>
    <style:style style:name="gr42" style:family="graphic" style:parent-style-name="standard">
      <style:graphic-properties draw:fill-color="#99cc99" draw:textarea-horizontal-align="justify" draw:textarea-vertical-align="middle" draw:auto-grow-height="false" fo:min-height="1.528cm" fo:min-width="4.199cm"/>
    </style:style>
    <style:style style:name="gr43" style:family="graphic" style:parent-style-name="standard">
      <style:graphic-properties draw:fill-color="#e6e6ff" draw:textarea-horizontal-align="justify" draw:textarea-vertical-align="middle" draw:auto-grow-height="false" fo:min-height="1.782cm" fo:min-width="2.676cm"/>
    </style:style>
    <style:style style:name="gr44" style:family="graphic" style:parent-style-name="standard">
      <style:graphic-properties draw:fill-color="#e6e6ff" draw:textarea-horizontal-align="justify" draw:textarea-vertical-align="middle" draw:auto-grow-height="false" fo:min-height="1.274cm" fo:min-width="1.406cm"/>
    </style:style>
    <style:style style:name="gr45" style:family="graphic" style:parent-style-name="standard">
      <style:graphic-properties draw:fill-color="#e6e6ff" draw:textarea-horizontal-align="justify" draw:textarea-vertical-align="middle" draw:auto-grow-height="false" fo:min-height="1.338cm" fo:min-width="2.04cm"/>
    </style:style>
    <style:style style:name="gr46" style:family="graphic" style:parent-style-name="standard">
      <style:graphic-properties draw:fill-color="#99cc99" draw:textarea-horizontal-align="justify" draw:textarea-vertical-align="middle" draw:auto-grow-height="false" fo:min-height="1.528cm" fo:min-width="5.342cm"/>
    </style:style>
    <style:style style:name="gr47" style:family="graphic" style:parent-style-name="standard">
      <style:graphic-properties draw:fill-color="#99cc99" draw:textarea-horizontal-align="justify" draw:textarea-vertical-align="middle" draw:auto-grow-height="false" fo:min-height="1.528cm" fo:min-width="5.215cm"/>
    </style:style>
    <style:style style:name="gr48" style:family="graphic" style:parent-style-name="standard">
      <style:graphic-properties draw:textarea-horizontal-align="justify" draw:textarea-vertical-align="middle" draw:auto-grow-height="false" fo:min-height="1.402cm" fo:min-width="2.689cm"/>
    </style:style>
    <style:style style:name="gr49" style:family="graphic" style:parent-style-name="standard">
      <style:graphic-properties draw:textarea-horizontal-align="justify" draw:textarea-vertical-align="middle" draw:auto-grow-height="false" fo:min-height="1.642cm" fo:min-width="2.396cm"/>
    </style:style>
    <style:style style:name="gr50" style:family="graphic" style:parent-style-name="standard">
      <style:graphic-properties draw:fill-color="#99cc66" draw:textarea-horizontal-align="justify" draw:textarea-vertical-align="middle" draw:auto-grow-height="false" fo:min-height="2.672cm" fo:min-width="4.843cm"/>
    </style:style>
    <style:style style:name="gr51" style:family="graphic" style:parent-style-name="standard">
      <style:graphic-properties draw:fill-color="#99cc66" draw:textarea-horizontal-align="justify" draw:textarea-vertical-align="middle" draw:auto-grow-height="false" fo:min-height="3.18cm" fo:min-width="4.843cm"/>
    </style:style>
    <style:style style:name="gr52" style:family="graphic" style:parent-style-name="standard">
      <style:graphic-properties draw:fill-color="#e6e6ff" draw:textarea-horizontal-align="justify" draw:textarea-vertical-align="middle" draw:auto-grow-height="false" fo:min-height="1.91cm" fo:min-width="2.676cm"/>
    </style:style>
    <style:style style:name="gr53" style:family="graphic" style:parent-style-name="standard">
      <style:graphic-properties draw:fill-color="#ff8080" draw:textarea-horizontal-align="justify" draw:textarea-vertical-align="middle" draw:auto-grow-height="false" fo:min-height="2.036cm" fo:min-width="6.231cm"/>
    </style:style>
    <style:style style:name="gr54" style:family="graphic" style:parent-style-name="standard">
      <style:graphic-properties draw:fill-color="#99cc99" draw:textarea-horizontal-align="justify" draw:textarea-vertical-align="middle" draw:auto-grow-height="false" fo:min-height="2.417cm" fo:min-width="5.088cm"/>
    </style:style>
    <style:style style:name="gr55" style:family="graphic" style:parent-style-name="standard">
      <style:graphic-properties draw:fill-color="#e6e6ff" draw:textarea-horizontal-align="justify" draw:textarea-vertical-align="middle" draw:auto-grow-height="false" fo:min-height="2.084cm" fo:min-width="2.986cm"/>
    </style:style>
    <style:style style:name="gr56" style:family="graphic" style:parent-style-name="standard">
      <style:graphic-properties draw:fill-color="#ff8080" draw:textarea-horizontal-align="justify" draw:textarea-vertical-align="middle" draw:auto-grow-height="false" fo:min-height="2.036cm" fo:min-width="5.536cm"/>
    </style:style>
    <style:style style:name="gr57" style:family="graphic" style:parent-style-name="standard">
      <style:graphic-properties draw:fill-color="#e6e6ff" draw:textarea-horizontal-align="justify" draw:textarea-vertical-align="middle" draw:auto-grow-height="false" fo:min-height="1.782cm" fo:min-width="2.485cm"/>
    </style:style>
    <style:style style:name="gr58" style:family="graphic" style:parent-style-name="standard">
      <style:graphic-properties draw:textarea-horizontal-align="justify" draw:textarea-vertical-align="middle" draw:auto-grow-height="false" fo:min-height="1.593cm" fo:min-width="2.866cm"/>
    </style:style>
    <style:style style:name="gr59" style:family="graphic" style:parent-style-name="standard">
      <style:graphic-properties draw:textarea-horizontal-align="justify" draw:textarea-vertical-align="middle" draw:auto-grow-height="false" fo:min-height="1.941cm" fo:min-width="2.294cm"/>
    </style:style>
    <style:style style:name="gr60" style:family="graphic" style:parent-style-name="standard">
      <style:graphic-properties draw:fill-color="#99cc99" draw:textarea-horizontal-align="justify" draw:textarea-vertical-align="middle" draw:auto-grow-height="false" fo:min-height="1.909cm" fo:min-width="7.184cm"/>
    </style:style>
    <style:style style:name="gr61" style:family="graphic" style:parent-style-name="standard">
      <style:graphic-properties draw:fill-color="#99cc99" draw:textarea-horizontal-align="justify" draw:textarea-vertical-align="middle" draw:auto-grow-height="false" fo:min-height="1.528cm" fo:min-width="6.549cm"/>
    </style:style>
    <style:style style:name="gr62" style:family="graphic" style:parent-style-name="standard">
      <style:graphic-properties draw:fill-color="#99cc99" draw:textarea-horizontal-align="justify" draw:textarea-vertical-align="middle" draw:auto-grow-height="false" fo:min-height="2.29cm" fo:min-width="7.057cm"/>
    </style:style>
    <style:style style:name="gr63" style:family="graphic" style:parent-style-name="standard">
      <style:graphic-properties draw:fill-color="#e6e6ff" draw:textarea-horizontal-align="justify" draw:textarea-vertical-align="middle" draw:auto-grow-height="false" fo:min-height="1.973cm" fo:min-width="2.739cm"/>
    </style:style>
    <style:style style:name="gr64" style:family="graphic" style:parent-style-name="standard" style:list-style-name="L1">
      <style:graphic-properties draw:fill-color="#e6e6ff" draw:textarea-horizontal-align="justify" draw:textarea-vertical-align="middle" draw:auto-grow-height="false" fo:min-height="1.338cm" fo:min-width="1.438cm"/>
    </style:style>
    <style:style style:name="gr65" style:family="graphic" style:parent-style-name="standard" style:list-style-name="L1">
      <style:graphic-properties draw:fill-color="#e6e6ff" draw:textarea-horizontal-align="justify" draw:textarea-vertical-align="middle" draw:auto-grow-height="false" fo:min-height="1.402cm" fo:min-width="1.438cm"/>
    </style:style>
    <style:style style:name="gr66" style:family="graphic" style:parent-style-name="standard" style:list-style-name="L1">
      <style:graphic-properties draw:fill-color="#e6e6ff" draw:textarea-horizontal-align="justify" draw:textarea-vertical-align="middle" draw:auto-grow-height="false" fo:min-height="1.211cm" fo:min-width="1.438cm"/>
    </style:style>
    <style:style style:name="gr67" style:family="graphic" style:parent-style-name="standard" style:list-style-name="L1">
      <style:graphic-properties draw:fill-color="#e6e6ff" draw:textarea-horizontal-align="justify" draw:textarea-vertical-align="middle" draw:auto-grow-height="false" fo:min-height="1.37cm" fo:min-width="1.374cm"/>
    </style:style>
    <style:style style:name="gr68" style:family="graphic" style:parent-style-name="standard">
      <style:graphic-properties draw:fill-color="#ffffcc" draw:textarea-horizontal-align="justify" draw:textarea-vertical-align="middle" draw:auto-grow-height="false" fo:min-height="0.826cm" fo:min-width="3.567cm"/>
    </style:style>
    <style:style style:name="gr69" style:family="graphic" style:parent-style-name="standard">
      <style:graphic-properties draw:fill-color="#99cc99" draw:textarea-horizontal-align="justify" draw:textarea-vertical-align="middle" draw:auto-grow-height="false" fo:min-height="1.02cm" fo:min-width="5.088cm"/>
    </style:style>
    <style:style style:name="gr70" style:family="graphic" style:parent-style-name="standard">
      <style:graphic-properties draw:fill-color="#99cc99" draw:textarea-horizontal-align="justify" draw:textarea-vertical-align="middle" draw:auto-grow-height="false" fo:min-height="1.274cm" fo:min-width="5.088cm"/>
    </style:style>
    <style:style style:name="gr71" style:family="graphic" style:parent-style-name="standard">
      <style:graphic-properties draw:fill-color="#99cc99" draw:textarea-horizontal-align="justify" draw:textarea-vertical-align="middle" draw:auto-grow-height="false" fo:min-height="1.528cm" fo:min-width="5.088cm"/>
    </style:style>
    <style:style style:name="gr72" style:family="graphic" style:parent-style-name="standard" style:list-style-name="L1">
      <style:graphic-properties draw:fill-color="#e6e6ff" draw:textarea-horizontal-align="justify" draw:textarea-vertical-align="middle" draw:auto-grow-height="false" fo:min-height="1.274cm" fo:min-width="1.723cm"/>
    </style:style>
    <style:style style:name="gr73" style:family="graphic" style:parent-style-name="standard" style:list-style-name="L1">
      <style:graphic-properties draw:fill-color="#e6e6ff" draw:textarea-horizontal-align="justify" draw:textarea-vertical-align="middle" draw:auto-grow-height="false" fo:min-height="1.402cm" fo:min-width="1.723cm"/>
    </style:style>
    <style:style style:name="gr74" style:family="graphic" style:parent-style-name="standard" style:list-style-name="L1">
      <style:graphic-properties draw:fill-color="#e6e6ff" draw:textarea-horizontal-align="justify" draw:textarea-vertical-align="middle" draw:auto-grow-height="false" fo:min-height="1.528cm" fo:min-width="1.723cm"/>
    </style:style>
    <style:style style:name="gr75" style:family="graphic" style:parent-style-name="standard" style:list-style-name="L1">
      <style:graphic-properties draw:fill-color="#e6e6ff" draw:textarea-horizontal-align="justify" draw:textarea-vertical-align="middle" draw:auto-grow-height="false" fo:min-height="1.465cm" fo:min-width="1.723cm"/>
    </style:style>
    <style:style style:name="gr76" style:family="graphic" style:parent-style-name="standard">
      <style:graphic-properties draw:fill-color="#66cc99" draw:textarea-horizontal-align="justify" draw:textarea-vertical-align="middle" draw:auto-grow-height="false" fo:min-height="1.655cm" fo:min-width="6.104cm"/>
    </style:style>
    <style:style style:name="gr77" style:family="graphic" style:parent-style-name="objectwithoutfill">
      <style:graphic-properties draw:marker-end="Arrow" draw:marker-end-width="0.3cm" draw:fill="solid" draw:fill-color="#ff8080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0.712cm"/>
    </style:style>
    <style:style style:name="gr79" style:family="graphic" style:parent-style-name="standard">
      <style:graphic-properties draw:stroke="none" svg:stroke-color="#000000" draw:fill="none" draw:fill-color="#ffffff" fo:min-height="0.766cm"/>
    </style:style>
    <style:style style:name="gr80" style:family="graphic" style:parent-style-name="standard">
      <style:graphic-properties draw:fill-color="#ffffcc" draw:textarea-horizontal-align="justify" draw:textarea-vertical-align="middle" draw:auto-grow-height="false" fo:min-height="1.095cm" fo:min-width="4.082cm"/>
    </style:style>
    <style:style style:name="gr81" style:family="graphic" style:parent-style-name="standard">
      <style:graphic-properties draw:fill-color="#99cc99" draw:textarea-horizontal-align="justify" draw:textarea-vertical-align="middle" draw:auto-grow-height="false" fo:min-height="1.147cm" fo:min-width="5.469cm"/>
    </style:style>
    <style:style style:name="gr82" style:family="graphic" style:parent-style-name="standard">
      <style:graphic-properties draw:fill-color="#99cc99" draw:textarea-horizontal-align="justify" draw:textarea-vertical-align="middle" draw:auto-grow-height="false" fo:min-height="1.133cm" fo:min-width="5.469cm"/>
    </style:style>
    <style:style style:name="gr83" style:family="graphic" style:parent-style-name="standard" style:list-style-name="L1">
      <style:graphic-properties draw:fill-color="#e6e6ff" draw:textarea-horizontal-align="justify" draw:textarea-vertical-align="middle" draw:auto-grow-height="false" fo:min-height="1.655cm" fo:min-width="18.042cm"/>
    </style:style>
    <style:style style:name="gr84" style:family="graphic" style:parent-style-name="standard">
      <style:graphic-properties draw:fill-color="#99cc99" draw:textarea-horizontal-align="justify" draw:textarea-vertical-align="middle" draw:auto-grow-height="false" fo:min-height="1.401cm" fo:min-width="5.088cm"/>
    </style:style>
    <style:style style:name="gr85" style:family="graphic" style:parent-style-name="standard" style:list-style-name="L1">
      <style:graphic-properties draw:fill-color="#e6e6ff" draw:textarea-horizontal-align="justify" draw:textarea-vertical-align="middle" draw:auto-grow-height="false" fo:min-height="1.147cm" fo:min-width="5.088cm"/>
    </style:style>
    <style:style style:name="gr86" style:family="graphic" style:parent-style-name="standard">
      <style:graphic-properties draw:fill-color="#e6e6ff" draw:textarea-horizontal-align="justify" draw:textarea-vertical-align="middle" draw:auto-grow-height="false" fo:min-height="2.29cm" fo:min-width="3.37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-color="#ffffcc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-color="#99cc99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-color="#e6e6ff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  <style:text-properties style:font-name="Liberation Sans1" fo:font-size="36pt" style:font-size-asian="36pt" style:font-size-complex="36pt"/>
    </style:style>
    <style:style style:name="P11" style:family="paragraph">
      <style:paragraph-properties fo:text-align="justify">
        <style:tab-stops/>
      </style:paragraph-properties>
    </style:style>
    <style:style style:name="P12" style:family="paragraph">
      <loext:graphic-properties draw:fill="none" draw:fill-color="#ffffff"/>
      <style:paragraph-properties fo:text-align="justify">
        <style:tab-stops/>
      </style:paragraph-properties>
      <style:text-properties fo:font-size="72pt" fo:letter-spacing="0.529cm" style:font-size-asian="72pt" style:font-size-complex="72pt"/>
    </style:style>
    <style:style style:name="P13" style:family="paragraph">
      <style:paragraph-properties style:text-autospace="none"/>
    </style:style>
    <style:style style:name="P14" style:family="paragraph">
      <loext:graphic-properties draw:fill="solid" draw:fill-color="#3465a4" draw:opacity="50%"/>
      <style:paragraph-properties fo:text-align="start" style:text-autospace="none"/>
      <style:text-properties fo:color="#008000" style:font-name="Consolas1" fo:font-size="9.5pt" fo:font-weight="bold" style:font-name-asian="Consolas1" style:font-size-asian="9.5pt" style:font-weight-asian="bold" style:font-name-complex="Consolas1" style:font-size-complex="9.5pt" style:font-weight-complex="bold"/>
    </style:style>
    <style:style style:name="P15" style:family="paragraph">
      <loext:graphic-properties draw:fill-color="#ff8080"/>
      <style:paragraph-properties fo:text-align="center"/>
      <style:text-properties fo:font-size="14pt"/>
    </style:style>
    <style:style style:name="P16" style:family="paragraph">
      <style:paragraph-properties fo:text-align="start"/>
    </style:style>
    <style:style style:name="P17" style:family="paragraph">
      <loext:graphic-properties draw:fill="solid" draw:fill-color="#3465a4" draw:opacity="50%"/>
      <style:paragraph-properties fo:text-align="star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-color="#ffffcc"/>
      <style:paragraph-properties fo:text-align="center"/>
      <style:text-properties fo:font-size="14pt"/>
    </style:style>
    <style:style style:name="P19" style:family="paragraph">
      <loext:graphic-properties draw:fill-color="#ffffcc"/>
      <style:paragraph-properties fo:text-align="center"/>
      <style:text-properties style:font-name="Liberation Sans" fo:font-size="14pt" style:letter-kerning="true" style:font-name-asian="MS PGothic" style:font-size-asian="18pt" style:font-name-complex="Mangal" style:font-size-complex="18pt"/>
    </style:style>
    <style:style style:name="P20" style:family="paragraph">
      <loext:graphic-properties draw:fill="none"/>
      <style:paragraph-properties fo:text-align="center"/>
      <style:text-properties fo:font-size="14pt"/>
    </style:style>
    <style:style style:name="P21" style:family="paragraph">
      <loext:graphic-properties draw:fill-color="#99cc66"/>
      <style:paragraph-properties fo:text-align="center"/>
      <style:text-properties fo:font-size="14pt"/>
    </style:style>
    <style:style style:name="P22" style:family="paragraph">
      <loext:graphic-properties draw:fill-color="#99cc99"/>
      <style:paragraph-properties fo:text-align="center"/>
      <style:text-properties fo:font-size="14pt"/>
    </style:style>
    <style:style style:name="P23" style:family="paragraph">
      <style:paragraph-properties fo:text-align="start" style:text-autospace="none"/>
    </style:style>
    <style:style style:name="P24" style:family="paragraph">
      <loext:graphic-properties draw:fill-color="#83caff"/>
      <style:paragraph-properties fo:text-align="start"/>
      <style:text-properties fo:font-size="12pt" style:font-size-asian="12pt" style:font-size-complex="12pt"/>
    </style:style>
    <style:style style:name="P25" style:family="paragraph">
      <style:paragraph-properties fo:text-align="center" style:text-autospace="none"/>
    </style:style>
    <style:style style:name="P26" style:family="paragraph"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99cc99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32" style:family="paragraph">
      <loext:graphic-properties draw:fill-color="#99cc66"/>
      <style:paragraph-properties fo:text-align="center"/>
      <style:text-properties fo:font-size="12pt" style:font-size-asian="12pt" style:font-size-complex="12pt"/>
    </style:style>
    <style:style style:name="P33" style:family="paragraph">
      <style:paragraph-properties fo:text-align="center"/>
      <style:text-properties fo:font-size="12pt"/>
    </style:style>
    <style:style style:name="P34" style:family="paragraph">
      <style:paragraph-properties fo:text-align="center"/>
      <style:text-properties fo:font-size="14pt"/>
    </style:style>
    <style:style style:name="P35" style:family="paragraph">
      <style:paragraph-properties fo:text-align="center"/>
      <style:text-properties fo:font-size="48pt"/>
    </style:style>
    <style:style style:name="P36" style:family="paragraph">
      <loext:graphic-properties draw:fill-color="#e6e6ff"/>
      <style:paragraph-properties fo:text-align="center"/>
      <style:text-properties fo:font-size="14pt"/>
    </style:style>
    <style:style style:name="P37" style:family="paragraph">
      <loext:graphic-properties draw:fill-color="#e6e6ff"/>
      <style:paragraph-properties fo:text-align="center"/>
      <style:text-properties style:font-name="Liberation Sans" fo:font-size="14pt" style:letter-kerning="true" style:font-name-asian="MS PGothic" style:font-size-asian="18pt" style:font-name-complex="Mangal" style:font-size-complex="18pt"/>
    </style:style>
    <style:style style:name="P38" style:family="paragraph">
      <loext:graphic-properties draw:fill="none"/>
      <style:paragraph-properties fo:text-align="center"/>
      <style:text-properties style:text-position="0% 100%" fo:font-size="14pt" style:font-size-asian="18pt" style:font-size-complex="18pt"/>
    </style:style>
    <style:style style:name="P39" style:family="paragraph">
      <loext:graphic-properties draw:fill-color="#66cc99"/>
      <style:paragraph-properties fo:text-align="center"/>
      <style:text-properties fo:font-size="14pt"/>
    </style:style>
    <style:style style:name="P40" style:family="paragraph">
      <loext:graphic-properties draw:fill="solid" draw:fill-color="#ff8080"/>
      <style:paragraph-properties fo:text-align="center"/>
      <style:text-properties fo:font-size="14pt"/>
    </style:style>
    <style:style style:name="P41" style:family="paragraph">
      <style:text-properties fo:font-size="14pt"/>
    </style:style>
    <style:style style:name="P42" style:family="paragraph">
      <loext:graphic-properties draw:fill="none" draw:fill-color="#ffffff"/>
      <style:text-properties fo:font-size="14pt"/>
    </style:style>
    <style:style style:name="P43" style:family="paragraph">
      <style:paragraph-properties fo:text-align="center"/>
      <style:text-properties fo:font-size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36pt" style:font-size-asian="36pt" style:font-size-complex="36pt"/>
    </style:style>
    <style:style style:name="T6" style:family="text">
      <style:text-properties fo:font-size="72pt" fo:letter-spacing="0.529cm" style:font-size-asian="72pt" style:font-size-complex="72pt"/>
    </style:style>
    <style:style style:name="T7" style:family="text">
      <style:text-properties fo:color="#000000" style:font-name="Liberation Serif" fo:font-size="20pt" fo:font-weight="bold" style:font-name-asian="Consolas1" style:font-size-asian="20pt" style:font-weight-asian="bold" style:font-name-complex="Consolas1" style:font-size-complex="20pt" style:font-weight-complex="bold"/>
    </style:style>
    <style:style style:name="T8" style:family="text">
      <style:text-properties fo:color="#000000" style:font-name="Liberation Serif" fo:font-size="20pt" fo:font-weight="normal" style:font-name-asian="Consolas1" style:font-size-asian="20pt" style:font-weight-asian="normal" style:font-name-complex="Consolas1" style:font-size-complex="20pt" style:font-weight-complex="normal"/>
    </style:style>
    <style:style style:name="T9" style:family="text">
      <style:text-properties fo:font-size="14pt"/>
    </style:style>
    <style:style style:name="T10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Liberation Sans" fo:font-size="14pt" style:letter-kerning="true" style:font-name-asian="MS PGothic" style:font-size-asian="18pt" style:font-name-complex="Mangal" style:font-size-complex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bold" style:font-name-complex="Consolas1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style:font-name="Liberation Sans" fo:font-size="12pt" style:letter-kerning="true" style:font-name-asian="MS PGothic" style:font-size-asian="12pt" style:font-name-complex="Mangal" style:font-size-complex="12pt"/>
    </style:style>
    <style:style style:name="T18" style:family="text">
      <style:text-properties style:text-position="super 58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876cm" svg:height="4.545cm" svg:x="2.741cm" svg:y="6.715cm">
          <draw:text-box>
            <text:p text:style-name="P1"><text:span text:style-name="T1">USART1 Data Register Empty </text:span><text:span text:style-name="T1"><text:line-break/></text:span><text:span text:style-name="T1">Interrupt Handler</text:span></text:p>
          </draw:text-box>
        </draw:frame>
        <draw:custom-shape draw:style-name="gr2" draw:text-style-name="P3" xml:id="id1" draw:id="id1" draw:layer="layout" svg:width="2.921cm" svg:height="1.143cm" svg:x="9.716cm" svg:y="12.502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xml:id="id2" draw:id="id2" draw:layer="layout" svg:width="6.477cm" svg:height="1.905cm" svg:x="7.938cm" svg:y="15.042cm">
          <text:p text:style-name="P1"><text:span text:style-name="T2">Save registers in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" draw:id="id3" draw:layer="layout" svg:width="6.223cm" svg:height="4.953cm" svg:x="8.065cm" svg:y="18.344cm">
          <text:p text:style-name="P1"><text:span text:style-name="T2">TX buffer </text:span><text:span text:style-name="T2"><text:line-break/></text:span><text:span text:style-name="T2">overflow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6" draw:layer="layout" svg:x1="11.177cm" svg:y1="13.645cm" svg:x2="11.177cm" svg:y2="15.042cm" draw:start-shape="id1" draw:start-glue-point="6" draw:end-shape="id2" draw:end-glue-point="4" svg:d="M11177 13645v1397" svg:viewBox="0 0 1 1398">
          <text:p/>
        </draw:connector>
        <draw:custom-shape draw:style-name="gr6" draw:text-style-name="P4" xml:id="id4" draw:id="id4" draw:layer="layout" svg:width="7.366cm" svg:height="2.286cm" svg:x="7.493cm" svg:y="33.076cm">
          <text:p text:style-name="P1"><text:span text:style-name="T2">Load a byte from TX buffer</text:span><text:span text:style-name="T2"><text:line-break/></text:span><text:span text:style-name="T2">according to read poi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svg:x1="11.177cm" svg:y1="16.947cm" svg:x2="11.177cm" svg:y2="18.344cm" draw:start-shape="id2" draw:start-glue-point="6" draw:end-shape="id3" draw:end-glue-point="4" svg:d="M11177 16947v1397" svg:viewBox="0 0 1 1398">
          <text:p/>
        </draw:connector>
        <draw:connector draw:style-name="gr5" draw:text-style-name="P6" draw:layer="layout" draw:line-skew="-2.547cm" svg:x1="8.065cm" svg:y1="20.821cm" svg:x2="7.493cm" svg:y2="34.219cm" draw:start-shape="id3" draw:start-glue-point="5" draw:end-shape="id4" draw:end-glue-point="5" svg:d="M8065 20821h-3620v13398h3048" svg:viewBox="0 0 3621 13399">
          <text:p/>
        </draw:connector>
        <draw:custom-shape draw:style-name="gr7" draw:text-style-name="P5" xml:id="id5" draw:id="id5" draw:layer="layout" svg:width="7.112cm" svg:height="5.461cm" svg:x="7.62cm" svg:y="25.456cm">
          <text:p text:style-name="P1"><text:span text:style-name="T2">Read pointer</text:span><text:span text:style-name="T2"><text:line-break/></text:span><text:span text:style-name="T2">reached</text:span><text:span text:style-name="T2"><text:line-break/></text:span><text:span text:style-name="T2">write poin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6" draw:layer="layout" svg:x1="11.176cm" svg:y1="30.917cm" svg:x2="11.176cm" svg:y2="33.076cm" draw:start-shape="id5" draw:start-glue-point="6" draw:end-shape="id4" draw:end-glue-point="4" svg:d="M11176 30917v2159" svg:viewBox="0 0 1 2160">
          <text:p text:style-name="P1"><text:span text:style-name="T2"><text:tab/></text:span><text:span text:style-name="T2">No</text:span></text:p>
        </draw:connector>
        <draw:custom-shape draw:style-name="gr9" draw:text-style-name="P4" xml:id="id6" draw:id="id6" draw:layer="layout" svg:width="6.477cm" svg:height="2.032cm" svg:x="17.145cm" svg:y="30.536cm">
          <text:p text:style-name="P1"><text:span text:style-name="T2">Disable this 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7" draw:layer="layout" svg:width="2.032cm" svg:height="0.806cm" svg:x="5.746cm" svg:y="19.749cm">
          <draw:text-box>
            <text:p><text:span text:style-name="T3">Yes</text:span></text:p>
          </draw:text-box>
        </draw:frame>
        <draw:connector draw:style-name="gr8" draw:text-style-name="P8" draw:layer="layout" svg:x1="11.177cm" svg:y1="23.297cm" svg:x2="11.176cm" svg:y2="25.456cm" draw:start-shape="id3" draw:start-glue-point="6" draw:end-shape="id5" draw:end-glue-point="4" svg:d="M11177 23297v1079h-1v1080" svg:viewBox="0 0 2 2160">
          <text:p text:style-name="P1"><text:tab/><text:span text:style-name="T3">No</text:span></text:p>
        </draw:connector>
        <draw:connector draw:style-name="gr5" draw:text-style-name="P8" draw:layer="layout" svg:x1="14.732cm" svg:y1="28.187cm" svg:x2="20.384cm" svg:y2="30.536cm" draw:start-shape="id5" draw:start-glue-point="7" draw:end-shape="id6" draw:end-glue-point="4" svg:d="M14732 28187h5652v2349" svg:viewBox="0 0 5653 2350">
          <text:p/>
        </draw:connector>
        <draw:frame draw:style-name="gr11" draw:text-style-name="P7" draw:layer="layout" svg:width="2.032cm" svg:height="0.889cm" svg:x="17.018cm" svg:y="27.234cm">
          <draw:text-box>
            <text:p><text:span text:style-name="T3">Yes</text:span></text:p>
          </draw:text-box>
        </draw:frame>
        <draw:custom-shape draw:style-name="gr6" draw:text-style-name="P4" xml:id="id7" draw:id="id7" draw:layer="layout" svg:width="7.366cm" svg:height="2.286cm" svg:x="7.493cm" svg:y="36.505cm">
          <text:p text:style-name="P1"><text:span text:style-name="T2">Send data to USAR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11.176cm" svg:y1="35.362cm" svg:x2="11.176cm" svg:y2="36.505cm" draw:start-shape="id4" draw:start-glue-point="6" draw:end-shape="id7" draw:end-glue-point="4" svg:d="M11176 35362v1143" svg:viewBox="0 0 1 1144">
          <text:p/>
        </draw:connector>
        <draw:custom-shape draw:style-name="gr6" draw:text-style-name="P4" xml:id="id8" draw:id="id8" draw:layer="layout" svg:width="7.366cm" svg:height="2.286cm" svg:x="7.493cm" svg:y="39.807cm">
          <text:p text:style-name="P1"><text:span text:style-name="T2">Clear 'TX overflow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11.176cm" svg:y1="38.791cm" svg:x2="11.176cm" svg:y2="39.807cm" draw:start-shape="id7" draw:start-glue-point="6" draw:end-shape="id8" draw:end-glue-point="4" svg:d="M11176 38791v1016" svg:viewBox="0 0 1 1017">
          <text:p/>
        </draw:connector>
        <draw:custom-shape draw:style-name="gr6" draw:text-style-name="P4" xml:id="id9" draw:id="id9" draw:layer="layout" svg:width="7.366cm" svg:height="2.286cm" svg:x="7.493cm" svg:y="42.728cm">
          <text:p text:style-name="P1"><text:span text:style-name="T2">Read pointer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11.176cm" svg:y1="42.093cm" svg:x2="11.176cm" svg:y2="42.728cm" draw:start-shape="id8" draw:start-glue-point="6" draw:end-shape="id9" draw:end-glue-point="4" svg:d="M11176 42093v635" svg:viewBox="0 0 1 636">
          <text:p/>
        </draw:connector>
        <draw:custom-shape draw:style-name="gr3" draw:text-style-name="P4" xml:id="id10" draw:id="id10" draw:layer="layout" svg:width="6.477cm" svg:height="1.905cm" svg:x="7.938cm" svg:y="46.792cm">
          <text:p text:style-name="P1"><text:span text:style-name="T2">Extract registers from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11.176cm" svg:y1="45.014cm" svg:x2="11.177cm" svg:y2="46.792cm" draw:start-shape="id9" draw:start-glue-point="6" draw:end-shape="id10" draw:end-glue-point="4" svg:d="M11176 45014v889h1v889" svg:viewBox="0 0 2 1779">
          <text:p/>
        </draw:connector>
        <draw:connector draw:style-name="gr5" draw:text-style-name="P8" draw:layer="layout" svg:x1="20.384cm" svg:y1="32.568cm" svg:x2="14.415cm" svg:y2="47.745cm" draw:start-shape="id6" draw:start-glue-point="6" draw:end-shape="id10" draw:end-glue-point="7" svg:d="M20384 32568v15177h-5969" svg:viewBox="0 0 5970 15178">
          <text:p/>
        </draw:connector>
        <draw:custom-shape draw:style-name="gr2" draw:text-style-name="P3" xml:id="id11" draw:id="id11" draw:layer="layout" svg:width="2.921cm" svg:height="1.143cm" svg:x="9.716cm" svg:y="50.348cm">
          <text:p text:style-name="P1"><text:span text:style-name="T2">R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11.177cm" svg:y1="48.697cm" svg:x2="11.177cm" svg:y2="50.348cm" draw:start-shape="id10" draw:start-glue-point="6" draw:end-shape="id11" draw:end-glue-point="4" svg:d="M11177 48697v1651" svg:viewBox="0 0 1 1652">
          <text:p/>
        </draw:connector>
        <draw:frame draw:style-name="gr1" draw:text-style-name="P2" draw:layer="layout" svg:width="16.952cm" svg:height="4.545cm" svg:x="24.699cm" svg:y="6.742cm">
          <draw:text-box>
            <text:p text:style-name="P1"><text:span text:style-name="T1">USART1 Receive Complete</text:span><text:span text:style-name="T1"><text:line-break/></text:span><text:span text:style-name="T1">Interrupt Handler</text:span></text:p>
          </draw:text-box>
        </draw:frame>
        <draw:custom-shape draw:style-name="gr2" draw:text-style-name="P3" xml:id="id12" draw:id="id12" draw:layer="layout" svg:width="2.921cm" svg:height="1.143cm" svg:x="29.466cm" svg:y="12.897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xml:id="id13" draw:id="id13" draw:layer="layout" svg:width="6.477cm" svg:height="1.905cm" svg:x="27.688cm" svg:y="16.072cm">
          <text:p text:style-name="P1"><text:span text:style-name="T2">Save registers in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30.927cm" svg:y1="14.04cm" svg:x2="30.927cm" svg:y2="16.072cm" draw:start-shape="id12" draw:start-glue-point="6" draw:end-shape="id13" draw:end-glue-point="4" svg:d="M30927 14040v2032" svg:viewBox="0 0 1 2033">
          <text:p/>
        </draw:connector>
        <draw:custom-shape draw:style-name="gr12" draw:text-style-name="P5" xml:id="id14" draw:id="id14" draw:layer="layout" svg:width="5.08cm" svg:height="4.064cm" svg:x="28.386cm" svg:y="19.12cm">
          <text:p text:style-name="P1"><text:span text:style-name="T2">Read error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8" draw:layer="layout" svg:x1="30.927cm" svg:y1="17.977cm" svg:x2="30.926cm" svg:y2="19.12cm" draw:start-shape="id13" draw:start-glue-point="6" draw:end-shape="id14" draw:end-glue-point="4" svg:d="M30927 17977v572h-1v571" svg:viewBox="0 0 2 1144">
          <text:p/>
        </draw:connector>
        <draw:custom-shape draw:style-name="gr13" draw:text-style-name="P4" xml:id="id15" draw:id="id15" draw:layer="layout" svg:width="6.477cm" svg:height="2.413cm" svg:x="27.688cm" svg:y="25.216cm">
          <text:p text:style-name="P1"><text:span text:style-name="T2">Store received data </text:span><text:span text:style-name="T2"><text:line-break/></text:span><text:span text:style-name="T2">in RX buffer </text:span><text:span text:style-name="T2"><text:line-break/></text:span><text:span text:style-name="T2">(according to X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18" draw:id="id18" draw:layer="layout" svg:width="6.477cm" svg:height="1.905cm" svg:x="27.688cm" svg:y="29.026cm">
          <text:p text:style-name="P1"><text:span text:style-name="T2">Post-increment 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30.926cm" svg:y1="23.184cm" svg:x2="30.927cm" svg:y2="25.216cm" draw:start-shape="id14" draw:start-glue-point="6" draw:end-shape="id15" draw:end-glue-point="4" svg:d="M30926 23184v1016h1v1016" svg:viewBox="0 0 2 2033">
          <text:p text:style-name="P1"><text:span text:style-name="T3"><text:tab/></text:span><text:span text:style-name="T3">No</text:span></text:p>
        </draw:connector>
        <draw:custom-shape draw:style-name="gr14" draw:text-style-name="P4" xml:id="id16" draw:id="id16" draw:layer="layout" svg:width="5.461cm" svg:height="1.905cm" svg:x="35.625cm" svg:y="22.295cm">
          <text:p text:style-name="P1"><text:span text:style-name="T2">Increment errors </text:span><text:span text:style-name="T2"><text:line-break/></text:span><text:span text:style-name="T2">counter in S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33.466cm" svg:y1="21.152cm" svg:x2="38.356cm" svg:y2="22.295cm" draw:start-shape="id14" draw:start-glue-point="7" draw:end-shape="id16" draw:end-glue-point="4" svg:d="M33466 21152h4890v1143" svg:viewBox="0 0 4891 1144">
          <text:p text:style-name="P1"><text:span text:style-name="T3">Yes</text:span></text:p>
        </draw:connector>
        <draw:custom-shape draw:style-name="gr15" draw:text-style-name="P4" xml:id="id17" draw:id="id17" draw:layer="layout" svg:width="5.461cm" svg:height="2.413cm" svg:x="35.625cm" svg:y="25.216cm">
          <text:p text:style-name="P1"><text:span text:style-name="T2">Store 0xFF</text:span><text:span text:style-name="T2"><text:line-break/></text:span><text:span text:style-name="T2">in RX buffer</text:span><text:span text:style-name="T2"><text:line-break/></text:span><text:span text:style-name="T2">(according to X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38.356cm" svg:y1="24.2cm" svg:x2="38.355cm" svg:y2="25.216cm" draw:start-shape="id16" draw:start-glue-point="6" draw:end-shape="id17" svg:d="M38356 24200v508h-1v508" svg:viewBox="0 0 2 1017">
          <text:p/>
        </draw:connector>
        <draw:connector draw:style-name="gr5" draw:text-style-name="P8" draw:layer="layout" svg:x1="30.927cm" svg:y1="27.629cm" svg:x2="30.927cm" svg:y2="29.026cm" draw:start-shape="id15" draw:start-glue-point="6" draw:end-shape="id18" draw:end-glue-point="4" svg:d="M30927 27629v1397" svg:viewBox="0 0 1 1398">
          <text:p/>
        </draw:connector>
        <draw:connector draw:style-name="gr5" draw:text-style-name="P8" draw:layer="layout" svg:x1="38.356cm" svg:y1="27.629cm" svg:x2="34.165cm" svg:y2="29.979cm" draw:start-shape="id17" draw:start-glue-point="6" draw:end-shape="id18" draw:end-glue-point="7" svg:d="M38356 27629v2350h-4191" svg:viewBox="0 0 4192 2351">
          <text:p/>
        </draw:connector>
        <draw:custom-shape draw:style-name="gr3" draw:text-style-name="P4" xml:id="id19" draw:id="id19" draw:layer="layout" svg:width="6.477cm" svg:height="1.905cm" svg:x="27.688cm" svg:y="32.455cm">
          <text:p text:style-name="P1"><text:span text:style-name="T2">Set flag</text:span><text:span text:style-name="T2"><text:line-break/></text:span><text:span text:style-name="T2">“'RX Complete' int. </text:span><text:span text:style-name="T2"><text:line-break/></text:span><text:span text:style-name="T2">was executed” (“Achtung”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30.927cm" svg:y1="30.931cm" svg:x2="30.927cm" svg:y2="32.455cm" draw:start-shape="id18" draw:start-glue-point="6" draw:end-shape="id19" draw:end-glue-point="4" svg:d="M30927 30931v1524" svg:viewBox="0 0 1 1525">
          <text:p/>
        </draw:connector>
        <draw:custom-shape draw:style-name="gr3" draw:text-style-name="P4" xml:id="id20" draw:id="id20" draw:layer="layout" svg:width="6.477cm" svg:height="1.905cm" svg:x="27.688cm" svg:y="35.757cm">
          <text:p text:style-name="P1"><text:span text:style-name="T2">Extract registers from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30.927cm" svg:y1="34.36cm" svg:x2="30.927cm" svg:y2="35.757cm" draw:start-shape="id19" draw:start-glue-point="6" draw:end-shape="id20" draw:end-glue-point="4" svg:d="M30927 34360v1397" svg:viewBox="0 0 1 1398">
          <text:p/>
        </draw:connector>
        <draw:custom-shape draw:style-name="gr2" draw:text-style-name="P3" xml:id="id21" draw:id="id21" draw:layer="layout" svg:width="2.921cm" svg:height="1.143cm" svg:x="29.466cm" svg:y="38.932cm">
          <text:p text:style-name="P1"><text:span text:style-name="T2">R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30.927cm" svg:y1="37.662cm" svg:x2="30.927cm" svg:y2="38.932cm" draw:start-shape="id20" draw:start-glue-point="6" draw:end-shape="id21" draw:end-glue-point="4" svg:d="M30927 37662v1270" svg:viewBox="0 0 1 1271">
          <text:p/>
        </draw:connector>
        <draw:frame draw:style-name="gr1" draw:text-style-name="P2" draw:layer="layout" svg:width="13.462cm" svg:height="4.545cm" svg:x="42.838cm" svg:y="6.715cm">
          <draw:text-box>
            <text:p text:style-name="P1"><text:span text:style-name="T1">Timer0 Overflow</text:span><text:span text:style-name="T1"><text:line-break/></text:span><text:span text:style-name="T1">Interrupt Handler</text:span></text:p>
          </draw:text-box>
        </draw:frame>
        <draw:custom-shape draw:style-name="gr2" draw:text-style-name="P3" xml:id="id22" draw:id="id22" draw:layer="layout" svg:width="2.921cm" svg:height="1.143cm" svg:x="48.017cm" svg:y="12.384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xml:id="id23" draw:id="id23" draw:layer="layout" svg:width="6.477cm" svg:height="1.905cm" svg:x="46.239cm" svg:y="14.786cm">
          <text:p text:style-name="P1"><text:span text:style-name="T2">Save registers in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xml:id="id25" draw:id="id25" draw:layer="layout" svg:width="5.08cm" svg:height="4.064cm" svg:x="46.937cm" svg:y="21.171cm">
          <text:p text:style-name="P1"><text:span text:style-name="T2">Counter 1</text:span><text:span text:style-name="T2"><text:line-break/></text:span><text:span text:style-name="T2">==</text:span><text:span text:style-name="T2"><text:line-break/></text:span><text:span text:style-name="T2">preset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8" draw:layer="layout" svg:x1="49.478cm" svg:y1="13.527cm" svg:x2="49.478cm" svg:y2="14.786cm" draw:start-shape="id22" draw:start-glue-point="6" draw:end-shape="id23" draw:end-glue-point="4" svg:d="M49478 13527v1259" svg:viewBox="0 0 1 1260">
          <text:p/>
        </draw:connector>
        <draw:custom-shape draw:style-name="gr3" draw:text-style-name="P4" xml:id="id24" draw:id="id24" draw:layer="layout" svg:width="6.477cm" svg:height="1.905cm" svg:x="46.239cm" svg:y="17.815cm">
          <text:p text:style-name="P1"><text:span text:style-name="T2">Counter 1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49.478cm" svg:y1="16.691cm" svg:x2="49.478cm" svg:y2="17.815cm" draw:start-shape="id23" draw:start-glue-point="6" draw:end-shape="id24" draw:end-glue-point="4" svg:d="M49478 16691v1124" svg:viewBox="0 0 1 1125">
          <text:p/>
        </draw:connector>
        <draw:connector draw:style-name="gr5" draw:text-style-name="P8" draw:layer="layout" svg:x1="49.478cm" svg:y1="19.72cm" svg:x2="49.477cm" svg:y2="21.171cm" draw:start-shape="id24" draw:start-glue-point="6" draw:end-shape="id25" draw:end-glue-point="4" svg:d="M49478 19720v726h-1v725" svg:viewBox="0 0 2 1452">
          <text:p/>
        </draw:connector>
        <draw:custom-shape draw:style-name="gr3" draw:text-style-name="P4" xml:id="id26" draw:id="id26" draw:layer="layout" svg:width="6.477cm" svg:height="1.905cm" svg:x="46.239cm" svg:y="26.632cm">
          <text:p text:style-name="P1"><text:span text:style-name="T2">Set 'Time to refresh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49.477cm" svg:y1="25.235cm" svg:x2="49.478cm" svg:y2="26.632cm" draw:start-shape="id25" draw:start-glue-point="6" draw:end-shape="id26" draw:end-glue-point="4" svg:d="M49477 25235v699h1v698" svg:viewBox="0 0 2 1398">
          <text:p text:style-name="P1"><text:span text:style-name="T3"><text:tab/></text:span><text:span text:style-name="T3">Yes</text:span></text:p>
        </draw:connector>
        <draw:custom-shape draw:style-name="gr3" draw:text-style-name="P4" xml:id="id27" draw:id="id27" draw:layer="layout" svg:width="6.477cm" svg:height="1.905cm" svg:x="46.239cm" svg:y="29.734cm">
          <text:p text:style-name="P1"><text:span text:style-name="T2">Counter 1 :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28" draw:id="id28" draw:layer="layout" svg:width="6.477cm" svg:height="1.905cm" svg:x="46.239cm" svg:y="32.782cm">
          <text:p text:style-name="P1"><text:span text:style-name="T2">R17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49.478cm" svg:y1="28.537cm" svg:x2="49.478cm" svg:y2="29.734cm" draw:start-shape="id26" draw:start-glue-point="6" draw:end-shape="id27" draw:end-glue-point="4" svg:d="M49478 28537v1197" svg:viewBox="0 0 1 1198">
          <text:p/>
        </draw:connector>
        <draw:connector draw:style-name="gr5" draw:text-style-name="P8" draw:layer="layout" svg:x1="49.478cm" svg:y1="31.639cm" svg:x2="49.478cm" svg:y2="32.782cm" draw:start-shape="id27" draw:start-glue-point="6" draw:end-shape="id28" draw:end-glue-point="4" svg:d="M49478 31639v1143" svg:viewBox="0 0 1 1144">
          <text:p/>
        </draw:connector>
        <draw:custom-shape draw:style-name="gr3" draw:text-style-name="P4" xml:id="id29" draw:id="id29" draw:layer="layout" svg:width="6.477cm" svg:height="1.905cm" svg:x="46.239cm" svg:y="35.908cm">
          <text:p text:style-name="P1"><text:span text:style-name="T2">Counter 2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49.478cm" svg:y1="34.687cm" svg:x2="49.477cm" svg:y2="35.908cm" draw:start-shape="id28" draw:start-glue-point="6" draw:end-shape="id29" svg:d="M49478 34687v610h-1v611" svg:viewBox="0 0 2 1222">
          <text:p/>
        </draw:connector>
        <draw:connector draw:style-name="gr5" draw:text-style-name="P8" draw:layer="layout" draw:line-skew="0.896cm" svg:x1="52.017cm" svg:y1="23.203cm" svg:x2="52.716cm" svg:y2="36.861cm" draw:start-shape="id25" draw:start-glue-point="7" draw:end-shape="id29" draw:end-glue-point="7" svg:d="M52017 23203h2096v13658h-1397" svg:viewBox="0 0 2097 13659">
          <text:p/>
        </draw:connector>
        <draw:frame draw:style-name="gr11" draw:text-style-name="P7" draw:layer="layout" svg:width="2.032cm" svg:height="0.889cm" svg:x="52.49cm" svg:y="22.206cm">
          <draw:text-box>
            <text:p><text:span text:style-name="T3">No</text:span></text:p>
          </draw:text-box>
        </draw:frame>
        <draw:custom-shape draw:style-name="gr12" draw:text-style-name="P5" xml:id="id30" draw:id="id30" draw:layer="layout" svg:width="5.08cm" svg:height="4.064cm" svg:x="46.937cm" svg:y="38.791cm">
          <text:p text:style-name="P1"><text:span text:style-name="T2">Counter 2</text:span><text:span text:style-name="T2"><text:line-break/></text:span><text:span text:style-name="T2">==</text:span><text:span text:style-name="T2"><text:line-break/></text:span><text:span text:style-name="T2">preset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8" draw:layer="layout" svg:x1="49.478cm" svg:y1="37.813cm" svg:x2="49.477cm" svg:y2="38.791cm" draw:start-shape="id29" draw:start-glue-point="6" draw:end-shape="id30" draw:end-glue-point="4" svg:d="M49478 37813v489h-1v489" svg:viewBox="0 0 2 979">
          <text:p/>
        </draw:connector>
        <draw:custom-shape draw:style-name="gr3" draw:text-style-name="P4" xml:id="id31" draw:id="id31" draw:layer="layout" svg:width="6.477cm" svg:height="1.905cm" svg:x="46.239cm" svg:y="44.252cm">
          <text:p text:style-name="P1"><text:span text:style-name="T2">Counter 2 :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2" draw:id="id32" draw:layer="layout" svg:width="6.477cm" svg:height="1.905cm" svg:x="46.239cm" svg:y="47.481cm">
          <text:p text:style-name="P1"><text:span text:style-name="T2">m ++ (R13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49.477cm" svg:y1="42.855cm" svg:x2="49.478cm" svg:y2="44.252cm" draw:start-shape="id30" draw:start-glue-point="6" draw:end-shape="id31" draw:end-glue-point="4" svg:d="M49477 42855v699h1v698" svg:viewBox="0 0 2 1398">
          <text:p text:style-name="P1"><text:tab/><text:span text:style-name="T3">Yes</text:span></text:p>
        </draw:connector>
        <draw:connector draw:style-name="gr5" draw:text-style-name="P8" draw:layer="layout" svg:x1="49.478cm" svg:y1="46.157cm" svg:x2="49.478cm" svg:y2="47.481cm" draw:start-shape="id31" draw:start-glue-point="6" draw:end-shape="id32" draw:end-glue-point="4" svg:d="M49478 46157v1324" svg:viewBox="0 0 1 1325">
          <text:p/>
        </draw:connector>
        <draw:custom-shape draw:style-name="gr3" draw:text-style-name="P4" xml:id="id33" draw:id="id33" draw:layer="layout" svg:width="6.477cm" svg:height="1.905cm" svg:x="46.239cm" svg:y="50.51cm">
          <text:p text:style-name="P1"><text:span text:style-name="T2">Extract registers from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4" draw:id="id34" draw:layer="layout" svg:width="2.921cm" svg:height="1.143cm" svg:x="48.017cm" svg:y="53.685cm">
          <text:p text:style-name="P1"><text:span text:style-name="T2">R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49.478cm" svg:y1="52.415cm" svg:x2="49.478cm" svg:y2="53.685cm" draw:start-shape="id33" draw:start-glue-point="6" draw:end-shape="id34" draw:end-glue-point="4" svg:d="M49478 52415v1270" svg:viewBox="0 0 1 1271">
          <text:p/>
        </draw:connector>
        <draw:connector draw:style-name="gr5" draw:text-style-name="P8" draw:layer="layout" svg:x1="49.478cm" svg:y1="49.386cm" svg:x2="49.478cm" svg:y2="50.51cm" draw:start-shape="id32" draw:start-glue-point="6" draw:end-shape="id33" draw:end-glue-point="4" svg:d="M49478 49386v1124" svg:viewBox="0 0 1 1125">
          <text:p/>
        </draw:connector>
        <draw:connector draw:style-name="gr5" draw:text-style-name="P8" draw:layer="layout" draw:line-skew="0.896cm" svg:x1="52.017cm" svg:y1="40.823cm" svg:x2="52.716cm" svg:y2="51.463cm" draw:start-shape="id30" draw:start-glue-point="7" draw:end-shape="id33" draw:end-glue-point="7" svg:d="M52017 40823h2096v10640h-1397" svg:viewBox="0 0 2097 10641">
          <text:p/>
        </draw:connector>
        <draw:frame draw:style-name="gr11" draw:text-style-name="P7" draw:layer="layout" svg:width="2.032cm" svg:height="0.889cm" svg:x="52.617cm" svg:y="39.699cm">
          <draw:text-box>
            <text:p><text:span text:style-name="T3">No</text:span></text:p>
          </draw:text-box>
        </draw:frame>
        <draw:frame draw:style-name="gr16" draw:text-style-name="P10" draw:layer="layout" svg:width="13.462cm" svg:height="4.545cm" svg:x="86.167cm" svg:y="1.522cm">
          <draw:text-box>
            <text:p text:style-name="P1"><text:span text:style-name="T4">'storeToRAMBuffer'</text:span><text:span text:style-name="T5"><text:line-break/></text:span><text:span text:style-name="T5">subroutine</text:span></text:p>
          </draw:text-box>
        </draw:frame>
        <draw:custom-shape draw:style-name="gr2" draw:text-style-name="P3" xml:id="id35" draw:id="id35" draw:layer="layout" svg:width="2.921cm" svg:height="1.143cm" svg:x="91.257cm" svg:y="8.464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xml:id="id36" draw:id="id36" draw:layer="layout" svg:width="6.477cm" svg:height="1.905cm" svg:x="89.479cm" svg:y="10.939cm">
          <text:p text:style-name="P1"><text:span text:style-name="T2">Disable </text:span><text:span text:style-name="T3">all interrup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92.718cm" svg:y1="9.607cm" svg:x2="92.718cm" svg:y2="10.939cm" draw:start-shape="id35" draw:start-glue-point="6" draw:end-shape="id36" draw:end-glue-point="4" svg:d="M92718 9607v1332" svg:viewBox="0 0 1 1333">
          <text:p/>
        </draw:connector>
        <draw:custom-shape draw:style-name="gr6" draw:text-style-name="P4" xml:id="id37" draw:id="id37" draw:layer="layout" svg:width="7.366cm" svg:height="2.286cm" svg:x="89.034cm" svg:y="13.965cm">
          <text:p text:style-name="P1"><text:span text:style-name="T2">Write a byte to a buffer</text:span><text:span text:style-name="T2"><text:line-break/></text:span><text:span text:style-name="T2">according to write poi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8" draw:id="id38" draw:layer="layout" svg:width="6.477cm" svg:height="1.905cm" svg:x="89.479cm" svg:y="17.521cm">
          <text:p text:style-name="P1"><text:span text:style-name="T2">Write pointer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92.718cm" svg:y1="12.844cm" svg:x2="92.717cm" svg:y2="13.965cm" draw:start-shape="id36" draw:start-glue-point="6" draw:end-shape="id37" draw:end-glue-point="4" svg:d="M92718 12844v561h-1v560" svg:viewBox="0 0 2 1122">
          <text:p/>
        </draw:connector>
        <draw:connector draw:style-name="gr5" draw:text-style-name="P8" draw:layer="layout" svg:x1="92.717cm" svg:y1="16.251cm" svg:x2="92.718cm" svg:y2="17.521cm" draw:start-shape="id37" draw:start-glue-point="6" draw:end-shape="id38" draw:end-glue-point="4" svg:d="M92717 16251v635h1v635" svg:viewBox="0 0 2 1271">
          <text:p/>
        </draw:connector>
        <draw:custom-shape draw:style-name="gr17" draw:text-style-name="P5" xml:id="id39" draw:id="id39" draw:layer="layout" svg:width="5.461cm" svg:height="4.572cm" svg:x="89.987cm" svg:y="20.95cm">
          <text:p text:style-name="P1"><text:span text:style-name="T2">Write pointer</text:span><text:span text:style-name="T2"><text:line-break/></text:span><text:span text:style-name="T2">reached</text:span><text:span text:style-name="T2"><text:line-break/></text:span><text:span text:style-name="T2">read poin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8" draw:layer="layout" svg:x1="92.718cm" svg:y1="19.426cm" svg:x2="92.718cm" svg:y2="20.95cm" draw:start-shape="id38" draw:start-glue-point="6" draw:end-shape="id39" draw:end-glue-point="4" svg:d="M92718 19426v1524" svg:viewBox="0 0 1 1525">
          <text:p/>
        </draw:connector>
        <draw:custom-shape draw:style-name="gr3" draw:text-style-name="P4" xml:id="id43" draw:id="id43" draw:layer="layout" svg:width="6.477cm" svg:height="1.905cm" svg:x="89.479cm" svg:y="31.654cm">
          <text:p text:style-name="P1"><text:span text:style-name="T2">Enable </text:span><text:span text:style-name="T3">all interrup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92.718cm" svg:y1="25.522cm" svg:x2="92.718cm" svg:y2="27.836cm" draw:start-shape="id39" draw:start-glue-point="6" draw:end-shape="id40" draw:end-glue-point="4" svg:d="M92718 25522v2314" svg:viewBox="0 0 1 2315">
          <text:p text:style-name="P1"><text:tab/><text:span text:style-name="T3">No</text:span></text:p>
        </draw:connector>
        <draw:custom-shape draw:style-name="gr3" draw:text-style-name="P4" xml:id="id42" draw:id="id42" draw:layer="layout" svg:width="6.477cm" svg:height="1.905cm" svg:x="98.711cm" svg:y="27.836cm">
          <text:p text:style-name="P1"><text:span text:style-name="T2">Write 0xFF into the 'source' </text:span></text:p>
          <text:p text:style-name="P1"><text:span text:style-name="T2">argument's RA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9" draw:layer="layout" svg:x1="95.448cm" svg:y1="23.236cm" svg:x2="101.95cm" svg:y2="24.33cm" draw:start-shape="id39" draw:start-glue-point="7" draw:end-shape="id41" draw:end-glue-point="4" svg:d="M95448 23236h6502v1094" svg:viewBox="0 0 6503 1095">
          <text:p text:style-name="P1"><text:span text:style-name="T3">Yes</text:span></text:p>
        </draw:connector>
        <draw:connector draw:style-name="gr5" draw:text-style-name="P8" draw:layer="layout" svg:x1="101.95cm" svg:y1="29.741cm" svg:x2="95.956cm" svg:y2="32.607cm" draw:start-shape="id42" draw:start-glue-point="6" draw:end-shape="id43" draw:end-glue-point="7" svg:d="M101950 29741v2866h-5994" svg:viewBox="0 0 5995 2867">
          <text:p/>
        </draw:connector>
        <draw:custom-shape draw:style-name="gr2" draw:text-style-name="P3" xml:id="id44" draw:id="id44" draw:layer="layout" svg:width="2.921cm" svg:height="1.143cm" svg:x="91.257cm" svg:y="35.053cm">
          <text:p text:style-name="P1"><text:span text:style-name="T2">R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92.718cm" svg:y1="33.559cm" svg:x2="92.718cm" svg:y2="35.053cm" draw:start-shape="id43" draw:start-glue-point="6" draw:end-shape="id44" draw:end-glue-point="4" svg:d="M92718 33559v1494" svg:viewBox="0 0 1 1495">
          <text:p/>
        </draw:connector>
        <draw:frame draw:style-name="gr18" draw:text-style-name="P2" draw:layer="layout" svg:width="17.399cm" svg:height="4.617cm" svg:x="57.628cm" svg:y="6.68cm">
          <draw:text-box>
            <text:p text:style-name="P1"><text:span text:style-name="T1">SPI Serial Transfer Complete</text:span><text:span text:style-name="T1"><text:line-break/></text:span><text:span text:style-name="T1">Interrupt Handler</text:span></text:p>
          </draw:text-box>
        </draw:frame>
        <draw:custom-shape draw:style-name="gr2" draw:text-style-name="P3" xml:id="id45" draw:id="id45" draw:layer="layout" svg:width="2.921cm" svg:height="1.143cm" svg:x="60.894cm" svg:y="12.384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xml:id="id46" draw:id="id46" draw:layer="layout" svg:width="6.477cm" svg:height="1.905cm" svg:x="59.116cm" svg:y="14.786cm">
          <text:p text:style-name="P1"><text:span text:style-name="T2">Save registers in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62.355cm" svg:y1="13.527cm" svg:x2="62.355cm" svg:y2="14.786cm" draw:start-shape="id45" draw:start-glue-point="6" draw:end-shape="id46" draw:end-glue-point="4" svg:d="M62355 13527v1259" svg:viewBox="0 0 1 1260">
          <text:p/>
        </draw:connector>
        <draw:custom-shape draw:style-name="gr3" draw:text-style-name="P4" xml:id="id54" draw:id="id54" draw:layer="layout" svg:width="6.477cm" svg:height="1.905cm" svg:x="59.116cm" svg:y="17.854cm">
          <text:p text:style-name="P1"><text:span text:style-name="T2">Set flag</text:span><text:span text:style-name="T2"><text:line-break/></text:span><text:span text:style-name="T2">“spiTransferComplete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53" draw:id="id53" draw:layer="layout" svg:width="6.477cm" svg:height="1.905cm" svg:x="59.116cm" svg:y="20.883cm">
          <text:p text:style-name="P1"><text:span text:style-name="T2">Read an incoming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xml:id="id52" draw:id="id52" draw:layer="layout" svg:width="6.477cm" svg:height="2.413cm" svg:x="59.116cm" svg:y="23.804cm">
          <text:p text:style-name="P1"><text:span text:style-name="T2">Store received data </text:span><text:span text:style-name="T2"><text:line-break/></text:span><text:span text:style-name="T2">in MISO buffer </text:span><text:span text:style-name="T2"><text:line-break/></text:span><text:span text:style-name="T2">(according to write point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51" draw:id="id51" draw:layer="layout" svg:width="6.477cm" svg:height="1.905cm" svg:x="59.116cm" svg:y="27.387cm">
          <text:p text:style-name="P1"><text:span text:style-name="T2">Write pointer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5" xml:id="id47" draw:id="id47" draw:layer="layout" svg:width="5.461cm" svg:height="4.572cm" svg:x="59.624cm" svg:y="30.32cm">
          <text:p text:style-name="P1"><text:span text:style-name="T2">Write pointer</text:span><text:span text:style-name="T2"><text:line-break/></text:span><text:span text:style-name="T2">reached</text:span><text:span text:style-name="T2"><text:line-break/></text:span><text:span text:style-name="T2">read poin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48" draw:id="id48" draw:layer="layout" svg:width="6.477cm" svg:height="1.905cm" svg:x="59.116cm" svg:y="37.24cm">
          <text:p text:style-name="P1"><text:span text:style-name="T2">Extract registers from st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0" draw:id="id50" draw:layer="layout" svg:width="2.921cm" svg:height="1.143cm" svg:x="60.894cm" svg:y="40.374cm">
          <text:p text:style-name="P1"><text:span text:style-name="T2">R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8" draw:layer="layout" draw:type="line" svg:x1="62.355cm" svg:y1="34.892cm" svg:x2="62.355cm" svg:y2="37.24cm" draw:start-shape="id47" draw:start-glue-point="6" draw:end-shape="id48" draw:end-glue-point="4" svg:d="M62355 34892v2348" svg:viewBox="0 0 1 2349">
          <text:p text:style-name="P1"><text:tab/>No</text:p>
        </draw:connector>
        <draw:custom-shape draw:style-name="gr3" draw:text-style-name="P4" xml:id="id49" draw:id="id49" draw:layer="layout" svg:width="6.477cm" svg:height="1.905cm" svg:x="67.371cm" svg:y="34.245cm">
          <text:p text:style-name="P1"><text:span text:style-name="T2">Set </text:span></text:p>
          <text:p text:style-name="P1"><text:span text:style-name="T2">''spiMISOBufferOverflow” </text:span></text:p>
          <text:p text:style-name="P1"><text:span text:style-name="T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65.085cm" svg:y1="32.606cm" svg:x2="70.61cm" svg:y2="34.245cm" draw:start-shape="id47" draw:start-glue-point="7" draw:end-shape="id49" draw:end-glue-point="4" svg:d="M65085 32606h5525v1639" svg:viewBox="0 0 5526 1640">
          <text:p text:style-name="P1">Yes</text:p>
        </draw:connector>
        <draw:connector draw:style-name="gr5" draw:text-style-name="P8" draw:layer="layout" svg:x1="70.61cm" svg:y1="36.15cm" svg:x2="65.593cm" svg:y2="38.193cm" draw:start-shape="id49" draw:start-glue-point="6" draw:end-shape="id48" draw:end-glue-point="7" svg:d="M70610 36150v2043h-5017" svg:viewBox="0 0 5018 2044">
          <text:p/>
        </draw:connector>
        <draw:connector draw:style-name="gr5" draw:text-style-name="P8" draw:layer="layout" svg:x1="62.355cm" svg:y1="39.145cm" svg:x2="62.355cm" svg:y2="40.374cm" draw:start-shape="id48" draw:start-glue-point="6" draw:end-shape="id50" draw:end-glue-point="4" svg:d="M62355 39145v1229" svg:viewBox="0 0 1 1230">
          <text:p/>
        </draw:connector>
        <draw:connector draw:style-name="gr5" draw:text-style-name="P8" draw:layer="layout" svg:x1="62.355cm" svg:y1="29.292cm" svg:x2="62.355cm" svg:y2="30.32cm" draw:start-shape="id51" draw:start-glue-point="6" draw:end-shape="id47" draw:end-glue-point="4" svg:d="M62355 29292v1028" svg:viewBox="0 0 1 1029">
          <text:p/>
        </draw:connector>
        <draw:connector draw:style-name="gr5" draw:text-style-name="P8" draw:layer="layout" svg:x1="62.355cm" svg:y1="26.217cm" svg:x2="62.355cm" svg:y2="27.387cm" draw:start-shape="id52" draw:start-glue-point="6" draw:end-shape="id51" draw:end-glue-point="4" svg:d="M62355 26217v1170" svg:viewBox="0 0 1 1171">
          <text:p/>
        </draw:connector>
        <draw:connector draw:style-name="gr5" draw:text-style-name="P8" draw:layer="layout" svg:x1="62.355cm" svg:y1="22.788cm" svg:x2="62.355cm" svg:y2="23.804cm" draw:start-shape="id53" draw:start-glue-point="6" draw:end-shape="id52" draw:end-glue-point="4" svg:d="M62355 22788v1016" svg:viewBox="0 0 1 1017">
          <text:p/>
        </draw:connector>
        <draw:connector draw:style-name="gr5" draw:text-style-name="P8" draw:layer="layout" svg:x1="62.355cm" svg:y1="19.759cm" svg:x2="62.355cm" svg:y2="20.883cm" draw:start-shape="id54" draw:start-glue-point="6" draw:end-shape="id53" draw:end-glue-point="4" svg:d="M62355 19759v1124" svg:viewBox="0 0 1 1125">
          <text:p/>
        </draw:connector>
        <draw:connector draw:style-name="gr5" draw:text-style-name="P8" draw:layer="layout" svg:x1="62.355cm" svg:y1="16.691cm" svg:x2="62.355cm" svg:y2="17.854cm" draw:start-shape="id46" draw:start-glue-point="6" draw:end-shape="id54" draw:end-glue-point="4" svg:d="M62355 16691v1163" svg:viewBox="0 0 1 1164">
          <text:p/>
        </draw:connector>
        <draw:frame draw:style-name="gr19" draw:text-style-name="P12" draw:layer="layout" svg:width="72.197cm" svg:height="4.545cm" svg:x="2.728cm" svg:y="1.227cm">
          <draw:text-box>
            <text:p text:style-name="P11"><text:span text:style-name="T6">Interrupt handling routines</text:span></text:p>
          </draw:text-box>
        </draw:frame>
        <draw:custom-shape draw:style-name="gr20" draw:text-style-name="P14" draw:layer="layout" svg:width="13.149cm" svg:height="6.858cm" svg:x="101.627cm" svg:y="5.707cm">
          <text:p text:style-name="P13"><text:span text:style-name="T7"/></text:p>
          <text:p text:style-name="P13"><text:span text:style-name="T7">Arguments:</text:span></text:p>
          <text:p text:style-name="P13"><text:span text:style-name="T8">subrStartLabel</text:span><text:span text:style-name="T8"><text:tab/></text:span><text:span text:style-name="T8">2 bytes (Low byte first!)</text:span></text:p>
          <text:p text:style-name="P13"><text:span text:style-name="T8">subrWriteLabel</text:span><text:span text:style-name="T8"><text:tab/></text:span><text:span text:style-name="T8">2 bytes (Low byte first!)</text:span></text:p>
          <text:p text:style-name="P13"><text:span text:style-name="T8">subrReadLabel</text:span><text:span text:style-name="T8"><text:tab/></text:span><text:span text:style-name="T8">2 bytes (Low byte first!)</text:span></text:p>
          <text:p text:style-name="P13"><text:span text:style-name="T8">subrSource</text:span><text:span text:style-name="T8"><text:tab/></text:span><text:span text:style-name="T8"><text:tab/></text:span><text:span text:style-name="T8">1 byte</text:span></text:p>
          <text:p text:style-name="P13"><text:span text:style-name="T8">subrLength</text:span><text:span text:style-name="T8"><text:tab/></text:span><text:span text:style-name="T8"><text:tab/></text:span><text:span text:style-name="T8">1 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xml:id="id41" draw:id="id41" draw:layer="layout" svg:width="7.049cm" svg:height="2.286cm" svg:x="98.425cm" svg:y="24.33cm">
          <text:p text:style-name="P1"><text:span text:style-name="T9">Set T flag in SREG</text:span><text:span text:style-name="T9"><text:line-break/></text:span><text:span text:style-name="T9">(an error has occurr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101.95cm" svg:y1="26.616cm" svg:x2="101.95cm" svg:y2="27.836cm" draw:start-shape="id41" draw:start-glue-point="6" draw:end-shape="id42" draw:end-glue-point="4" svg:d="M101950 26616v1220" svg:viewBox="0 0 1 1221">
          <text:p/>
        </draw:connector>
        <draw:custom-shape draw:style-name="gr3" draw:text-style-name="P4" xml:id="id40" draw:id="id40" draw:layer="layout" svg:width="6.477cm" svg:height="1.905cm" svg:x="89.479cm" svg:y="27.836cm">
          <text:p text:style-name="P1"><text:span text:style-name="T2">Write 0x00 into the 'source' </text:span></text:p>
          <text:p text:style-name="P1"><text:span text:style-name="T2">argument's RA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92.718cm" svg:y1="29.741cm" svg:x2="92.718cm" svg:y2="31.654cm" draw:start-shape="id40" draw:start-glue-point="6" draw:end-shape="id43" draw:end-glue-point="4" svg:d="M92718 29741v1913" svg:viewBox="0 0 1 1914">
          <text:p/>
        </draw:connector>
      </draw:page>
      <draw:page draw:name="page2" draw:style-name="dp1" draw:master-page-name="Default">
        <draw:custom-shape draw:style-name="gr22" draw:text-style-name="P17" draw:layer="layout" svg:width="18.796cm" svg:height="19.558cm" svg:x="4.54cm" svg:y="10.533cm">
          <text:p text:style-name="P16"><text:span text:style-name="T10">Flag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xml:id="id55" draw:id="id55" draw:layer="layout" svg:width="3.302cm" svg:height="1.016cm" svg:x="58.324cm" svg:y="18.32cm">
          <text:p text:style-name="P1"><text:span text:style-name="T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9" xml:id="id56" draw:id="id56" draw:layer="layout" svg:width="3.873cm" svg:height="1.905cm" svg:x="58.039cm" svg:y="20.979cm">
          <text:p text:style-name="P1"><text:span text:style-name="T11">Initializ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0" draw:layer="layout" draw:type="line" svg:x1="59.975cm" svg:y1="19.336cm" svg:x2="59.976cm" svg:y2="20.979cm" draw:start-shape="id55" draw:start-glue-point="6" draw:end-shape="id56" draw:end-glue-point="4" svg:d="M59975 19336l1 1643" svg:viewBox="0 0 2 1644">
          <text:p/>
        </draw:connector>
        <draw:custom-shape draw:style-name="gr25" draw:text-style-name="P19" xml:id="id57" draw:id="id57" draw:layer="layout" svg:width="4.699cm" svg:height="1.905cm" svg:x="57.626cm" svg:y="23.828cm">
          <text:p text:style-name="P1"><text:span text:style-name="T11">X ← start address</text:span><text:span text:style-name="T11"><text:line-break/></text:span><text:span text:style-name="T11">of RX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0" draw:layer="layout" draw:type="line" svg:x1="59.976cm" svg:y1="22.884cm" svg:x2="59.976cm" svg:y2="23.828cm" draw:start-shape="id56" draw:start-glue-point="6" draw:end-shape="id57" draw:end-glue-point="4" svg:d="M59976 22884v944" svg:viewBox="0 0 1 945">
          <text:p/>
        </draw:connector>
        <draw:connector draw:style-name="gr5" draw:text-style-name="P20" draw:layer="layout" draw:type="line" svg:x1="59.976cm" svg:y1="25.733cm" svg:x2="59.976cm" svg:y2="26.749cm" draw:start-shape="id57" draw:start-glue-point="6" draw:end-shape="id58" draw:end-glue-point="4" svg:d="M59976 25733v1016" svg:viewBox="0 0 1 1017">
          <text:p/>
        </draw:connector>
        <draw:custom-shape draw:style-name="gr26" draw:text-style-name="P21" xml:id="id61" draw:id="id61" draw:layer="layout" svg:width="9.017cm" svg:height="3.175cm" svg:x="55.467cm" svg:y="37.536cm">
          <text:p text:style-name="P1"><text:span text:style-name="T9">Handling of </text:span></text:p>
          <text:p text:style-name="P1"><text:span text:style-name="T9">newly received UART by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22" xml:id="id60" draw:id="id60" draw:layer="layout" svg:width="4.191cm" svg:height="1.397cm" svg:x="57.88cm" svg:y="33.853cm">
          <text:p text:style-name="P1"><text:span text:style-name="T9">'Start' labe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" draw:text-style-name="P2" draw:layer="layout" svg:width="25.527cm" svg:height="4.545cm" svg:x="4.286cm" svg:y="2.94cm">
          <draw:text-box>
            <text:p text:style-name="P1"><text:span text:style-name="T1">Main routine</text:span></text:p>
          </draw:text-box>
        </draw:frame>
        <draw:custom-shape draw:style-name="gr28" draw:text-style-name="P24" draw:layer="layout" svg:width="17.526cm" svg:height="7.366cm" svg:x="4.921cm" svg:y="12.057cm">
          <text:p text:style-name="P16"><text:span text:style-name="T12">FlagStorage (R19):</text:span></text:p>
          <text:list text:style-name="L1">
            <text:list-item>
              <text:p text:style-name="P23"><text:span text:style-name="T13">Achtung</text:span><text:span text:style-name="T14"> – set to 1 in the int. routine when a new byte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3"><text:span text:style-name="T14">is received via UAR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3">TimeToRefresh</text:span><text:span text:style-name="T14"> – set in timer's int. routine when fast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3"><text:span text:style-name="T14"><text:s/></text:span><text:span text:style-name="T14">counter is overflowed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3">UartTXBufferOverflow</text:span></text:p>
            </text:list-item>
            <text:list-item>
              <text:p text:style-name="P13"><text:span text:style-name="T13">SpiMOSIBufferOverflow <text:s text:c="4"/>'</text:span><text:span text:style-name="T14">buffer overflowed' flags</text:span></text:p>
            </text:list-item>
            <text:list-item>
              <text:p text:style-name="P13"><text:span text:style-name="T13">SpiMISOBufferOverflow</text:span></text:p>
            </text:list-item>
            <text:list-item>
              <text:p text:style-name="P13"><text:span text:style-name="T13">SpiTransferComplete</text:span><text:span text:style-name="T14"> – set in SPI int. routine when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"><text:span text:style-name="T14"><text:s/></text:span><text:span text:style-name="T14">serial transfer is complete (by default equals 1)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3">SpiDataReady </text:span><text:span text:style-name="T14">– set when all user-depended data, required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3"><text:span text:style-name="T14"><text:s text:c="2"/></text:span><text:span text:style-name="T14">for nRF command forming, are collected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3">SpiPacketReady </text:span><text:span text:style-name="T14">– set when SPI MOSI buffer is filled with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3"><text:span text:style-name="T14"><text:s text:c="2"/></text:span><text:span text:style-name="T14">proprer data, representing an nRF command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4" draw:layer="layout" svg:width="18.034cm" svg:height="7.366cm" svg:x="4.921cm" svg:y="12.057cm">
          <text:p text:style-name="P16"><text:span text:style-name="T12">FlagStorage (R19):</text:span></text:p>
          <text:list text:style-name="L1">
            <text:list-item>
              <text:p text:style-name="P23"><text:span text:style-name="T13">Achtung</text:span><text:span text:style-name="T14"> – set to 1 in the int. routine when a new byte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3"><text:span text:style-name="T14">is received via UAR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3">TimeToRefresh</text:span><text:span text:style-name="T14"> – set in timer's int. routine when fast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3"><text:span text:style-name="T14"><text:s/></text:span><text:span text:style-name="T14">counter is overflowed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3">UartTXBufferOverflow</text:span></text:p>
            </text:list-item>
            <text:list-item>
              <text:p text:style-name="P13"><text:span text:style-name="T13">SpiMOSIBufferOverflow <text:s text:c="4"/>'</text:span><text:span text:style-name="T14">buffer overflowed' flags</text:span></text:p>
            </text:list-item>
            <text:list-item>
              <text:p text:style-name="P13"><text:span text:style-name="T13">SpiMISOBufferOverflow</text:span></text:p>
            </text:list-item>
            <text:list-item>
              <text:p text:style-name="P13"><text:span text:style-name="T13">SpiTransferComplete</text:span><text:span text:style-name="T14"> – set in SPI int. routine when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"><text:span text:style-name="T14"><text:s/></text:span><text:span text:style-name="T14">serial transfer is complete (by default equals 1)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3">SpiDataReady </text:span><text:span text:style-name="T14">– set when all user-depended data, required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3"><text:span text:style-name="T14"><text:s text:c="2"/></text:span><text:span text:style-name="T14">for nRF command forming, are collected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3">SpiPacketReady </text:span><text:span text:style-name="T14">– set when SPI MOSI buffer is filled with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3"><text:span text:style-name="T14"><text:s text:c="2"/></text:span><text:span text:style-name="T14">proprer data, representing an nRF command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508cm" svg:height="1.397cm" svg:x="11.144cm" svg:y="14.724cm">
          <text:p/>
          <draw:enhanced-geometry svg:viewBox="0 0 21600 21600" draw:mirror-horizontal="false" draw:mirror-vertical="false" draw:glue-points="0 0 0 21600 21600 10800" draw:text-areas="0 ?f9 7800 ?f10" draw:type="right-brace" draw:modifiers="1800 10813.075060532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24" draw:layer="layout" svg:width="18.034cm" svg:height="7.366cm" svg:x="4.921cm" svg:y="19.804cm">
          <text:p><text:span text:style-name="T14">nrfCommRecogFlags</text:span><text:span text:style-name="T12"> (SRAM):</text:span></text:p>
          <text:list text:style-name="L1">
            <text:list-item>
              <text:p><text:span text:style-name="T13">wPayloadCommand </text:span><text:span text:style-name="T14">– set during parsing, clear when payload packet is formed</text:span></text:p>
            </text:list-item>
            <text:list-item>
              <text:p text:style-name="P13"><text:span text:style-name="T13">rPayloadCommand</text:span><text:span text:style-name="T14"> – set during parsing, clear when 'read' packet is formed</text:span></text:p>
            </text:list-item>
            <text:list-item>
              <text:p><text:span text:style-name="T13">wAckPlCommand </text:span><text:span text:style-name="T14">– set when pipe no. is received (see </text:span><text:span text:style-name="T13">WackPlCommArgument</text:span><text:span text:style-name="T14">),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><text:span text:style-name="T14"><text:s/></text:span><text:span text:style-name="T14">clear – vide supra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><text:span text:style-name="T13">wRegisterCommand </text:span><text:span text:style-name="T14">– set when register address is received (see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><text:span text:style-name="T14"><text:s/></text:span><text:span text:style-name="T13">RwRegCommArgument</text:span><text:span text:style-name="T14">), clear when packed is formed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><text:span text:style-name="T13">rRegisterCommand </text:span><text:span text:style-name="T14">–</text:span><text:span text:style-name="T13"> </text:span><text:span text:style-name="T14">vide supra</text:span></text:p>
            </text:list-item>
            <text:list-item>
              <text:p text:style-name="P13"><text:span text:style-name="T13">rPlWidthCommand </text:span><text:span text:style-name="T14">– set during parsing, clear when packet is formed</text:span></text:p>
            </text:list-item>
            <text:list-item>
              <text:p><text:span text:style-name="T13">wAckPlCommArgument</text:span><text:span text:style-name="T14"> – set during parsing, clear when pipe no. is received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><text:span text:style-name="T14">(for </text:span><text:span text:style-name="T13">wAckPlCommand</text:span><text:span text:style-name="T14">)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13">rwRegCommArgument </text:span><text:span text:style-name="T14">– set during parsing, clear when register address is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"><text:span text:style-name="T14">received (</text:span><text:span text:style-name="T13">for wRegisterCommand</text:span><text:span text:style-name="T14">)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14"/></text:p>
          <text:p text:style-name="P13"><text:span text:style-name="T14"/></text:p>
          <text:p text:style-name="P13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18.034cm" svg:height="2.032cm" svg:x="4.921cm" svg:y="27.551cm">
          <text:p><text:span text:style-name="T14">nrfCommRecogExt</text:span><text:span text:style-name="T12"> (SRAM):</text:span></text:p>
          <text:list text:style-name="L1">
            <text:list-item>
              <text:p><text:span text:style-name="T13">activateCommand </text:span><text:span text:style-name="T14">– set during parsing, clear packet is formed</text:span></text:p>
            </text:list-item>
            <text:list-item>
              <text:p><text:span text:style-name="T13">otherCommand</text:span><text:span text:style-name="T14"> – set during parsing, clear when packet is formed</text:span></text:p>
            </text:list-item>
          </text:list>
          <text:p text:style-name="P13"><text:span text:style-name="T14"/></text:p>
          <text:p text:style-name="P13"><text:span text:style-name="T14"/></text:p>
          <text:p text:style-name="P13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xml:id="id58" draw:id="id58" draw:layer="layout" svg:width="4.699cm" svg:height="1.905cm" svg:x="57.626cm" svg:y="26.749cm">
          <text:p text:style-name="P1"><text:span text:style-name="T11">NrfPlCnt ← 31</text:span></text:p>
          <text:p text:style-name="P25"><text:span text:style-name="T15">NrfRegDataCnt ← 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9" xml:id="id59" draw:id="id59" draw:layer="layout" svg:width="5.969cm" svg:height="1.905cm" svg:x="56.991cm" svg:y="29.751cm">
          <text:p text:style-name="P1"><text:span text:style-name="T15">Set </text:span></text:p>
          <text:p text:style-name="P1"><text:span text:style-name="T15">'spiTransferComplete'</text:span></text:p>
          <text:p text:style-name="P1"><text:span text:style-name="T15"><text:s/></text:span><text:span text:style-name="T15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59.976cm" svg:y1="28.654cm" svg:x2="59.976cm" svg:y2="29.751cm" draw:start-shape="id58" draw:start-glue-point="6" draw:end-shape="id59" draw:end-glue-point="4" svg:d="M59976 28654v1097" svg:viewBox="0 0 1 1098">
          <text:p/>
        </draw:connector>
        <draw:connector draw:style-name="gr5" draw:text-style-name="P8" draw:layer="layout" svg:x1="59.976cm" svg:y1="31.656cm" svg:x2="59.976cm" svg:y2="33.853cm" draw:start-shape="id59" draw:start-glue-point="6" draw:end-shape="id60" draw:end-glue-point="4" svg:d="M59976 31656v2197" svg:viewBox="0 0 1 2198">
          <text:p/>
        </draw:connector>
        <draw:custom-shape draw:style-name="gr26" draw:text-style-name="P21" xml:id="id62" draw:id="id62" draw:layer="layout" svg:width="9.017cm" svg:height="3.175cm" svg:x="55.467cm" svg:y="42.386cm">
          <text:p text:style-name="P1"><text:span text:style-name="T9">SPI MISO buffer</text:span></text:p>
          <text:p text:style-name="P1"><text:span text:style-name="T9"><text:s/>→ </text:span></text:p>
          <text:p text:style-name="P1"><text:span text:style-name="T9">UART TX buff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6" draw:text-style-name="P21" xml:id="id63" draw:id="id63" draw:layer="layout" svg:width="9.017cm" svg:height="3.175cm" svg:x="55.467cm" svg:y="47.166cm">
          <text:p text:style-name="P1"><text:span text:style-name="T9">SPI packet form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6" draw:text-style-name="P21" xml:id="id64" draw:id="id64" draw:layer="layout" svg:width="9.017cm" svg:height="3.175cm" svg:x="55.467cm" svg:y="51.992cm">
          <text:p text:style-name="P1"><text:span text:style-name="T9">SPI data transmission</text:span></text:p>
          <text:p text:style-name="P1"><text:span text:style-name="T9">(MOSI buffer → SPI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6" draw:text-style-name="P21" xml:id="id65" draw:id="id65" draw:layer="layout" svg:width="9.017cm" svg:height="3.175cm" svg:x="55.467cm" svg:y="56.699cm">
          <text:p text:style-name="P1"><text:span text:style-name="T9">Processing values </text:span></text:p>
          <text:p text:style-name="P1"><text:span text:style-name="T9">for LED indicator </text:span></text:p>
          <text:p text:style-name="P1"><text:span text:style-name="T9">and errors chec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" draw:text-style-name="P22" xml:id="id66" draw:id="id66" draw:layer="layout" svg:width="5.08cm" svg:height="1.905cm" svg:x="57.435cm" svg:y="61.968cm">
          <text:p text:style-name="P1"><text:span text:style-name="T9">Goto 'Start' label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59.976cm" svg:y1="35.25cm" svg:x2="59.975cm" svg:y2="37.536cm" draw:start-shape="id60" draw:start-glue-point="6" draw:end-shape="id61" svg:d="M59976 35250v1143h-1v1143" svg:viewBox="0 0 2 2287">
          <text:p/>
        </draw:connector>
        <draw:connector draw:style-name="gr5" draw:text-style-name="P8" draw:layer="layout" svg:x1="59.975cm" svg:y1="40.711cm" svg:x2="59.975cm" svg:y2="42.386cm" draw:start-shape="id61" draw:start-glue-point="2" draw:end-shape="id62" draw:end-glue-point="0" svg:d="M59975 40711v1675" svg:viewBox="0 0 1 1676">
          <text:p/>
        </draw:connector>
        <draw:connector draw:style-name="gr5" draw:text-style-name="P8" draw:layer="layout" svg:x1="59.975cm" svg:y1="45.561cm" svg:x2="59.975cm" svg:y2="47.166cm" draw:start-shape="id62" draw:start-glue-point="2" draw:end-shape="id63" draw:end-glue-point="0" svg:d="M59975 45561v1605" svg:viewBox="0 0 1 1606">
          <text:p/>
        </draw:connector>
        <draw:connector draw:style-name="gr5" draw:text-style-name="P8" draw:layer="layout" svg:x1="59.975cm" svg:y1="50.341cm" svg:x2="59.975cm" svg:y2="51.992cm" draw:start-shape="id63" draw:start-glue-point="2" draw:end-shape="id64" draw:end-glue-point="0" svg:d="M59975 50341v1651" svg:viewBox="0 0 1 1652">
          <text:p/>
        </draw:connector>
        <draw:connector draw:style-name="gr5" draw:text-style-name="P8" draw:layer="layout" svg:x1="59.975cm" svg:y1="55.167cm" svg:x2="59.975cm" svg:y2="56.699cm" draw:start-shape="id64" draw:start-glue-point="2" draw:end-shape="id65" draw:end-glue-point="0" svg:d="M59975 55167v1532" svg:viewBox="0 0 1 1533">
          <text:p/>
        </draw:connector>
        <draw:connector draw:style-name="gr5" draw:text-style-name="P8" draw:layer="layout" svg:x1="59.975cm" svg:y1="59.874cm" svg:x2="59.975cm" svg:y2="61.968cm" draw:start-shape="id65" draw:start-glue-point="2" draw:end-shape="id66" draw:end-glue-point="4" svg:d="M59975 59874v2094" svg:viewBox="0 0 1 2095">
          <text:p/>
        </draw:connector>
        <draw:connector draw:style-name="gr5" draw:text-style-name="P8" draw:layer="layout" draw:line-skew="-5.023cm" svg:x1="57.435cm" svg:y1="62.921cm" svg:x2="57.88cm" svg:y2="34.552cm" draw:start-shape="id66" draw:start-glue-point="5" draw:end-shape="id60" draw:end-glue-point="5" svg:d="M57435 62921h-5524v-28369h5969" svg:viewBox="0 0 5970 28370">
          <text:p/>
        </draw:connector>
      </draw:page>
      <draw:page draw:name="page3" draw:style-name="dp1" draw:master-page-name="Default">
        <draw:custom-shape draw:style-name="gr35" draw:text-style-name="P26" xml:id="id67" draw:id="id67" draw:layer="layout" svg:width="5.207cm" svg:height="3.429cm" svg:x="54.932cm" svg:y="3.518cm">
          <text:p text:style-name="P1"><text:span text:style-name="T12">'spiDataReady' </text:span></text:p>
          <text:p text:style-name="P1"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6" draw:text-style-name="P27" xml:id="id73" draw:id="id73" draw:layer="layout" svg:width="5.524cm" svg:height="3.556cm" svg:x="54.773cm" svg:y="18.185cm">
          <text:p text:style-name="P1"><text:span text:style-name="T12">'wPayloadCommand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7" draw:text-style-name="P28" xml:id="id70" draw:id="id70" draw:layer="layout" svg:width="4.953cm" svg:height="1.778cm" svg:x="55.059cm" svg:y="12.597cm">
          <text:p text:style-name="P1"><text:span text:style-name="T12">Clear 'achtung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2" xml:id="id71" draw:id="id71" draw:layer="layout" svg:width="3.302cm" svg:height="1.016cm" svg:x="55.884cm" svg:y="1.451cm">
          <text:p text:style-name="P1"><text:span text:style-name="T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" draw:text-style-name="P29" draw:layer="layout" svg:width="33.909cm" svg:height="4.545cm" svg:x="3.524cm" svg:y="1.416cm">
          <draw:text-box>
            <text:p text:style-name="P1"><text:span text:style-name="T16">Handling of newly received UART byte</text:span></text:p>
          </draw:text-box>
        </draw:frame>
        <draw:custom-shape draw:style-name="gr35" draw:text-style-name="P26" xml:id="id69" draw:id="id69" draw:layer="layout" svg:width="5.207cm" svg:height="3.429cm" svg:x="54.932cm" svg:y="8.019cm">
          <text:p text:style-name="P1"><text:span text:style-name="T12">'achtung' </text:span></text:p>
          <text:p text:style-name="P1"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22" xml:id="id68" draw:id="id68" draw:layer="layout" svg:width="3.302cm" svg:height="1.016cm" svg:x="63.214cm" svg:y="9.225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9" draw:layer="layout" svg:x1="60.139cm" svg:y1="5.233cm" svg:x2="64.865cm" svg:y2="9.225cm" draw:start-shape="id67" draw:start-glue-point="7" draw:end-shape="id68" draw:end-glue-point="4" svg:d="M60139 5233h4726v3992" svg:viewBox="0 0 4727 3993">
          <text:p text:style-name="P1"><text:span text:style-name="T3">Yes</text:span></text:p>
        </draw:connector>
        <draw:connector draw:style-name="gr8" draw:text-style-name="P8" draw:layer="layout" svg:x1="60.139cm" svg:y1="9.734cm" svg:x2="63.214cm" svg:y2="9.733cm" draw:start-shape="id69" draw:start-glue-point="7" draw:end-shape="id68" svg:d="M60139 9734h1538v-1h1537" svg:viewBox="0 0 3076 2">
          <text:p text:style-name="P1"><text:tab/></text:p>
          <text:p text:style-name="P1"><text:span text:style-name="T3">No</text:span></text:p>
        </draw:connector>
        <draw:connector draw:style-name="gr8" draw:text-style-name="P8" draw:layer="layout" svg:x1="57.536cm" svg:y1="6.947cm" svg:x2="57.536cm" svg:y2="8.019cm" draw:start-shape="id67" draw:start-glue-point="6" draw:end-shape="id69" draw:end-glue-point="4" svg:d="M57536 6947v1072" svg:viewBox="0 0 1 1073">
          <text:p text:style-name="P1"><text:tab/>No</text:p>
        </draw:connector>
        <draw:connector draw:style-name="gr8" draw:text-style-name="P8" draw:layer="layout" svg:x1="57.536cm" svg:y1="11.448cm" svg:x2="57.536cm" svg:y2="12.597cm" draw:start-shape="id69" draw:start-glue-point="6" draw:end-shape="id70" draw:end-glue-point="4" svg:d="M57536 11448v1149" svg:viewBox="0 0 1 1150">
          <text:p text:style-name="P1"><text:tab/>Yes</text:p>
        </draw:connector>
        <draw:connector draw:style-name="gr5" draw:text-style-name="P8" draw:layer="layout" svg:x1="57.535cm" svg:y1="2.467cm" svg:x2="57.536cm" svg:y2="3.518cm" draw:start-shape="id71" draw:start-glue-point="6" draw:end-shape="id67" draw:end-glue-point="4" svg:d="M57535 2467v526h1v525" svg:viewBox="0 0 2 1052">
          <text:p/>
        </draw:connector>
        <draw:custom-shape draw:style-name="gr37" draw:text-style-name="P28" xml:id="id72" draw:id="id72" draw:layer="layout" svg:width="4.953cm" svg:height="1.778cm" svg:x="55.059cm" svg:y="15.345cm">
          <text:p text:style-name="P1"><text:span text:style-name="T12">Get last received byte</text:span><text:span text:style-name="T12"><text:line-break/></text:span><text:span text:style-name="T12">from UART RX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57.536cm" svg:y1="14.375cm" svg:x2="57.536cm" svg:y2="15.345cm" draw:start-shape="id70" draw:start-glue-point="6" draw:end-shape="id72" draw:end-glue-point="4" svg:d="M57536 14375v970" svg:viewBox="0 0 1 971">
          <text:p/>
        </draw:connector>
        <draw:custom-shape draw:style-name="gr36" draw:text-style-name="P27" xml:id="id75" draw:id="id75" draw:layer="layout" svg:width="5.524cm" svg:height="3.556cm" svg:x="54.773cm" svg:y="23.011cm">
          <text:p text:style-name="P1"><text:span text:style-name="T12">'wAckPlCommand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7" draw:text-style-name="P28" xml:id="id74" draw:id="id74" draw:layer="layout" svg:width="4.953cm" svg:height="1.778cm" svg:x="80.626cm" svg:y="23.9cm">
          <text:p text:style-name="P1"><text:span text:style-name="T12">Save the byte to </text:span><text:span text:style-name="T12"><text:line-break/></text:span><text:span text:style-name="T12">[nrfPayload +nrfPlCnt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76" draw:id="id76" draw:layer="layout" svg:width="4.953cm" svg:height="1.778cm" svg:x="80.626cm" svg:y="26.994cm">
          <text:p text:style-name="P1"><text:span text:style-name="T12">Decrement nrfPlC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27" xml:id="id77" draw:id="id77" draw:layer="layout" svg:width="4.699cm" svg:height="3.048cm" svg:x="80.753cm" svg:y="30.163cm">
          <text:p text:style-name="P1"><text:span text:style-name="T12">nrfPlCnt =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22" xml:id="id79" draw:id="id79" draw:layer="layout" svg:width="3.302cm" svg:height="1.016cm" svg:x="81.451cm" svg:y="41.254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8" draw:layer="layout" svg:x1="60.297cm" svg:y1="19.963cm" svg:x2="83.103cm" svg:y2="23.9cm" draw:start-shape="id73" draw:start-glue-point="7" draw:end-shape="id74" draw:end-glue-point="4" svg:d="M60297 19963h22806v3937" svg:viewBox="0 0 22807 3938">
          <text:p text:style-name="P1">Yes</text:p>
        </draw:connector>
        <draw:connector draw:style-name="gr8" draw:text-style-name="P8" draw:layer="layout" svg:x1="60.297cm" svg:y1="24.789cm" svg:x2="80.626cm" svg:y2="24.789cm" draw:start-shape="id75" draw:start-glue-point="7" draw:end-shape="id74" draw:end-glue-point="5" svg:d="M60297 24789h20329" svg:viewBox="0 0 20330 1">
          <text:p text:style-name="P1"><text:tab/><text:line-break/></text:p>
          <text:p text:style-name="P1">Yes</text:p>
        </draw:connector>
        <draw:connector draw:style-name="gr8" draw:text-style-name="P8" draw:layer="layout" svg:x1="57.535cm" svg:y1="21.741cm" svg:x2="57.535cm" svg:y2="23.011cm" draw:start-shape="id73" draw:start-glue-point="6" draw:end-shape="id75" draw:end-glue-point="4" svg:d="M57535 21741v1270" svg:viewBox="0 0 1 1271">
          <text:p text:style-name="P1"><text:tab/>No</text:p>
        </draw:connector>
        <draw:connector draw:style-name="gr5" draw:text-style-name="P8" draw:layer="layout" svg:x1="83.103cm" svg:y1="25.678cm" svg:x2="83.103cm" svg:y2="26.994cm" draw:start-shape="id74" draw:start-glue-point="6" draw:end-shape="id76" draw:end-glue-point="4" svg:d="M83103 25678v1316" svg:viewBox="0 0 1 1317">
          <text:p/>
        </draw:connector>
        <draw:connector draw:style-name="gr5" draw:text-style-name="P8" draw:layer="layout" svg:x1="83.103cm" svg:y1="28.772cm" svg:x2="83.103cm" svg:y2="30.163cm" draw:start-shape="id76" draw:start-glue-point="6" draw:end-shape="id77" draw:end-glue-point="4" svg:d="M83103 28772v1391" svg:viewBox="0 0 1 1392">
          <text:p/>
        </draw:connector>
        <draw:connector draw:style-name="gr8" draw:text-style-name="P8" draw:layer="layout" svg:x1="83.103cm" svg:y1="33.211cm" svg:x2="83.103cm" svg:y2="34.916cm" draw:start-shape="id77" draw:start-glue-point="6" draw:end-shape="id78" draw:end-glue-point="4" svg:d="M83103 33211v1705" svg:viewBox="0 0 1 1706">
          <text:p text:style-name="P1"><text:tab/>Yes</text:p>
        </draw:connector>
        <draw:custom-shape draw:style-name="gr37" draw:text-style-name="P28" xml:id="id78" draw:id="id78" draw:layer="layout" svg:width="4.953cm" svg:height="1.778cm" svg:x="80.626cm" svg:y="34.916cm">
          <text:p text:style-name="P1"><text:span text:style-name="T12">NrfPlCnt ← 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0" draw:text-style-name="P31" xml:id="id80" draw:id="id80" draw:layer="layout" svg:width="4.953cm" svg:height="1.778cm" svg:x="80.626cm" svg:y="38.085cm">
          <text:p text:style-name="P30"><text:span text:style-name="T17">Set 'spiDataReady' fl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8" draw:layer="layout" draw:line-skew="0.685cm" svg:x1="85.452cm" svg:y1="31.687cm" svg:x2="84.753cm" svg:y2="41.762cm" draw:start-shape="id77" draw:start-glue-point="7" draw:end-shape="id79" draw:end-glue-point="7" svg:d="M85452 31687h1186v10075h-1885" svg:viewBox="0 0 1886 10076">
          <text:p text:style-name="P1">No</text:p>
        </draw:connector>
        <draw:connector draw:style-name="gr5" draw:text-style-name="P8" draw:layer="layout" svg:x1="83.103cm" svg:y1="36.694cm" svg:x2="83.103cm" svg:y2="38.085cm" draw:start-shape="id78" draw:start-glue-point="6" draw:end-shape="id80" draw:end-glue-point="4" svg:d="M83103 36694v1391" svg:viewBox="0 0 1 1392">
          <text:p/>
        </draw:connector>
        <draw:connector draw:style-name="gr5" draw:text-style-name="P8" draw:layer="layout" svg:x1="83.103cm" svg:y1="39.863cm" svg:x2="83.102cm" svg:y2="41.254cm" draw:start-shape="id80" draw:start-glue-point="6" draw:end-shape="id79" draw:end-glue-point="4" svg:d="M83103 39863v696h-1v695" svg:viewBox="0 0 2 1392">
          <text:p/>
        </draw:connector>
        <draw:custom-shape draw:style-name="gr36" draw:text-style-name="P27" xml:id="id81" draw:id="id81" draw:layer="layout" svg:width="5.524cm" svg:height="3.556cm" svg:x="54.773cm" svg:y="27.533cm">
          <text:p text:style-name="P1"><text:span text:style-name="T12">'wRegisterCommand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7.535cm" svg:y1="26.567cm" svg:x2="57.535cm" svg:y2="27.533cm" draw:start-shape="id75" draw:start-glue-point="6" draw:end-shape="id81" draw:end-glue-point="4" svg:d="M57535 26567v966" svg:viewBox="0 0 1 967">
          <text:p text:style-name="P1"><text:tab/>No</text:p>
        </draw:connector>
        <draw:custom-shape draw:style-name="gr41" draw:text-style-name="P27" xml:id="id82" draw:id="id82" draw:layer="layout" svg:width="6.223cm" svg:height="4.572cm" svg:x="22.259cm" svg:y="27.025cm">
          <text:p text:style-name="P1"><text:span text:style-name="T12">NrfRegMapAddress</text:span><text:span text:style-name="T12"><text:line-break/></text:span><text:span text:style-name="T12">==</text:span><text:span text:style-name="T12"><text:line-break/></text:span><text:span text:style-name="T12">0x0A, 0x0B or 0x1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4.773cm" svg:y1="29.311cm" svg:x2="28.482cm" svg:y2="29.311cm" draw:start-shape="id81" draw:start-glue-point="5" draw:end-shape="id82" draw:end-glue-point="7" svg:d="M54773 29311h-26291" svg:viewBox="0 0 26292 1">
          <text:p text:style-name="P1"/>
          <text:p text:style-name="P1"><text:line-break/>Yes</text:p>
        </draw:connector>
        <draw:connector draw:style-name="gr5" draw:text-style-name="P8" draw:layer="layout" svg:x1="57.536cm" svg:y1="17.123cm" svg:x2="57.535cm" svg:y2="18.185cm" draw:start-shape="id72" draw:start-glue-point="6" draw:end-shape="id73" draw:end-glue-point="4" svg:d="M57536 17123v532h-1v530" svg:viewBox="0 0 2 1063">
          <text:p/>
        </draw:connector>
        <draw:connector draw:style-name="gr8" draw:text-style-name="P8" draw:layer="layout" svg:x1="25.371cm" svg:y1="31.597cm" svg:x2="25.371cm" svg:y2="33.799cm" draw:start-shape="id82" draw:start-glue-point="6" draw:end-shape="id83" draw:end-glue-point="4" svg:d="M25371 31597v2202" svg:viewBox="0 0 1 2203">
          <text:p text:style-name="P1"><text:tab/><text:tab/><text:tab/>Yes (5 bytes<text:line-break/><text:tab/><text:tab/>register)</text:p>
        </draw:connector>
        <draw:custom-shape draw:style-name="gr37" draw:text-style-name="P28" xml:id="id84" draw:id="id84" draw:layer="layout" svg:width="4.953cm" svg:height="1.778cm" svg:x="14.451cm" svg:y="32.181cm">
          <text:p text:style-name="P1"><text:span text:style-name="T12">Save the byte to </text:span><text:span text:style-name="T12"><text:line-break/></text:span><text:span text:style-name="T12">the first cell </text:span><text:span text:style-name="T12"><text:line-break/></text:span><text:span text:style-name="T12">of nrfReg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22.259cm" svg:y1="29.311cm" svg:x2="16.928cm" svg:y2="32.181cm" draw:start-shape="id82" draw:start-glue-point="5" draw:end-shape="id84" draw:end-glue-point="4" svg:d="M22259 29311h-5331v2870" svg:viewBox="0 0 5332 2871">
          <text:p text:style-name="P1"><text:tab/><text:tab/>No (1 byte<text:line-break/><text:tab/><text:tab/>register)</text:p>
        </draw:connector>
        <draw:custom-shape draw:style-name="gr42" draw:text-style-name="P28" xml:id="id83" draw:id="id83" draw:layer="layout" svg:width="4.699cm" svg:height="1.778cm" svg:x="23.021cm" svg:y="33.799cm">
          <text:p text:style-name="P1"><text:span text:style-name="T12">Save the byte to </text:span><text:span text:style-name="T12"><text:line-break/></text:span><text:span text:style-name="T12">[nrfRegInfo </text:span><text:span text:style-name="T12"><text:line-break/></text:span><text:span text:style-name="T12">+nrfRegDataCnt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7" draw:text-style-name="P28" xml:id="id85" draw:id="id85" draw:layer="layout" svg:width="4.953cm" svg:height="1.778cm" svg:x="22.894cm" svg:y="36.755cm">
          <text:p text:style-name="P1"><text:span text:style-name="T12">Decrement </text:span><text:span text:style-name="T12"><text:line-break/></text:span><text:span text:style-name="T12">nrfRegDataC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25.371cm" svg:y1="35.577cm" svg:x2="25.371cm" svg:y2="36.755cm" draw:start-shape="id83" draw:start-glue-point="6" draw:end-shape="id85" draw:end-glue-point="4" svg:d="M25371 35577v1178" svg:viewBox="0 0 1 1179">
          <text:p/>
        </draw:connector>
        <draw:custom-shape draw:style-name="gr39" draw:text-style-name="P27" xml:id="id86" draw:id="id86" draw:layer="layout" svg:width="4.699cm" svg:height="3.048cm" svg:x="23.021cm" svg:y="39.711cm">
          <text:p text:style-name="P1"><text:span text:style-name="T12">nrfRegDataCnt </text:span><text:span text:style-name="T12"><text:line-break/></text:span><text:span text:style-name="T12">=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22" xml:id="id88" draw:id="id88" draw:layer="layout" svg:width="3.302cm" svg:height="1.016cm" svg:x="23.719cm" svg:y="50.457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8" draw:layer="layout" svg:x1="25.371cm" svg:y1="42.759cm" svg:x2="25.371cm" svg:y2="44.045cm" draw:start-shape="id86" draw:start-glue-point="6" draw:end-shape="id87" draw:end-glue-point="4" svg:d="M25371 42759v1286" svg:viewBox="0 0 1 1287">
          <text:p text:style-name="P1"><text:tab/>Yes</text:p>
        </draw:connector>
        <draw:custom-shape draw:style-name="gr37" draw:text-style-name="P28" xml:id="id87" draw:id="id87" draw:layer="layout" svg:width="4.953cm" svg:height="1.778cm" svg:x="22.894cm" svg:y="44.045cm">
          <text:p text:style-name="P1"><text:span text:style-name="T12">NrfRegDataCnt ← 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0" draw:text-style-name="P31" xml:id="id89" draw:id="id89" draw:layer="layout" svg:width="4.953cm" svg:height="1.778cm" svg:x="22.894cm" svg:y="46.901cm">
          <text:p text:style-name="P30"><text:span text:style-name="T17">Set 'spiDataReady' fl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8" draw:layer="layout" draw:line-skew="1.089cm" svg:x1="27.72cm" svg:y1="41.235cm" svg:x2="27.021cm" svg:y2="50.965cm" draw:start-shape="id86" draw:start-glue-point="7" draw:end-shape="id88" draw:end-glue-point="7" svg:d="M27720 41235h1590v9730h-2289" svg:viewBox="0 0 2290 9731">
          <text:p text:style-name="P1"><text:tab/>No</text:p>
        </draw:connector>
        <draw:connector draw:style-name="gr5" draw:text-style-name="P8" draw:layer="layout" svg:x1="25.371cm" svg:y1="45.823cm" svg:x2="25.371cm" svg:y2="46.901cm" draw:start-shape="id87" draw:start-glue-point="6" draw:end-shape="id89" draw:end-glue-point="4" svg:d="M25371 45823v1078" svg:viewBox="0 0 1 1079">
          <text:p/>
        </draw:connector>
        <draw:connector draw:style-name="gr5" draw:text-style-name="P8" draw:layer="layout" svg:x1="25.371cm" svg:y1="48.679cm" svg:x2="25.37cm" svg:y2="50.457cm" draw:start-shape="id89" draw:start-glue-point="6" draw:end-shape="id88" draw:end-glue-point="4" svg:d="M25371 48679v890h-1v888" svg:viewBox="0 0 2 1779">
          <text:p/>
        </draw:connector>
        <draw:connector draw:style-name="gr5" draw:text-style-name="P8" draw:layer="layout" svg:x1="25.371cm" svg:y1="38.533cm" svg:x2="25.371cm" svg:y2="39.711cm" draw:start-shape="id85" draw:start-glue-point="6" draw:end-shape="id86" draw:end-glue-point="4" svg:d="M25371 38533v1178" svg:viewBox="0 0 1 1179">
          <text:p/>
        </draw:connector>
        <draw:custom-shape draw:style-name="gr40" draw:text-style-name="P31" xml:id="id90" draw:id="id90" draw:layer="layout" svg:width="4.953cm" svg:height="1.778cm" svg:x="14.451cm" svg:y="35.399cm">
          <text:p text:style-name="P30"><text:span text:style-name="T17">Set 'spiData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16.928cm" svg:y1="33.959cm" svg:x2="16.928cm" svg:y2="35.399cm" draw:start-shape="id84" draw:start-glue-point="6" draw:end-shape="id90" draw:end-glue-point="4" svg:d="M16928 33959v1440" svg:viewBox="0 0 1 1441">
          <text:p/>
        </draw:connector>
        <draw:connector draw:style-name="gr5" draw:text-style-name="P8" draw:layer="layout" svg:x1="16.928cm" svg:y1="37.177cm" svg:x2="23.719cm" svg:y2="50.965cm" draw:start-shape="id90" draw:start-glue-point="6" draw:end-shape="id88" draw:end-glue-point="5" svg:d="M16928 37177v13788h6791" svg:viewBox="0 0 6792 13789">
          <text:p/>
        </draw:connector>
        <draw:custom-shape draw:style-name="gr43" draw:text-style-name="P27" xml:id="id91" draw:id="id91" draw:layer="layout" svg:width="6.35cm" svg:height="4.064cm" svg:x="54.36cm" svg:y="32.441cm">
          <text:p text:style-name="P1"><text:span text:style-name="T12">'wAckPlCommArgument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7.535cm" svg:y1="31.089cm" svg:x2="57.535cm" svg:y2="32.441cm" draw:start-shape="id81" draw:start-glue-point="6" draw:end-shape="id91" draw:end-glue-point="4" svg:d="M57535 31089v1352" svg:viewBox="0 0 1 1353">
          <text:p text:style-name="P1"><text:tab/>No</text:p>
        </draw:connector>
        <draw:custom-shape draw:style-name="gr37" draw:text-style-name="P28" xml:id="id92" draw:id="id92" draw:layer="layout" svg:width="4.953cm" svg:height="1.778cm" svg:x="70.03cm" svg:y="33.584cm">
          <text:p text:style-name="P1"><text:span text:style-name="T12">Byte ← byte - 0x3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60.71cm" svg:y1="34.473cm" svg:x2="70.03cm" svg:y2="34.473cm" draw:start-shape="id91" draw:start-glue-point="7" draw:end-shape="id92" draw:end-glue-point="5" svg:d="M60710 34473h9320" svg:viewBox="0 0 9321 1">
          <text:p text:style-name="P1"><text:line-break/></text:p>
          <text:p text:style-name="P1">Yes</text:p>
        </draw:connector>
        <draw:custom-shape draw:style-name="gr44" draw:text-style-name="P27" xml:id="id93" draw:id="id93" draw:layer="layout" svg:width="3.81cm" svg:height="3.048cm" svg:x="70.601cm" svg:y="37.14cm">
          <text:p text:style-name="P1"><text:span text:style-name="T12">0x00</text:span><text:span text:style-name="T12"><text:line-break/></text:span><text:span text:style-name="T12">&lt;= byte &lt;=</text:span><text:span text:style-name="T12"><text:line-break/></text:span><text:span text:style-name="T12">0x05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8" draw:layer="layout" svg:x1="72.507cm" svg:y1="35.362cm" svg:x2="72.506cm" svg:y2="37.14cm" draw:start-shape="id92" draw:start-glue-point="6" draw:end-shape="id93" draw:end-glue-point="4" svg:d="M72507 35362v890h-1v888" svg:viewBox="0 0 2 1779">
          <text:p/>
        </draw:connector>
        <draw:custom-shape draw:style-name="gr37" draw:text-style-name="P28" xml:id="id94" draw:id="id94" draw:layer="layout" svg:width="4.953cm" svg:height="1.778cm" svg:x="70.03cm" svg:y="41.839cm">
          <text:p text:style-name="P1"><text:span text:style-name="T12">nrfCommand ← </text:span><text:span text:style-name="T12"><text:line-break/></text:span><text:span text:style-name="T12">nrfCommand +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72.506cm" svg:y1="40.188cm" svg:x2="72.507cm" svg:y2="41.839cm" draw:start-shape="id93" draw:start-glue-point="6" draw:end-shape="id94" draw:end-glue-point="4" svg:d="M72506 40188v826h1v825" svg:viewBox="0 0 2 1652">
          <text:p text:style-name="P1"><text:tab/>Yes</text:p>
        </draw:connector>
        <draw:custom-shape draw:style-name="gr37" draw:text-style-name="P28" xml:id="id95" draw:id="id95" draw:layer="layout" svg:width="4.953cm" svg:height="1.778cm" svg:x="70.03cm" svg:y="44.76cm">
          <text:p text:style-name="P1"><text:span text:style-name="T12">Set 'wAckPlCommand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72.507cm" svg:y1="43.617cm" svg:x2="72.507cm" svg:y2="44.76cm" draw:start-shape="id94" draw:start-glue-point="6" draw:end-shape="id95" draw:end-glue-point="4" svg:d="M72507 43617v1143" svg:viewBox="0 0 1 1144">
          <text:p/>
        </draw:connector>
        <draw:custom-shape draw:style-name="gr37" draw:text-style-name="P28" xml:id="id96" draw:id="id96" draw:layer="layout" svg:width="4.953cm" svg:height="1.778cm" svg:x="70.03cm" svg:y="47.681cm">
          <text:p text:style-name="P1"><text:span text:style-name="T12">Clear </text:span><text:span text:style-name="T12"><text:line-break/></text:span><text:span text:style-name="T12">'wAckPlCommArgument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72.507cm" svg:y1="46.538cm" svg:x2="72.507cm" svg:y2="47.681cm" draw:start-shape="id95" draw:start-glue-point="6" draw:end-shape="id96" draw:end-glue-point="4" svg:d="M72507 46538v1143" svg:viewBox="0 0 1 1144">
          <text:p/>
        </draw:connector>
        <draw:custom-shape draw:style-name="gr38" draw:text-style-name="P22" xml:id="id97" draw:id="id97" draw:layer="layout" svg:width="3.302cm" svg:height="1.016cm" svg:x="70.855cm" svg:y="50.856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72.507cm" svg:y1="49.459cm" svg:x2="72.506cm" svg:y2="50.856cm" draw:start-shape="id96" draw:start-glue-point="6" draw:end-shape="id97" draw:end-glue-point="4" svg:d="M72507 49459v699h-1v698" svg:viewBox="0 0 2 1398">
          <text:p/>
        </draw:connector>
        <draw:connector draw:style-name="gr8" draw:text-style-name="P8" draw:layer="layout" svg:x1="74.411cm" svg:y1="38.664cm" svg:x2="74.983cm" svg:y2="48.57cm" draw:start-shape="id93" draw:start-glue-point="7" draw:end-shape="id96" draw:end-glue-point="7" svg:d="M74411 38664h1073v9906h-501" svg:viewBox="0 0 1074 9907">
          <text:p text:style-name="P1"><text:tab/><text:tab/>No</text:p>
        </draw:connector>
        <draw:custom-shape draw:style-name="gr43" draw:text-style-name="P27" xml:id="id98" draw:id="id98" draw:layer="layout" svg:width="6.35cm" svg:height="4.064cm" svg:x="54.36cm" svg:y="37.753cm">
          <text:p text:style-name="P1"><text:span text:style-name="T12">'rwRegCommArgument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7.535cm" svg:y1="36.505cm" svg:x2="57.535cm" svg:y2="37.753cm" draw:start-shape="id91" draw:start-glue-point="6" draw:end-shape="id98" svg:d="M57535 36505v1248" svg:viewBox="0 0 1 1249">
          <text:p text:style-name="P1"><text:tab/>No</text:p>
        </draw:connector>
        <draw:custom-shape draw:style-name="gr37" draw:text-style-name="P28" xml:id="id99" draw:id="id99" draw:layer="layout" svg:width="4.953cm" svg:height="1.778cm" svg:x="39.552cm" svg:y="38.896cm">
          <text:p text:style-name="P1"><text:span text:style-name="T12">Byte ← byte - 0x4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54.36cm" svg:y1="39.785cm" svg:x2="44.505cm" svg:y2="39.785cm" draw:start-shape="id98" draw:start-glue-point="5" draw:end-shape="id99" draw:end-glue-point="7" svg:d="M54360 39785h-9855" svg:viewBox="0 0 9856 1">
          <text:p text:style-name="P1"><text:tab/></text:p>
          <text:p text:style-name="P1"/>
          <text:p text:style-name="P1">Yes</text:p>
        </draw:connector>
        <draw:custom-shape draw:style-name="gr44" draw:text-style-name="P27" xml:id="id100" draw:id="id100" draw:layer="layout" svg:width="3.81cm" svg:height="3.048cm" svg:x="40.123cm" svg:y="41.812cm">
          <text:p text:style-name="P1"><text:span text:style-name="T12">0x00</text:span><text:span text:style-name="T12"><text:line-break/></text:span><text:span text:style-name="T12">&lt;= byte &lt;=</text:span><text:span text:style-name="T12"><text:line-break/></text:span><text:span text:style-name="T12">0x1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8" draw:layer="layout" svg:x1="42.029cm" svg:y1="40.674cm" svg:x2="42.028cm" svg:y2="41.812cm" draw:start-shape="id99" draw:start-glue-point="6" draw:end-shape="id100" draw:end-glue-point="4" svg:d="M42029 40674v570h-1v568" svg:viewBox="0 0 2 1139">
          <text:p/>
        </draw:connector>
        <draw:custom-shape draw:style-name="gr37" draw:text-style-name="P28" xml:id="id101" draw:id="id101" draw:layer="layout" svg:width="4.953cm" svg:height="1.778cm" svg:x="39.552cm" svg:y="46.13cm">
          <text:p text:style-name="P1"><text:span text:style-name="T12">nrfCommand ← </text:span><text:span text:style-name="T12"><text:line-break/></text:span><text:span text:style-name="T12">nrfCommand +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102" draw:id="id102" draw:layer="layout" svg:width="4.953cm" svg:height="1.778cm" svg:x="39.552cm" svg:y="48.797cm">
          <text:p text:style-name="P1"><text:span text:style-name="T12">nrfRegMapAddress ← </text:span><text:span text:style-name="T12"><text:line-break/></text:span><text:span text:style-name="T12">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27" xml:id="id103" draw:id="id103" draw:layer="layout" svg:width="3.81cm" svg:height="3.048cm" svg:x="40.123cm" svg:y="51.591cm">
          <text:p text:style-name="P1"><text:span text:style-name="T12">nrfComman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7" draw:text-style-name="P28" xml:id="id104" draw:id="id104" draw:layer="layout" svg:width="4.953cm" svg:height="1.778cm" svg:x="34.832cm" svg:y="55.279cm">
          <text:p text:style-name="P1"><text:span text:style-name="T12">Set 'wRegisterCommand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42.028cm" svg:y1="44.86cm" svg:x2="42.029cm" svg:y2="46.13cm" draw:start-shape="id100" draw:start-glue-point="6" draw:end-shape="id101" draw:end-glue-point="4" svg:d="M42028 44860v636h1v634" svg:viewBox="0 0 2 1271">
          <text:p text:style-name="P1"><text:tab/>Yes</text:p>
        </draw:connector>
        <draw:connector draw:style-name="gr5" draw:text-style-name="P8" draw:layer="layout" svg:x1="42.029cm" svg:y1="47.908cm" svg:x2="42.029cm" svg:y2="48.797cm" draw:start-shape="id101" draw:start-glue-point="6" draw:end-shape="id102" draw:end-glue-point="4" svg:d="M42029 47908v889" svg:viewBox="0 0 1 890">
          <text:p/>
        </draw:connector>
        <draw:connector draw:style-name="gr5" draw:text-style-name="P8" draw:layer="layout" svg:x1="42.028cm" svg:y1="50.575cm" svg:x2="42.028cm" svg:y2="51.591cm" draw:start-shape="id102" draw:end-shape="id103" svg:d="M42028 50575v1016" svg:viewBox="0 0 1 1017">
          <text:p/>
        </draw:connector>
        <draw:connector draw:style-name="gr8" draw:text-style-name="P8" draw:layer="layout" svg:x1="40.123cm" svg:y1="53.115cm" svg:x2="37.309cm" svg:y2="55.279cm" draw:start-shape="id103" draw:start-glue-point="5" draw:end-shape="id104" draw:end-glue-point="4" svg:d="M40123 53115h-2814v2164" svg:viewBox="0 0 2815 2165">
          <text:p text:style-name="P1">xx1xxxxx</text:p>
        </draw:connector>
        <draw:custom-shape draw:style-name="gr37" draw:text-style-name="P28" xml:id="id105" draw:id="id105" draw:layer="layout" svg:width="4.953cm" svg:height="1.778cm" svg:x="39.552cm" svg:y="58.957cm">
          <text:p text:style-name="P1"><text:span text:style-name="T12">Clear </text:span><text:span text:style-name="T12"><text:line-break/></text:span><text:span text:style-name="T12">'rwRegCommArgument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2" xml:id="id106" draw:id="id106" draw:layer="layout" svg:width="3.302cm" svg:height="1.016cm" svg:x="40.377cm" svg:y="62.04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42.029cm" svg:y1="60.735cm" svg:x2="42.028cm" svg:y2="62.04cm" draw:start-shape="id105" draw:start-glue-point="6" draw:end-shape="id106" draw:end-glue-point="4" svg:d="M42029 60735v653h-1v652" svg:viewBox="0 0 2 1306">
          <text:p/>
        </draw:connector>
        <draw:connector draw:style-name="gr5" draw:text-style-name="P8" draw:layer="layout" svg:x1="37.309cm" svg:y1="57.057cm" svg:x2="42.029cm" svg:y2="58.957cm" draw:start-shape="id104" draw:start-glue-point="6" draw:end-shape="id105" draw:end-glue-point="4" svg:d="M37309 57057v951h4720v949" svg:viewBox="0 0 4721 1901">
          <text:p/>
        </draw:connector>
        <draw:connector draw:style-name="gr5" draw:text-style-name="P8" draw:layer="layout" draw:line-skew="-5.361cm" svg:x1="40.123cm" svg:y1="43.336cm" svg:x2="39.552cm" svg:y2="59.846cm" draw:start-shape="id100" draw:start-glue-point="5" draw:end-shape="id105" draw:end-glue-point="5" svg:d="M40123 43336h-6434v16510h5863" svg:viewBox="0 0 6435 16511">
          <text:p/>
        </draw:connector>
        <draw:custom-shape draw:style-name="gr37" draw:text-style-name="P28" xml:id="id107" draw:id="id107" draw:layer="layout" svg:width="4.953cm" svg:height="1.778cm" svg:x="46.061cm" svg:y="54.385cm">
          <text:p text:style-name="P1"><text:span text:style-name="T12">Set 'rRegisterCommand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31" xml:id="id108" draw:id="id108" draw:layer="layout" svg:width="4.953cm" svg:height="1.778cm" svg:x="46.061cm" svg:y="56.925cm">
          <text:p text:style-name="P30"><text:span text:style-name="T17">Set 'spiData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43.933cm" svg:y1="53.115cm" svg:x2="48.538cm" svg:y2="54.385cm" draw:start-shape="id103" draw:start-glue-point="7" draw:end-shape="id107" draw:end-glue-point="4" svg:d="M43933 53115h4605v1270" svg:viewBox="0 0 4606 1271">
          <text:p text:style-name="P1">xx0xxxxx</text:p>
        </draw:connector>
        <draw:connector draw:style-name="gr5" draw:text-style-name="P8" draw:layer="layout" svg:x1="48.538cm" svg:y1="56.163cm" svg:x2="48.538cm" svg:y2="56.925cm" draw:start-shape="id107" draw:start-glue-point="6" draw:end-shape="id108" draw:end-glue-point="4" svg:d="M48538 56163v762" svg:viewBox="0 0 1 763">
          <text:p/>
        </draw:connector>
        <draw:connector draw:style-name="gr5" draw:text-style-name="P8" draw:layer="layout" svg:x1="48.538cm" svg:y1="58.703cm" svg:x2="44.505cm" svg:y2="59.846cm" draw:start-shape="id108" draw:start-glue-point="6" draw:end-shape="id105" svg:d="M48538 58703v1143h-4033" svg:viewBox="0 0 4034 1144">
          <text:p/>
        </draw:connector>
        <draw:custom-shape draw:style-name="gr45" draw:text-style-name="P27" xml:id="id109" draw:id="id109" draw:layer="layout" svg:width="5.08cm" svg:height="3.175cm" svg:x="54.995cm" svg:y="43.159cm">
          <text:p text:style-name="P1"><text:span text:style-name="T12">Byte == “k”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7.535cm" svg:y1="41.817cm" svg:x2="57.535cm" svg:y2="43.159cm" draw:start-shape="id98" draw:start-glue-point="6" draw:end-shape="id109" draw:end-glue-point="4" svg:d="M57535 41817v1342" svg:viewBox="0 0 1 1343">
          <text:p text:style-name="P1"><text:tab/>No</text:p>
        </draw:connector>
        <draw:connector draw:style-name="gr8" draw:text-style-name="P8" draw:layer="layout" svg:x1="60.075cm" svg:y1="44.747cm" svg:x2="64.103cm" svg:y2="48.818cm" draw:start-shape="id109" draw:start-glue-point="7" draw:end-shape="id110" draw:end-glue-point="4" svg:d="M60075 44747h4028v4071" svg:viewBox="0 0 4029 4072">
          <text:p text:style-name="P1"/>
          <text:p text:style-name="P1">No</text:p>
        </draw:connector>
        <draw:custom-shape draw:style-name="gr45" draw:text-style-name="P27" xml:id="id111" draw:id="id111" draw:layer="layout" svg:width="5.08cm" svg:height="3.175cm" svg:x="54.995cm" svg:y="47.739cm">
          <text:p text:style-name="P1"><text:span text:style-name="T12">Previous byte == “w”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7.535cm" svg:y1="46.334cm" svg:x2="57.535cm" svg:y2="47.739cm" draw:start-shape="id109" draw:start-glue-point="6" draw:end-shape="id111" draw:end-glue-point="4" svg:d="M57535 46334v1405" svg:viewBox="0 0 1 1406">
          <text:p text:style-name="P1"><text:tab/>Yes</text:p>
        </draw:connector>
        <draw:connector draw:style-name="gr8" draw:text-style-name="P8" draw:layer="layout" svg:x1="60.075cm" svg:y1="49.327cm" svg:x2="62.452cm" svg:y2="49.326cm" draw:start-shape="id111" draw:start-glue-point="7" draw:end-shape="id110" draw:end-glue-point="5" svg:d="M60075 49327h1189v-1h1188" svg:viewBox="0 0 2378 2">
          <text:p text:style-name="P1"><text:line-break/><text:line-break/>No</text:p>
        </draw:connector>
        <draw:custom-shape draw:style-name="gr45" draw:text-style-name="P27" xml:id="id112" draw:id="id112" draw:layer="layout" svg:width="5.08cm" svg:height="3.175cm" svg:x="54.995cm" svg:y="52.23cm">
          <text:p text:style-name="P1"><text:span text:style-name="T12">0x61</text:span><text:span text:style-name="T12"><text:line-break/></text:span><text:span text:style-name="T12">&lt;= previous byte &lt;=</text:span><text:span text:style-name="T12"><text:line-break/></text:span><text:span text:style-name="T12">0x6C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60.075cm" svg:y1="53.818cm" svg:x2="64.103cm" svg:y2="49.834cm" draw:start-shape="id112" draw:start-glue-point="7" draw:end-shape="id110" draw:end-glue-point="6" svg:d="M60075 53818h4028v-3984" svg:viewBox="0 0 4029 3985">
          <text:p text:style-name="P1">No</text:p>
        </draw:connector>
        <draw:connector draw:style-name="gr8" draw:text-style-name="P8" draw:layer="layout" svg:x1="57.535cm" svg:y1="50.914cm" svg:x2="57.535cm" svg:y2="52.23cm" draw:start-shape="id111" draw:start-glue-point="6" draw:end-shape="id112" draw:end-glue-point="4" svg:d="M57535 50914v1316" svg:viewBox="0 0 1 1317">
          <text:p text:style-name="P1"><text:tab/>Yes</text:p>
        </draw:connector>
        <draw:custom-shape draw:style-name="gr37" draw:text-style-name="P28" xml:id="id113" draw:id="id113" draw:layer="layout" svg:width="4.953cm" svg:height="1.778cm" svg:x="55.059cm" svg:y="57.31cm">
          <text:p text:style-name="P1"><text:span text:style-name="T12">byte ← </text:span><text:span text:style-name="T12"><text:line-break/></text:span><text:span text:style-name="T12">byte - 0x6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57.535cm" svg:y1="55.405cm" svg:x2="57.536cm" svg:y2="57.31cm" draw:start-shape="id112" draw:start-glue-point="6" draw:end-shape="id113" draw:end-glue-point="4" svg:d="M57535 55405v953h1v952" svg:viewBox="0 0 2 1906">
          <text:p text:style-name="P1"><text:tab/>Yes</text:p>
        </draw:connector>
        <draw:custom-shape draw:style-name="gr38" draw:text-style-name="P22" xml:id="id110" draw:id="id110" draw:layer="layout" svg:width="3.302cm" svg:height="1.016cm" svg:x="62.452cm" svg:y="48.818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6" draw:text-style-name="P28" xml:id="id114" draw:id="id114" draw:layer="layout" svg:width="5.842cm" svg:height="1.778cm" svg:x="54.614cm" svg:y="60.257cm">
          <text:p text:style-name="P1"><text:span text:style-name="T12">Load stored command </text:span><text:span text:style-name="T12"><text:line-break/></text:span><text:span text:style-name="T12">from flash according </text:span></text:p>
          <text:p text:style-name="P1"><text:span text:style-name="T12">to byte; store in nrfComma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57.536cm" svg:y1="59.088cm" svg:x2="57.535cm" svg:y2="60.257cm" draw:start-shape="id113" draw:start-glue-point="6" draw:end-shape="id114" draw:end-glue-point="4" svg:d="M57536 59088v585h-1v584" svg:viewBox="0 0 2 1170">
          <text:p/>
        </draw:connector>
        <draw:custom-shape draw:style-name="gr37" draw:text-style-name="P28" xml:id="id116" draw:id="id116" draw:layer="layout" svg:width="4.953cm" svg:height="1.778cm" svg:x="36.318cm" svg:y="66.035cm">
          <text:p text:style-name="P1"><text:span text:style-name="T12">Set 'otherCommand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31" xml:id="id117" draw:id="id117" draw:layer="layout" svg:width="4.953cm" svg:height="1.778cm" svg:x="36.318cm" svg:y="68.766cm">
          <text:p text:style-name="P1"><text:span text:style-name="T12">Set 'spiDataReady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2" xml:id="id118" draw:id="id118" draw:layer="layout" svg:width="3.302cm" svg:height="1.016cm" svg:x="37.143cm" svg:y="71.433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5" draw:text-style-name="P27" xml:id="id115" draw:id="id115" draw:layer="layout" svg:width="5.08cm" svg:height="3.175cm" svg:x="54.995cm" svg:y="63.305cm">
          <text:p text:style-name="P1"><text:span text:style-name="T12">nrfComman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8" draw:layer="layout" svg:x1="57.535cm" svg:y1="62.035cm" svg:x2="57.535cm" svg:y2="63.305cm" draw:start-shape="id114" draw:start-glue-point="6" draw:end-shape="id115" draw:end-glue-point="4" svg:d="M57535 62035v1270" svg:viewBox="0 0 1 1271">
          <text:p/>
        </draw:connector>
        <draw:connector draw:style-name="gr8" draw:text-style-name="P8" draw:layer="layout" svg:x1="54.995cm" svg:y1="64.893cm" svg:x2="38.795cm" svg:y2="66.035cm" draw:start-shape="id115" draw:start-glue-point="5" draw:end-shape="id116" draw:end-glue-point="4" svg:d="M54995 64893h-16200v1142" svg:viewBox="0 0 16201 1143">
          <text:p text:style-name="P1">11xxxxxx</text:p>
        </draw:connector>
        <draw:connector draw:style-name="gr5" draw:text-style-name="P8" draw:layer="layout" svg:x1="38.795cm" svg:y1="67.813cm" svg:x2="38.795cm" svg:y2="68.766cm" draw:start-shape="id116" draw:start-glue-point="6" draw:end-shape="id117" draw:end-glue-point="4" svg:d="M38795 67813v953" svg:viewBox="0 0 1 954">
          <text:p/>
        </draw:connector>
        <draw:connector draw:style-name="gr5" draw:text-style-name="P8" draw:layer="layout" svg:x1="38.795cm" svg:y1="70.544cm" svg:x2="38.794cm" svg:y2="71.433cm" draw:start-shape="id117" draw:start-glue-point="6" draw:end-shape="id118" draw:end-glue-point="4" svg:d="M38795 70544v445h-1v444" svg:viewBox="0 0 2 890">
          <text:p/>
        </draw:connector>
        <draw:custom-shape draw:style-name="gr47" draw:text-style-name="P28" xml:id="id119" draw:id="id119" draw:layer="layout" svg:width="5.715cm" svg:height="1.778cm" svg:x="74.021cm" svg:y="66.035cm">
          <text:p text:style-name="P1"><text:span text:style-name="T12">Set 'rwRegCommArgument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2" xml:id="id120" draw:id="id120" draw:layer="layout" svg:width="3.302cm" svg:height="1.016cm" svg:x="75.227cm" svg:y="68.739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76.878cm" svg:y1="67.813cm" svg:x2="76.878cm" svg:y2="68.739cm" draw:start-shape="id119" draw:start-glue-point="6" draw:end-shape="id120" draw:end-glue-point="4" svg:d="M76878 67813v926" svg:viewBox="0 0 1 927">
          <text:p/>
        </draw:connector>
        <draw:connector draw:style-name="gr8" draw:text-style-name="P8" draw:layer="layout" svg:x1="60.075cm" svg:y1="64.893cm" svg:x2="76.878cm" svg:y2="66.035cm" draw:start-shape="id115" draw:start-glue-point="7" draw:end-shape="id119" draw:end-glue-point="4" svg:d="M60075 64893h16803v1142" svg:viewBox="0 0 16804 1143">
          <text:p text:style-name="P1">00xxxxxx</text:p>
        </draw:connector>
        <draw:custom-shape draw:style-name="gr45" draw:text-style-name="P27" xml:id="id121" draw:id="id121" draw:layer="layout" svg:width="5.08cm" svg:height="3.175cm" svg:x="64.62cm" svg:y="70.577cm">
          <text:p text:style-name="P1"><text:span text:style-name="T12">nrfComman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draw:type="curve" svg:x1="57.535cm" svg:y1="66.48cm" svg:x2="67.16cm" svg:y2="70.577cm" draw:start-shape="id115" draw:start-glue-point="6" draw:end-shape="id121" draw:end-glue-point="4" svg:d="M57535 66480c0 3072 9625 1024 9625 4097" svg:viewBox="0 0 9626 4098">
          <text:p text:style-name="P1"><text:line-break/></text:p>
          <text:p text:style-name="P1">01xxxxxx</text:p>
        </draw:connector>
        <draw:custom-shape draw:style-name="gr37" draw:text-style-name="P28" xml:id="id122" draw:id="id122" draw:layer="layout" svg:width="4.953cm" svg:height="1.778cm" svg:x="58.047cm" svg:y="73.657cm">
          <text:p text:style-name="P1"><text:span text:style-name="T12">Set 'activateCommand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31" xml:id="id123" draw:id="id123" draw:layer="layout" svg:width="4.953cm" svg:height="1.778cm" svg:x="58.047cm" svg:y="76.324cm">
          <text:p text:style-name="P30"><text:span text:style-name="T17">Set 'spiDataReady' </text:span><text:span text:style-name="T17"><text:line-break/></text:span><text:span text:style-name="T17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2" xml:id="id124" draw:id="id124" draw:layer="layout" svg:width="3.302cm" svg:height="1.016cm" svg:x="58.872cm" svg:y="78.991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60.524cm" svg:y1="75.435cm" svg:x2="60.524cm" svg:y2="76.324cm" draw:start-shape="id122" draw:start-glue-point="6" draw:end-shape="id123" draw:end-glue-point="4" svg:d="M60524 75435v889" svg:viewBox="0 0 1 890">
          <text:p/>
        </draw:connector>
        <draw:connector draw:style-name="gr5" draw:text-style-name="P8" draw:layer="layout" svg:x1="60.524cm" svg:y1="78.102cm" svg:x2="60.523cm" svg:y2="78.991cm" draw:start-shape="id123" draw:start-glue-point="6" draw:end-shape="id124" draw:end-glue-point="4" svg:d="M60524 78102v445h-1v444" svg:viewBox="0 0 2 890">
          <text:p/>
        </draw:connector>
        <draw:connector draw:style-name="gr8" draw:text-style-name="P8" draw:layer="layout" svg:x1="64.62cm" svg:y1="72.165cm" svg:x2="60.524cm" svg:y2="73.657cm" draw:start-shape="id121" draw:start-glue-point="5" draw:end-shape="id122" draw:end-glue-point="4" svg:d="M64620 72165h-4096v1492" svg:viewBox="0 0 4097 1493">
          <text:p text:style-name="P1">01010000</text:p>
        </draw:connector>
        <draw:custom-shape draw:style-name="gr37" draw:text-style-name="P28" xml:id="id125" draw:id="id125" draw:layer="layout" svg:width="4.953cm" svg:height="1.778cm" svg:x="64.684cm" svg:y="75.308cm">
          <text:p text:style-name="P1"><text:span text:style-name="T12">Set 'rPlWidthCommand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31" xml:id="id126" draw:id="id126" draw:layer="layout" svg:width="4.953cm" svg:height="1.778cm" svg:x="64.684cm" svg:y="77.994cm">
          <text:p text:style-name="P30"><text:span text:style-name="T17">Set 'spiDataReady' </text:span><text:span text:style-name="T17"><text:line-break/></text:span><text:span text:style-name="T17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2" xml:id="id127" draw:id="id127" draw:layer="layout" svg:width="3.302cm" svg:height="1.016cm" svg:x="65.509cm" svg:y="80.561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67.161cm" svg:y1="77.086cm" svg:x2="67.161cm" svg:y2="77.994cm" draw:start-shape="id125" draw:start-glue-point="6" draw:end-shape="id126" draw:end-glue-point="4" svg:d="M67161 77086v908" svg:viewBox="0 0 1 909">
          <text:p/>
        </draw:connector>
        <draw:connector draw:style-name="gr5" draw:text-style-name="P8" draw:layer="layout" svg:x1="67.161cm" svg:y1="79.772cm" svg:x2="67.16cm" svg:y2="80.561cm" draw:start-shape="id126" draw:start-glue-point="6" draw:end-shape="id127" draw:end-glue-point="4" svg:d="M67161 79772v395h-1v394" svg:viewBox="0 0 2 790">
          <text:p/>
        </draw:connector>
        <draw:connector draw:style-name="gr8" draw:text-style-name="P8" draw:layer="layout" svg:x1="67.16cm" svg:y1="73.752cm" svg:x2="67.161cm" svg:y2="75.308cm" draw:start-shape="id121" draw:start-glue-point="6" draw:end-shape="id125" draw:end-glue-point="4" svg:d="M67160 73752v778h1v778" svg:viewBox="0 0 2 1557">
          <text:p text:style-name="P1"><text:tab/><text:tab/>01100000</text:p>
        </draw:connector>
        <draw:custom-shape draw:style-name="gr37" draw:text-style-name="P28" xml:id="id128" draw:id="id128" draw:layer="layout" svg:width="4.953cm" svg:height="1.778cm" svg:x="71.463cm" svg:y="73.657cm">
          <text:p text:style-name="P1"><text:span text:style-name="T12">Set 'rPayloadCommand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31" xml:id="id129" draw:id="id129" draw:layer="layout" svg:width="4.953cm" svg:height="1.778cm" svg:x="71.463cm" svg:y="76.324cm">
          <text:p text:style-name="P30"><text:span text:style-name="T17">Set 'spiDataReady' </text:span><text:span text:style-name="T17"><text:line-break/></text:span><text:span text:style-name="T17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2" xml:id="id130" draw:id="id130" draw:layer="layout" svg:width="3.302cm" svg:height="1.016cm" svg:x="72.288cm" svg:y="78.991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73.94cm" svg:y1="75.435cm" svg:x2="73.94cm" svg:y2="76.324cm" draw:start-shape="id128" draw:start-glue-point="6" draw:end-shape="id129" draw:end-glue-point="4" svg:d="M73940 75435v889" svg:viewBox="0 0 1 890">
          <text:p/>
        </draw:connector>
        <draw:connector draw:style-name="gr5" draw:text-style-name="P8" draw:layer="layout" svg:x1="73.94cm" svg:y1="78.102cm" svg:x2="73.939cm" svg:y2="78.991cm" draw:start-shape="id129" draw:start-glue-point="6" draw:end-shape="id130" draw:end-glue-point="4" svg:d="M73940 78102v445h-1v444" svg:viewBox="0 0 2 890">
          <text:p/>
        </draw:connector>
        <draw:connector draw:style-name="gr8" draw:text-style-name="P8" draw:layer="layout" svg:x1="69.7cm" svg:y1="72.165cm" svg:x2="73.94cm" svg:y2="73.657cm" draw:start-shape="id121" draw:start-glue-point="7" draw:end-shape="id128" draw:end-glue-point="4" svg:d="M69700 72165h4240v1492" svg:viewBox="0 0 4241 1493">
          <text:p text:style-name="P1">01100001</text:p>
        </draw:connector>
        <draw:custom-shape draw:style-name="gr45" draw:text-style-name="P27" xml:id="id131" draw:id="id131" draw:layer="layout" svg:width="5.08cm" svg:height="3.175cm" svg:x="45.577cm" svg:y="70.577cm">
          <text:p text:style-name="P1"><text:span text:style-name="T12">nrfComman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draw:type="curve" svg:x1="57.535cm" svg:y1="66.48cm" svg:x2="48.117cm" svg:y2="70.577cm" draw:start-shape="id115" draw:start-glue-point="6" draw:end-shape="id131" draw:end-glue-point="4" svg:d="M57535 66480c0 3072-9418 1024-9418 4097" svg:viewBox="0 0 9419 4098">
          <text:p text:style-name="P1"><text:line-break/></text:p>
          <text:p text:style-name="P1">10xxxxxx</text:p>
        </draw:connector>
        <draw:custom-shape draw:style-name="gr47" draw:text-style-name="P28" xml:id="id132" draw:id="id132" draw:layer="layout" svg:width="5.715cm" svg:height="1.778cm" svg:x="40.497cm" svg:y="74.989cm">
          <text:p text:style-name="P1"><text:span text:style-name="T12">Set 'wAckPlCommArgument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2" xml:id="id133" draw:id="id133" draw:layer="layout" svg:width="3.302cm" svg:height="1.016cm" svg:x="41.703cm" svg:y="77.656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43.354cm" svg:y1="76.767cm" svg:x2="43.354cm" svg:y2="77.656cm" draw:start-shape="id132" draw:start-glue-point="6" draw:end-shape="id133" draw:end-glue-point="4" svg:d="M43354 76767v889" svg:viewBox="0 0 1 890">
          <text:p/>
        </draw:connector>
        <draw:connector draw:style-name="gr8" draw:text-style-name="P8" draw:layer="layout" svg:x1="45.577cm" svg:y1="72.165cm" svg:x2="43.354cm" svg:y2="74.989cm" draw:start-shape="id131" draw:start-glue-point="5" draw:end-shape="id132" draw:end-glue-point="4" svg:d="M45577 72165h-2223v2824" svg:viewBox="0 0 2224 2825">
          <text:p text:style-name="P1">10xx1xxx</text:p>
        </draw:connector>
        <draw:custom-shape draw:style-name="gr47" draw:text-style-name="P28" xml:id="id134" draw:id="id134" draw:layer="layout" svg:width="5.715cm" svg:height="1.778cm" svg:x="49.725cm" svg:y="74.989cm">
          <text:p text:style-name="P1"><text:span text:style-name="T12">Set 'wPayloadCommand' </text:span><text:span text:style-name="T12"><text:line-break/></text:span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22" xml:id="id135" draw:id="id135" draw:layer="layout" svg:width="3.302cm" svg:height="1.016cm" svg:x="50.931cm" svg:y="77.656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52.582cm" svg:y1="76.767cm" svg:x2="52.582cm" svg:y2="77.656cm" draw:start-shape="id134" draw:start-glue-point="6" draw:end-shape="id135" draw:end-glue-point="4" svg:d="M52582 76767v889" svg:viewBox="0 0 1 890">
          <text:p/>
        </draw:connector>
        <draw:connector draw:style-name="gr8" draw:text-style-name="P8" draw:layer="layout" svg:x1="50.657cm" svg:y1="72.165cm" svg:x2="52.582cm" svg:y2="74.989cm" draw:start-shape="id131" draw:start-glue-point="7" draw:end-shape="id134" svg:d="M50657 72165h1925v2824" svg:viewBox="0 0 1926 2825">
          <text:p text:style-name="P1"><text:tab/><text:tab/><text:tab/><text:tab/>10xx0xxx</text:p>
        </draw:connector>
      </draw:page>
      <draw:page draw:name="page4" draw:style-name="dp1" draw:master-page-name="Default">
        <draw:custom-shape draw:style-name="gr48" draw:text-style-name="P26" xml:id="id138" draw:id="id138" draw:layer="layout" svg:width="6.377cm" svg:height="3.302cm" svg:x="53.485cm" svg:y="13.804cm">
          <text:p text:style-name="P1"><text:span text:style-name="T12">'spiMISOBufferOverflow' </text:span></text:p>
          <text:p text:style-name="P1"><text:span text:style-name="T12">flag is se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22" xml:id="id139" draw:id="id139" draw:layer="layout" svg:width="3.302cm" svg:height="1.016cm" svg:x="55.022cm" svg:y="11.419cm">
          <text:p text:style-name="P1"><text:span text:style-name="T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" draw:text-style-name="P29" draw:layer="layout" svg:width="33.909cm" svg:height="4.545cm" svg:x="3.524cm" svg:y="2.178cm">
          <draw:text-box>
            <text:p text:style-name="P1"><text:span text:style-name="T16">Reading data from SPI MISO buffer</text:span><text:span text:style-name="T16"><text:line-break/></text:span><text:span text:style-name="T16">and saving it into UART TX buffer</text:span></text:p>
          </draw:text-box>
        </draw:frame>
        <draw:custom-shape draw:style-name="gr49" draw:text-style-name="P26" xml:id="id136" draw:id="id136" draw:layer="layout" svg:width="5.792cm" svg:height="3.784cm" svg:x="53.777cm" svg:y="18.39cm">
          <text:p text:style-name="P1"><text:span text:style-name="T12">MISO write pointer</text:span><text:span text:style-name="T12"><text:line-break/></text:span><text:span text:style-name="T12">==</text:span><text:span text:style-name="T12"><text:line-break/></text:span><text:span text:style-name="T12">MISO read pointe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22" xml:id="id137" draw:id="id137" draw:layer="layout" svg:width="3.302cm" svg:height="1.016cm" svg:x="62.452cm" svg:y="19.774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8" draw:layer="layout" svg:x1="59.569cm" svg:y1="20.282cm" svg:x2="62.452cm" svg:y2="20.282cm" draw:start-shape="id136" draw:start-glue-point="7" draw:end-shape="id137" svg:d="M59569 20282h2883" svg:viewBox="0 0 2884 1">
          <text:p text:style-name="P1"><text:tab/></text:p>
          <text:p text:style-name="P1"><text:span text:style-name="T3">Yes</text:span></text:p>
        </draw:connector>
        <draw:connector draw:style-name="gr8" draw:text-style-name="P8" draw:layer="layout" svg:x1="56.673cm" svg:y1="17.106cm" svg:x2="56.673cm" svg:y2="18.39cm" draw:start-shape="id138" draw:start-glue-point="6" draw:end-shape="id136" draw:end-glue-point="4" svg:d="M56673 17106v1284" svg:viewBox="0 0 1 1285">
          <text:p text:style-name="P1"><text:tab/>No</text:p>
        </draw:connector>
        <draw:connector draw:style-name="gr5" draw:text-style-name="P8" draw:layer="layout" svg:x1="56.673cm" svg:y1="12.435cm" svg:x2="56.673cm" svg:y2="13.804cm" draw:start-shape="id139" draw:start-glue-point="6" draw:end-shape="id138" draw:end-glue-point="4" svg:d="M56673 12435v1369" svg:viewBox="0 0 1 1370">
          <text:p/>
        </draw:connector>
        <draw:custom-shape draw:style-name="gr37" draw:text-style-name="P28" xml:id="id142" draw:id="id142" draw:layer="layout" svg:width="4.953cm" svg:height="1.778cm" svg:x="54.197cm" svg:y="29.76cm">
          <text:p text:style-name="P1"><text:span text:style-name="T12">Get an unread byte</text:span><text:span text:style-name="T12"><text:line-break/></text:span><text:span text:style-name="T12">from SPI MISO 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8" draw:text-style-name="P26" xml:id="id140" draw:id="id140" draw:layer="layout" svg:width="6.377cm" svg:height="3.302cm" svg:x="53.485cm" svg:y="24.332cm">
          <text:p text:style-name="P1"><text:span text:style-name="T12">'uartTXBufferOverflow' </text:span></text:p>
          <text:p text:style-name="P1"><text:span text:style-name="T12">flag is se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xml:id="id141" draw:id="id141" draw:layer="layout" svg:x1="56.673cm" svg:y1="22.174cm" svg:x2="56.673cm" svg:y2="24.332cm" draw:start-shape="id136" draw:start-glue-point="6" draw:end-shape="id140" svg:d="M56673 22174v2158" svg:viewBox="0 0 1 2159">
          <text:p text:style-name="P1"><text:tab/>No</text:p>
        </draw:connector>
        <draw:connector draw:style-name="gr8" draw:text-style-name="P8" draw:layer="layout" svg:x1="59.862cm" svg:y1="25.983cm" svg:x2="64.103cm" svg:y2="20.79cm" draw:start-shape="id140" draw:start-glue-point="7" draw:end-shape="id137" draw:end-glue-point="6" svg:d="M59862 25983h4241v-5193" svg:viewBox="0 0 4242 5194">
          <text:p text:style-name="P1">Yes</text:p>
        </draw:connector>
        <draw:connector draw:style-name="gr5" draw:text-style-name="P8" draw:layer="layout" draw:line-skew="-1.072cm" svg:x1="53.485cm" svg:y1="15.455cm" svg:x2="56.673cm" svg:y2="23.253cm" draw:start-shape="id138" draw:start-glue-point="5" draw:end-shape="id141" draw:end-glue-point="0" svg:d="M53485 15455h-1574v7798h4762" svg:viewBox="0 0 4763 7799">
          <text:p/>
        </draw:connector>
        <draw:connector draw:style-name="gr8" draw:text-style-name="P8" draw:layer="layout" svg:x1="56.673cm" svg:y1="27.634cm" svg:x2="56.673cm" svg:y2="29.76cm" draw:start-shape="id140" draw:start-glue-point="6" draw:end-shape="id142" svg:d="M56673 27634v2126" svg:viewBox="0 0 1 2127">
          <text:p text:style-name="P1"><text:tab/>No</text:p>
        </draw:connector>
        <draw:custom-shape draw:style-name="gr37" draw:text-style-name="P28" xml:id="id143" draw:id="id143" draw:layer="layout" svg:width="4.953cm" svg:height="1.778cm" svg:x="54.197cm" svg:y="33.246cm">
          <text:p text:style-name="P1"><text:span text:style-name="T12">Clear </text:span><text:span text:style-name="T12"><text:line-break/></text:span><text:span text:style-name="T12">'spiMISOBufferOverflow'</text:span><text:span text:style-name="T12"><text:line-break/></text:span><text:span text:style-name="T12">fl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56.674cm" svg:y1="31.538cm" svg:x2="56.674cm" svg:y2="33.246cm" draw:start-shape="id142" draw:start-glue-point="6" draw:end-shape="id143" draw:end-glue-point="4" svg:d="M56674 31538v1708" svg:viewBox="0 0 1 1709">
          <text:p/>
        </draw:connector>
        <draw:custom-shape draw:style-name="gr50" draw:text-style-name="P32" xml:id="id144" draw:id="id144" draw:layer="layout" svg:width="6.985cm" svg:height="2.921cm" svg:x="53.181cm" svg:y="36.76cm">
          <text:p text:style-name="P1"><text:span text:style-name="T12">Save the byte </text:span><text:span text:style-name="T12"><text:line-break/></text:span><text:span text:style-name="T12">to UART TX buffer</text:span></text:p>
          <text:p text:style-name="P1"><text:span text:style-name="T12"><text:line-break/></text:span><text:span text:style-name="T12">Call 'storeToRAMBuffer'</text:span><text:span text:style-name="T12"><text:line-break/></text:span><text:span text:style-name="T12">subroutin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8" draw:layer="layout" svg:x1="56.674cm" svg:y1="35.024cm" svg:x2="56.673cm" svg:y2="36.76cm" draw:start-shape="id143" draw:start-glue-point="6" draw:end-shape="id144" svg:d="M56674 35024v868h-1v868" svg:viewBox="0 0 2 1737">
          <text:p/>
        </draw:connector>
        <draw:custom-shape draw:style-name="gr37" draw:text-style-name="P28" xml:id="id145" draw:id="id145" draw:layer="layout" svg:width="4.953cm" svg:height="1.778cm" svg:x="54.197cm" svg:y="41.617cm">
          <text:p text:style-name="P1"><text:span text:style-name="T12">Enable UART Data </text:span><text:span text:style-name="T12"><text:line-break/></text:span><text:span text:style-name="T12">Register Empty interrup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56.673cm" svg:y1="39.681cm" svg:x2="56.674cm" svg:y2="41.617cm" draw:start-shape="id144" draw:start-glue-point="2" draw:end-shape="id145" draw:end-glue-point="4" svg:d="M56673 39681v968h1v968" svg:viewBox="0 0 2 1937">
          <text:p/>
        </draw:connector>
        <draw:custom-shape draw:style-name="gr37" draw:text-style-name="P28" xml:id="id146" draw:id="id146" draw:layer="layout" svg:width="4.953cm" svg:height="1.778cm" svg:x="54.197cm" svg:y="44.902cm">
          <text:p text:style-name="P1"><text:span text:style-name="T12">SPI MISO read pointer</text:span><text:span text:style-name="T12"><text:line-break/></text:span><text:span text:style-name="T12">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56.674cm" svg:y1="43.395cm" svg:x2="56.674cm" svg:y2="44.902cm" draw:start-shape="id145" draw:start-glue-point="6" draw:end-shape="id146" draw:end-glue-point="4" svg:d="M56674 43395v1507" svg:viewBox="0 0 1 1508">
          <text:p/>
        </draw:connector>
        <draw:custom-shape draw:style-name="gr38" draw:text-style-name="P22" xml:id="id147" draw:id="id147" draw:layer="layout" svg:width="3.302cm" svg:height="1.016cm" svg:x="55.022cm" svg:y="48.887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56.674cm" svg:y1="46.68cm" svg:x2="56.673cm" svg:y2="48.887cm" draw:start-shape="id146" draw:start-glue-point="6" draw:end-shape="id147" draw:end-glue-point="4" svg:d="M56674 46680v1104h-1v1103" svg:viewBox="0 0 2 2208">
          <text:p/>
        </draw:connector>
      </draw:page>
      <draw:page draw:name="page5" draw:style-name="dp1" draw:master-page-name="Default">
        <draw:custom-shape draw:style-name="gr48" draw:text-style-name="P26" xml:id="id148" draw:id="id148" draw:layer="layout" svg:width="6.377cm" svg:height="3.302cm" svg:x="54.893cm" svg:y="4.185cm">
          <text:p text:style-name="P1"><text:span text:style-name="T12">'spiDataReady' </text:span></text:p>
          <text:p text:style-name="P1"><text:span text:style-name="T12">flag is se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6" draw:text-style-name="P27" xml:id="id153" draw:id="id153" draw:layer="layout" svg:width="5.524cm" svg:height="3.556cm" svg:x="55.319cm" svg:y="18.588cm">
          <text:p text:style-name="P1"><text:span text:style-name="T12">'otherCommand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22" xml:id="id150" draw:id="id150" draw:layer="layout" svg:width="3.302cm" svg:height="1.016cm" svg:x="56.43cm" svg:y="1.3cm">
          <text:p text:style-name="P1"><text:span text:style-name="T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" draw:text-style-name="P29" draw:layer="layout" svg:width="33.909cm" svg:height="4.545cm" svg:x="4.286cm" svg:y="2.786cm">
          <draw:text-box>
            <text:p text:style-name="P1"><text:span text:style-name="T16">SPI packet forming</text:span></text:p>
          </draw:text-box>
        </draw:frame>
        <draw:custom-shape draw:style-name="gr38" draw:text-style-name="P22" xml:id="id151" draw:id="id151" draw:layer="layout" svg:width="3.302cm" svg:height="1.016cm" svg:x="63.736cm" svg:y="10.074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8" draw:layer="layout" svg:x1="58.081cm" svg:y1="7.487cm" svg:x2="58.081cm" svg:y2="8.931cm" draw:start-shape="id148" draw:start-glue-point="6" draw:end-shape="id149" draw:end-glue-point="4" svg:d="M58081 7487v1444" svg:viewBox="0 0 1 1445">
          <text:p text:style-name="P1"><text:tab/>Yes</text:p>
        </draw:connector>
        <draw:connector draw:style-name="gr5" draw:text-style-name="P8" draw:layer="layout" svg:x1="58.081cm" svg:y1="2.316cm" svg:x2="58.081cm" svg:y2="4.185cm" draw:start-shape="id150" draw:start-glue-point="6" draw:end-shape="id148" draw:end-glue-point="4" svg:d="M58081 2316v1869" svg:viewBox="0 0 1 1870">
          <text:p/>
        </draw:connector>
        <draw:custom-shape draw:style-name="gr51" draw:text-style-name="P32" xml:id="id152" draw:id="id152" draw:layer="layout" svg:width="6.985cm" svg:height="3.429cm" svg:x="54.589cm" svg:y="13.819cm">
          <text:p text:style-name="P1"><text:span text:style-name="T12">Save the content of</text:span><text:span text:style-name="T12"><text:line-break/></text:span><text:span text:style-name="T12">nrfCommand RAM cell </text:span><text:span text:style-name="T12"><text:line-break/></text:span><text:span text:style-name="T12">to SPI MOSI buffer</text:span></text:p>
          <text:p text:style-name="P1"><text:span text:style-name="T12"><text:line-break/></text:span><text:span text:style-name="T12">Call 'storeToRAMBuffer'</text:span><text:span text:style-name="T12"><text:line-break/></text:span><text:span text:style-name="T12">subroutin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8" draw:layer="layout" svg:x1="61.27cm" svg:y1="5.836cm" svg:x2="65.387cm" svg:y2="10.074cm" draw:start-shape="id148" draw:start-glue-point="7" draw:end-shape="id151" draw:end-glue-point="4" svg:d="M61270 5836h4117v4238" svg:viewBox="0 0 4118 4239">
          <text:p text:style-name="P1"><text:tab/><text:tab/><text:tab/><text:tab/>No</text:p>
        </draw:connector>
        <draw:custom-shape draw:style-name="gr48" draw:text-style-name="P26" xml:id="id149" draw:id="id149" draw:layer="layout" svg:width="6.377cm" svg:height="3.302cm" svg:x="54.893cm" svg:y="8.931cm">
          <text:p text:style-name="P1"><text:span text:style-name="T12">'spiMOSIBufferOverflow' </text:span></text:p>
          <text:p text:style-name="P1"><text:span text:style-name="T12">flag is se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61.27cm" svg:y1="10.582cm" svg:x2="63.736cm" svg:y2="10.582cm" draw:start-shape="id149" draw:start-glue-point="7" draw:end-shape="id151" draw:end-glue-point="5" svg:d="M61270 10582h2466" svg:viewBox="0 0 2467 1">
          <text:p text:style-name="P1"/>
          <text:p text:style-name="P1"/>
          <text:p text:style-name="P1">Yes</text:p>
        </draw:connector>
        <draw:connector draw:style-name="gr8" draw:text-style-name="P8" draw:layer="layout" svg:x1="58.081cm" svg:y1="12.233cm" svg:x2="58.081cm" svg:y2="13.819cm" draw:start-shape="id149" draw:start-glue-point="6" draw:end-shape="id152" draw:end-glue-point="0" svg:d="M58081 12233v1586" svg:viewBox="0 0 1 1587">
          <text:p text:style-name="P1"><text:tab/>No</text:p>
        </draw:connector>
        <draw:connector draw:style-name="gr5" draw:text-style-name="P8" draw:layer="layout" svg:x1="58.081cm" svg:y1="17.248cm" svg:x2="58.081cm" svg:y2="18.588cm" draw:start-shape="id152" draw:start-glue-point="2" draw:end-shape="id153" draw:end-glue-point="4" svg:d="M58081 17248v1340" svg:viewBox="0 0 1 1341">
          <text:p/>
        </draw:connector>
        <draw:custom-shape draw:style-name="gr37" draw:text-style-name="P28" xml:id="id154" draw:id="id154" draw:layer="layout" svg:width="4.953cm" svg:height="1.778cm" svg:x="103.6cm" svg:y="19.477cm">
          <text:p text:style-name="P1"><text:span text:style-name="T12">Clear </text:span><text:span text:style-name="T12"><text:line-break/></text:span><text:span text:style-name="T12">'spiData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60.843cm" svg:y1="20.366cm" svg:x2="103.6cm" svg:y2="20.366cm" draw:start-shape="id153" draw:start-glue-point="7" draw:end-shape="id154" draw:end-glue-point="5" svg:d="M60843 20366h42757" svg:viewBox="0 0 42758 1">
          <text:p text:style-name="P1"/>
          <text:p text:style-name="P1"/>
          <text:p text:style-name="P1">Yes</text:p>
        </draw:connector>
        <draw:custom-shape draw:style-name="gr37" draw:text-style-name="P28" xml:id="id155" draw:id="id155" draw:layer="layout" svg:width="4.953cm" svg:height="1.778cm" svg:x="103.6cm" svg:y="22.498cm">
          <text:p text:style-name="P1"><text:span text:style-name="T12">Set </text:span><text:span text:style-name="T12"><text:line-break/></text:span><text:span text:style-name="T12">'spiPacket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156" draw:id="id156" draw:layer="layout" svg:width="4.953cm" svg:height="1.778cm" svg:x="103.6cm" svg:y="25.427cm">
          <text:p text:style-name="P1"><text:span text:style-name="T12">Clear </text:span><text:span text:style-name="T12"><text:line-break/></text:span><text:span text:style-name="T12">'otherCommand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106.077cm" svg:y1="21.255cm" svg:x2="106.076cm" svg:y2="22.498cm" draw:start-shape="id154" draw:start-glue-point="6" draw:end-shape="id155" svg:d="M106077 21255v622h-1v621" svg:viewBox="0 0 2 1244">
          <text:p/>
        </draw:connector>
        <draw:connector draw:style-name="gr5" draw:text-style-name="P8" draw:layer="layout" svg:x1="106.077cm" svg:y1="24.276cm" svg:x2="106.076cm" svg:y2="25.427cm" draw:start-shape="id155" draw:start-glue-point="6" draw:end-shape="id156" svg:d="M106077 24276v576h-1v575" svg:viewBox="0 0 2 1152">
          <text:p/>
        </draw:connector>
        <draw:custom-shape draw:style-name="gr36" draw:text-style-name="P27" xml:id="id157" draw:id="id157" draw:layer="layout" svg:width="5.524cm" svg:height="3.556cm" svg:x="55.319cm" svg:y="23.665cm">
          <text:p text:style-name="P1"><text:span text:style-name="T12">'activateCommand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8.081cm" svg:y1="22.144cm" svg:x2="58.081cm" svg:y2="23.665cm" draw:start-shape="id153" draw:start-glue-point="6" draw:end-shape="id157" draw:end-glue-point="4" svg:d="M58081 22144v1521" svg:viewBox="0 0 1 1522">
          <text:p text:style-name="P1"><text:tab/>No</text:p>
        </draw:connector>
        <draw:custom-shape draw:style-name="gr51" draw:text-style-name="P32" xml:id="id160" draw:id="id160" draw:layer="layout" svg:width="6.985cm" svg:height="3.429cm" svg:x="92.805cm" svg:y="23.729cm">
          <text:p text:style-name="P1"><text:span text:style-name="T12">Store 0x73 </text:span><text:span text:style-name="T12"><text:line-break/></text:span><text:span text:style-name="T12">to SPI MOSI buffer</text:span></text:p>
          <text:p text:style-name="P1"><text:span text:style-name="T12"><text:line-break/></text:span><text:span text:style-name="T12">Call 'storeToRAMBuffer'</text:span><text:span text:style-name="T12"><text:line-break/></text:span><text:span text:style-name="T12">subroutin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7" draw:text-style-name="P28" xml:id="id158" draw:id="id158" draw:layer="layout" svg:width="4.953cm" svg:height="1.778cm" svg:x="93.821cm" svg:y="28.618cm">
          <text:p text:style-name="P1"><text:span text:style-name="T12">Clear </text:span><text:span text:style-name="T12"><text:line-break/></text:span><text:span text:style-name="T12">'spiData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159" draw:id="id159" draw:layer="layout" svg:width="4.953cm" svg:height="1.778cm" svg:x="93.821cm" svg:y="31.582cm">
          <text:p text:style-name="P1"><text:span text:style-name="T12">Set </text:span><text:span text:style-name="T12"><text:line-break/></text:span><text:span text:style-name="T12">'spiPacket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96.298cm" svg:y1="30.396cm" svg:x2="96.298cm" svg:y2="31.582cm" draw:start-shape="id158" draw:start-glue-point="6" draw:end-shape="id159" draw:end-glue-point="4" svg:d="M96298 30396v1186" svg:viewBox="0 0 1 1187">
          <text:p/>
        </draw:connector>
        <draw:custom-shape draw:style-name="gr37" draw:text-style-name="P28" xml:id="id161" draw:id="id161" draw:layer="layout" svg:width="4.953cm" svg:height="1.778cm" svg:x="93.821cm" svg:y="34.511cm">
          <text:p text:style-name="P1"><text:span text:style-name="T12">Clear </text:span><text:span text:style-name="T12"><text:line-break/></text:span><text:span text:style-name="T12">'activateCommand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60.843cm" svg:y1="25.443cm" svg:x2="92.805cm" svg:y2="25.443cm" draw:start-shape="id157" draw:start-glue-point="7" draw:end-shape="id160" draw:end-glue-point="3" svg:d="M60843 25443h31962" svg:viewBox="0 0 31963 1">
          <text:p text:style-name="P1"/>
          <text:p text:style-name="P1"/>
          <text:p text:style-name="P1">Yes</text:p>
        </draw:connector>
        <draw:connector draw:style-name="gr5" draw:text-style-name="P8" draw:layer="layout" svg:x1="96.297cm" svg:y1="27.158cm" svg:x2="96.297cm" svg:y2="28.618cm" draw:start-shape="id160" draw:start-glue-point="2" draw:end-shape="id158" svg:d="M96297 27158v1460" svg:viewBox="0 0 1 1461">
          <text:p/>
        </draw:connector>
        <draw:connector draw:style-name="gr5" draw:text-style-name="P8" draw:layer="layout" svg:x1="96.298cm" svg:y1="33.36cm" svg:x2="96.297cm" svg:y2="34.511cm" draw:start-shape="id159" draw:start-glue-point="6" draw:end-shape="id161" svg:d="M96298 33360v576h-1v575" svg:viewBox="0 0 2 1152">
          <text:p/>
        </draw:connector>
        <draw:custom-shape draw:style-name="gr36" draw:text-style-name="P27" xml:id="id162" draw:id="id162" draw:layer="layout" svg:width="5.524cm" svg:height="3.556cm" svg:x="55.319cm" svg:y="28.911cm">
          <text:p text:style-name="P1"><text:span text:style-name="T12">'rPlWidthCommand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8.081cm" svg:y1="27.221cm" svg:x2="58.081cm" svg:y2="28.911cm" draw:start-shape="id157" draw:start-glue-point="6" draw:end-shape="id162" draw:end-glue-point="4" svg:d="M58081 27221v1690" svg:viewBox="0 0 1 1691">
          <text:p text:style-name="P1"><text:tab/>No</text:p>
        </draw:connector>
        <draw:custom-shape draw:style-name="gr51" draw:text-style-name="P32" xml:id="id165" draw:id="id165" draw:layer="layout" svg:width="6.985cm" svg:height="3.429cm" svg:x="82.275cm" svg:y="28.975cm">
          <text:p text:style-name="P1"><text:span text:style-name="T12">Store 0xFF </text:span><text:span text:style-name="T12"><text:line-break/></text:span><text:span text:style-name="T12">to SPI MOSI buffer</text:span></text:p>
          <text:p text:style-name="P1"><text:span text:style-name="T12"><text:line-break/></text:span><text:span text:style-name="T12">Call 'storeToRAMBuffer'</text:span><text:span text:style-name="T12"><text:line-break/></text:span><text:span text:style-name="T12">subroutin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7" draw:text-style-name="P28" xml:id="id163" draw:id="id163" draw:layer="layout" svg:width="4.953cm" svg:height="1.778cm" svg:x="83.291cm" svg:y="33.679cm">
          <text:p text:style-name="P1"><text:span text:style-name="T12">Clear </text:span><text:span text:style-name="T12"><text:line-break/></text:span><text:span text:style-name="T12">'spiData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164" draw:id="id164" draw:layer="layout" svg:width="4.953cm" svg:height="1.778cm" svg:x="83.291cm" svg:y="36.597cm">
          <text:p text:style-name="P1"><text:span text:style-name="T12">Set </text:span><text:span text:style-name="T12"><text:line-break/></text:span><text:span text:style-name="T12">'spiPacket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85.768cm" svg:y1="35.457cm" svg:x2="85.768cm" svg:y2="36.597cm" draw:start-shape="id163" draw:start-glue-point="6" draw:end-shape="id164" draw:end-glue-point="4" svg:d="M85768 35457v1140" svg:viewBox="0 0 1 1141">
          <text:p/>
        </draw:connector>
        <draw:custom-shape draw:style-name="gr37" draw:text-style-name="P28" xml:id="id166" draw:id="id166" draw:layer="layout" svg:width="4.953cm" svg:height="1.778cm" svg:x="83.291cm" svg:y="39.515cm">
          <text:p text:style-name="P1"><text:span text:style-name="T12">Clear </text:span><text:span text:style-name="T12"><text:line-break/></text:span><text:span text:style-name="T12">'rPlWidthCommand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85.767cm" svg:y1="32.404cm" svg:x2="85.767cm" svg:y2="33.679cm" draw:start-shape="id165" draw:start-glue-point="2" draw:end-shape="id163" svg:d="M85767 32404v1275" svg:viewBox="0 0 1 1276">
          <text:p/>
        </draw:connector>
        <draw:connector draw:style-name="gr5" draw:text-style-name="P8" draw:layer="layout" svg:x1="85.768cm" svg:y1="38.375cm" svg:x2="85.767cm" svg:y2="39.515cm" draw:start-shape="id164" draw:start-glue-point="6" draw:end-shape="id166" svg:d="M85768 38375v571h-1v569" svg:viewBox="0 0 2 1141">
          <text:p/>
        </draw:connector>
        <draw:connector draw:style-name="gr8" draw:text-style-name="P8" draw:layer="layout" svg:x1="60.843cm" svg:y1="30.689cm" svg:x2="82.275cm" svg:y2="30.689cm" draw:start-shape="id162" draw:start-glue-point="7" draw:end-shape="id165" draw:end-glue-point="3" svg:d="M60843 30689h21432" svg:viewBox="0 0 21433 1">
          <text:p text:style-name="P1"/>
          <text:p text:style-name="P1"/>
          <text:p text:style-name="P1">Yes</text:p>
        </draw:connector>
        <draw:custom-shape draw:style-name="gr36" draw:text-style-name="P27" xml:id="id167" draw:id="id167" draw:layer="layout" svg:width="5.524cm" svg:height="3.556cm" svg:x="55.319cm" svg:y="33.839cm">
          <text:p text:style-name="P1"><text:span text:style-name="T12">'wPayloadCommand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6" draw:text-style-name="P27" xml:id="id168" draw:id="id168" draw:layer="layout" svg:width="5.524cm" svg:height="3.556cm" svg:x="55.319cm" svg:y="38.911cm">
          <text:p text:style-name="P1"><text:span text:style-name="T12">'wAckPlCommand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6" draw:text-style-name="P27" xml:id="id169" draw:id="id169" draw:layer="layout" svg:width="5.524cm" svg:height="3.556cm" svg:x="55.319cm" svg:y="43.929cm">
          <text:p text:style-name="P1"><text:span text:style-name="T12">'rPayloadCommand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8.081cm" svg:y1="32.467cm" svg:x2="58.081cm" svg:y2="33.839cm" draw:start-shape="id162" draw:start-glue-point="6" draw:end-shape="id167" draw:end-glue-point="4" svg:d="M58081 32467v1372" svg:viewBox="0 0 1 1373">
          <text:p text:style-name="P1"><text:tab/>No</text:p>
        </draw:connector>
        <draw:connector draw:style-name="gr8" draw:text-style-name="P8" draw:layer="layout" svg:x1="58.081cm" svg:y1="37.395cm" svg:x2="58.081cm" svg:y2="38.911cm" draw:start-shape="id167" draw:start-glue-point="6" draw:end-shape="id168" draw:end-glue-point="4" svg:d="M58081 37395v1516" svg:viewBox="0 0 1 1517">
          <text:p text:style-name="P1"><text:tab/>No</text:p>
        </draw:connector>
        <draw:connector draw:style-name="gr8" draw:text-style-name="P8" draw:layer="layout" svg:x1="58.081cm" svg:y1="42.467cm" svg:x2="58.081cm" svg:y2="43.929cm" draw:start-shape="id168" draw:start-glue-point="6" draw:end-shape="id169" draw:end-glue-point="4" svg:d="M58081 42467v1462" svg:viewBox="0 0 1 1463">
          <text:p text:style-name="P1"><text:tab/>No</text:p>
        </draw:connector>
        <draw:custom-shape draw:style-name="gr37" draw:text-style-name="P28" xml:id="id170" draw:id="id170" draw:layer="layout" svg:width="4.953cm" svg:height="1.778cm" svg:x="72.901cm" svg:y="39.8cm">
          <text:p text:style-name="P1"><text:span text:style-name="T12">Get n'th byte </text:span><text:span text:style-name="T12"><text:line-break/></text:span><text:span text:style-name="T12">from nrfPaylo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171" draw:id="id171" draw:layer="layout" svg:width="4.953cm" svg:height="1.778cm" svg:x="72.901cm" svg:y="42.826cm">
          <text:p text:style-name="P1"><text:span text:style-name="T12">n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28" xml:id="id172" draw:id="id172" draw:layer="layout" svg:width="5.842cm" svg:height="1.778cm" svg:x="72.456cm" svg:y="45.609cm">
          <text:p text:style-name="P1"><text:span text:style-name="T12">Store the byte to</text:span><text:span text:style-name="T12"><text:line-break/></text:span><text:span text:style-name="T12">SPI MOSI buffer</text:span><text:span text:style-name="T12"><text:line-break/></text:span><text:span text:style-name="T12">according to write poi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173" draw:id="id173" draw:layer="layout" svg:width="4.953cm" svg:height="1.778cm" svg:x="72.901cm" svg:y="48.546cm">
          <text:p text:style-name="P1"><text:span text:style-name="T12">Write pointer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75.378cm" svg:y1="41.578cm" svg:x2="75.378cm" svg:y2="42.826cm" draw:start-shape="id170" draw:start-glue-point="6" draw:end-shape="id171" draw:end-glue-point="4" svg:d="M75378 41578v1248" svg:viewBox="0 0 1 1249">
          <text:p/>
        </draw:connector>
        <draw:connector draw:style-name="gr5" draw:text-style-name="P8" draw:layer="layout" svg:x1="75.378cm" svg:y1="44.604cm" svg:x2="75.377cm" svg:y2="45.609cm" draw:start-shape="id171" draw:start-glue-point="6" draw:end-shape="id172" svg:d="M75378 44604v503h-1v502" svg:viewBox="0 0 2 1006">
          <text:p/>
        </draw:connector>
        <draw:connector draw:style-name="gr5" draw:text-style-name="P8" draw:layer="layout" svg:x1="75.377cm" svg:y1="47.387cm" svg:x2="75.377cm" svg:y2="48.546cm" draw:start-shape="id172" draw:start-glue-point="6" draw:end-shape="id173" svg:d="M75377 47387v1159" svg:viewBox="0 0 1 1160">
          <text:p/>
        </draw:connector>
        <draw:custom-shape draw:style-name="gr52" draw:text-style-name="P27" xml:id="id174" draw:id="id174" draw:layer="layout" svg:width="6.35cm" svg:height="4.318cm" svg:x="72.202cm" svg:y="51.61cm">
          <text:p text:style-name="P1"><text:span text:style-name="T12">MOSI write pointer</text:span><text:span text:style-name="T12"><text:line-break/></text:span><text:span text:style-name="T12">==</text:span><text:span text:style-name="T12"><text:line-break/></text:span><text:span text:style-name="T12">MOSI read poin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3" draw:text-style-name="P15" xml:id="id175" draw:id="id175" draw:layer="layout" svg:width="6.731cm" svg:height="2.286cm" svg:x="65.199cm" svg:y="55.674cm">
          <text:p text:style-name="P1"><text:span text:style-name="T9">Set T flag in SREG</text:span><text:span text:style-name="T9"><text:line-break/></text:span><text:span text:style-name="T9">(an error has occurr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72.202cm" svg:y1="53.769cm" svg:x2="68.565cm" svg:y2="55.674cm" draw:start-shape="id174" draw:start-glue-point="5" draw:end-shape="id175" draw:end-glue-point="4" svg:d="M72202 53769h-3637v1905" svg:viewBox="0 0 3638 1906">
          <text:p text:style-name="P1">Yes</text:p>
        </draw:connector>
        <draw:connector draw:style-name="gr5" draw:text-style-name="P8" draw:layer="layout" svg:x1="75.378cm" svg:y1="50.324cm" svg:x2="75.377cm" svg:y2="51.61cm" draw:start-shape="id173" draw:start-glue-point="6" draw:end-shape="id174" svg:d="M75378 50324v644h-1v642" svg:viewBox="0 0 2 1287">
          <text:p/>
        </draw:connector>
        <draw:custom-shape draw:style-name="gr52" draw:text-style-name="P27" xml:id="id176" draw:id="id176" draw:layer="layout" svg:width="6.35cm" svg:height="4.318cm" svg:x="72.202cm" svg:y="57.176cm">
          <text:p text:style-name="P1"><text:span text:style-name="T12">n</text:span><text:span text:style-name="T12"><text:line-break/></text:span><text:span text:style-name="T12">&gt;=</text:span><text:span text:style-name="T12"><text:line-break/></text:span><text:span text:style-name="T12">MOSI buffer lengt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75.377cm" svg:y1="55.928cm" svg:x2="75.377cm" svg:y2="57.176cm" draw:start-shape="id174" draw:start-glue-point="6" draw:end-shape="id176" draw:end-glue-point="4" svg:d="M75377 55928v1248" svg:viewBox="0 0 1 1249">
          <text:p text:style-name="P1"><text:tab/>No</text:p>
        </draw:connector>
        <draw:connector draw:style-name="gr8" draw:text-style-name="P8" draw:layer="layout" svg:x1="78.552cm" svg:y1="59.335cm" svg:x2="77.854cm" svg:y2="40.689cm" draw:start-shape="id176" draw:start-glue-point="7" draw:end-shape="id170" draw:end-glue-point="7" svg:d="M78552 59335h502v-18646h-1200" svg:viewBox="0 0 1201 18647">
          <text:p text:style-name="P1"><text:tab/><text:tab/><text:tab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/text:p>
          <text:p text:style-name="P1"/>
          <text:p text:style-name="P1"><text:tab/>No</text:p>
        </draw:connector>
        <draw:custom-shape draw:style-name="gr37" draw:text-style-name="P28" xml:id="id177" draw:id="id177" draw:layer="layout" svg:width="4.953cm" svg:height="1.778cm" svg:x="72.901cm" svg:y="62.815cm">
          <text:p text:style-name="P1"><text:span text:style-name="T12">Clear </text:span><text:span text:style-name="T12"><text:line-break/></text:span><text:span text:style-name="T12">'spiData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178" draw:id="id178" draw:layer="layout" svg:width="4.953cm" svg:height="1.778cm" svg:x="72.901cm" svg:y="65.644cm">
          <text:p text:style-name="P1"><text:span text:style-name="T12">Set </text:span><text:span text:style-name="T12"><text:line-break/></text:span><text:span text:style-name="T12">'spiPacket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75.377cm" svg:y1="64.593cm" svg:x2="75.378cm" svg:y2="65.644cm" draw:start-shape="id177" draw:end-shape="id178" draw:end-glue-point="4" svg:d="M75377 64593v526h1v525" svg:viewBox="0 0 2 1052">
          <text:p/>
        </draw:connector>
        <draw:connector draw:style-name="gr8" draw:text-style-name="P8" draw:layer="layout" svg:x1="75.377cm" svg:y1="61.494cm" svg:x2="75.377cm" svg:y2="62.815cm" draw:start-shape="id176" draw:start-glue-point="6" draw:end-shape="id177" svg:d="M75377 61494v1321" svg:viewBox="0 0 1 1322">
          <text:p text:style-name="P1"><text:tab/>Yes</text:p>
        </draw:connector>
        <draw:custom-shape draw:style-name="gr54" draw:text-style-name="P28" xml:id="id179" draw:id="id179" draw:layer="layout" svg:width="5.588cm" svg:height="2.667cm" svg:x="72.583cm" svg:y="68.525cm">
          <text:p text:style-name="P1"><text:span text:style-name="T12">Clear </text:span><text:span text:style-name="T12"><text:line-break/></text:span><text:span text:style-name="T12">'wPayloadCommand' &amp;</text:span><text:span text:style-name="T12"><text:line-break/></text:span><text:span text:style-name="T12">'wAckPlCommand' &amp;</text:span><text:span text:style-name="T12"><text:line-break/></text:span><text:span text:style-name="T12">'rPayloadCommand' fla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75.378cm" svg:y1="67.422cm" svg:x2="75.377cm" svg:y2="68.525cm" draw:start-shape="id178" draw:start-glue-point="6" draw:end-shape="id179" draw:end-glue-point="4" svg:d="M75378 67422v552h-1v551" svg:viewBox="0 0 2 1104">
          <text:p/>
        </draw:connector>
        <draw:connector draw:style-name="gr5" draw:text-style-name="P8" draw:layer="layout" svg:x1="68.565cm" svg:y1="57.96cm" svg:x2="72.202cm" svg:y2="59.335cm" draw:start-shape="id175" draw:start-glue-point="6" draw:end-shape="id176" draw:end-glue-point="5" svg:d="M68565 57960v1375h3637" svg:viewBox="0 0 3638 1376">
          <text:p/>
        </draw:connector>
        <draw:custom-shape draw:style-name="gr36" draw:text-style-name="P27" xml:id="id180" draw:id="id180" draw:layer="layout" svg:width="5.524cm" svg:height="3.556cm" svg:x="55.319cm" svg:y="49.023cm">
          <text:p text:style-name="P1"><text:span text:style-name="T12">'wRegisterCommand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8.081cm" svg:y1="47.485cm" svg:x2="58.081cm" svg:y2="49.023cm" draw:start-shape="id169" draw:start-glue-point="6" draw:end-shape="id180" draw:end-glue-point="4" svg:d="M58081 47485v1538" svg:viewBox="0 0 1 1539">
          <text:p text:style-name="P1"><text:tab/>No</text:p>
        </draw:connector>
        <draw:custom-shape draw:style-name="gr36" draw:text-style-name="P27" xml:id="id181" draw:id="id181" draw:layer="layout" svg:width="5.524cm" svg:height="3.556cm" svg:x="55.319cm" svg:y="53.998cm">
          <text:p text:style-name="P1"><text:span text:style-name="T12">'rRegisterCommand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8.081cm" svg:y1="57.554cm" svg:x2="58.081cm" svg:y2="61.447cm" draw:start-shape="id181" draw:start-glue-point="6" draw:end-shape="id182" draw:end-glue-point="4" svg:d="M58081 57554v3893" svg:viewBox="0 0 1 3894">
          <text:p text:style-name="P1"><text:tab/>No</text:p>
        </draw:connector>
        <draw:connector draw:style-name="gr8" draw:text-style-name="P8" draw:layer="layout" svg:x1="58.081cm" svg:y1="52.579cm" svg:x2="58.081cm" svg:y2="53.998cm" draw:start-shape="id180" draw:start-glue-point="6" draw:end-shape="id181" draw:end-glue-point="4" svg:d="M58081 52579v1419" svg:viewBox="0 0 1 1420">
          <text:p text:style-name="P1"><text:tab/>No</text:p>
        </draw:connector>
        <draw:custom-shape draw:style-name="gr55" draw:text-style-name="P27" xml:id="id183" draw:id="id183" draw:layer="layout" svg:width="6.971cm" svg:height="4.667cm" svg:x="42.18cm" svg:y="48.468cm">
          <text:p text:style-name="P1"><text:span text:style-name="T12">NrfRegMapAddress</text:span><text:span text:style-name="T12"><text:line-break/></text:span><text:span text:style-name="T12">==</text:span><text:span text:style-name="T12"><text:line-break/></text:span><text:span text:style-name="T12">0x0A or 0x0B or 0x1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45.666cm" svg:y1="53.135cm" svg:x2="45.666cm" svg:y2="54.456cm" draw:start-shape="id183" draw:start-glue-point="6" draw:end-shape="id184" draw:end-glue-point="4" svg:d="M45666 53135v1321" svg:viewBox="0 0 1 1322">
          <text:p text:style-name="P1"><text:tab/>No</text:p>
        </draw:connector>
        <draw:custom-shape draw:style-name="gr37" draw:text-style-name="P28" xml:id="id185" draw:id="id185" draw:layer="layout" svg:width="4.953cm" svg:height="1.778cm" svg:x="32.098cm" svg:y="49.912cm">
          <text:p text:style-name="P1"><text:span text:style-name="T12">Get n'th byte </text:span><text:span text:style-name="T12"><text:line-break/></text:span><text:span text:style-name="T12">from nrfReg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186" draw:id="id186" draw:layer="layout" svg:width="4.953cm" svg:height="1.778cm" svg:x="32.098cm" svg:y="52.923cm">
          <text:p text:style-name="P1"><text:span text:style-name="T12">n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28" xml:id="id187" draw:id="id187" draw:layer="layout" svg:width="5.842cm" svg:height="1.778cm" svg:x="31.653cm" svg:y="55.825cm">
          <text:p text:style-name="P1"><text:span text:style-name="T12">Store the byte to</text:span><text:span text:style-name="T12"><text:line-break/></text:span><text:span text:style-name="T12">SPI MOSI buffer</text:span><text:span text:style-name="T12"><text:line-break/></text:span><text:span text:style-name="T12">according to write poi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188" draw:id="id188" draw:layer="layout" svg:width="4.953cm" svg:height="1.778cm" svg:x="32.098cm" svg:y="58.819cm">
          <text:p text:style-name="P1"><text:span text:style-name="T12">Write pointer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27" xml:id="id189" draw:id="id189" draw:layer="layout" svg:width="6.35cm" svg:height="4.318cm" svg:x="31.399cm" svg:y="61.659cm">
          <text:p text:style-name="P1"><text:span text:style-name="T12">MOSI write pointer</text:span><text:span text:style-name="T12"><text:line-break/></text:span><text:span text:style-name="T12">==</text:span><text:span text:style-name="T12"><text:line-break/></text:span><text:span text:style-name="T12">MOSI read poin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6" draw:text-style-name="P15" xml:id="id190" draw:id="id190" draw:layer="layout" svg:width="6.036cm" svg:height="2.286cm" svg:x="23.517cm" svg:y="62.675cm">
          <text:p text:style-name="P1"><text:span text:style-name="T9">Set T flag in SREG</text:span><text:span text:style-name="T9"><text:line-break/></text:span><text:span text:style-name="T9">(an error has occurr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27" xml:id="id191" draw:id="id191" draw:layer="layout" svg:width="6.35cm" svg:height="4.318cm" svg:x="31.399cm" svg:y="67.144cm">
          <text:p text:style-name="P1"><text:span text:style-name="T12">n</text:span><text:span text:style-name="T12"><text:line-break/></text:span><text:span text:style-name="T12">&gt;=</text:span><text:span text:style-name="T12"><text:line-break/></text:span><text:span text:style-name="T12">MOSI buffer lengt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8" draw:layer="layout" svg:x1="34.575cm" svg:y1="51.69cm" svg:x2="34.574cm" svg:y2="52.923cm" draw:start-shape="id185" draw:start-glue-point="6" draw:end-shape="id186" draw:end-glue-point="0" svg:d="M34575 51690v617h-1v616" svg:viewBox="0 0 2 1234">
          <text:p/>
        </draw:connector>
        <draw:connector draw:style-name="gr5" draw:text-style-name="P8" draw:layer="layout" svg:x1="34.575cm" svg:y1="54.701cm" svg:x2="34.574cm" svg:y2="55.825cm" draw:start-shape="id186" draw:start-glue-point="6" draw:end-shape="id187" draw:end-glue-point="4" svg:d="M34575 54701v563h-1v561" svg:viewBox="0 0 2 1125">
          <text:p/>
        </draw:connector>
        <draw:connector draw:style-name="gr5" draw:text-style-name="P8" draw:layer="layout" svg:x1="34.574cm" svg:y1="57.603cm" svg:x2="34.575cm" svg:y2="58.819cm" draw:start-shape="id187" draw:start-glue-point="6" draw:end-shape="id188" draw:end-glue-point="4" svg:d="M34574 57603v609h1v607" svg:viewBox="0 0 2 1217">
          <text:p/>
        </draw:connector>
        <draw:connector draw:style-name="gr5" draw:text-style-name="P8" draw:layer="layout" svg:x1="34.575cm" svg:y1="60.597cm" svg:x2="34.574cm" svg:y2="61.659cm" draw:start-shape="id188" draw:start-glue-point="6" draw:end-shape="id189" draw:end-glue-point="4" svg:d="M34575 60597v532h-1v530" svg:viewBox="0 0 2 1063">
          <text:p/>
        </draw:connector>
        <draw:connector draw:style-name="gr8" draw:text-style-name="P8" draw:layer="layout" svg:x1="31.399cm" svg:y1="63.818cm" svg:x2="29.553cm" svg:y2="63.818cm" draw:start-shape="id189" draw:start-glue-point="5" draw:end-shape="id190" svg:d="M31399 63818h-1846" svg:viewBox="0 0 1847 1">
          <text:p text:style-name="P1"/>
          <text:p text:style-name="P1"/>
          <text:p text:style-name="P1">Yes</text:p>
        </draw:connector>
        <draw:connector draw:style-name="gr8" draw:text-style-name="P8" xml:id="id192" draw:id="id192" draw:layer="layout" svg:x1="34.574cm" svg:y1="65.977cm" svg:x2="34.574cm" svg:y2="67.144cm" draw:end-shape="id191" draw:end-glue-point="4" svg:d="M34574 65977v1167" svg:viewBox="0 0 1 1168">
          <text:p text:style-name="P1"><text:tab/>No</text:p>
        </draw:connector>
        <draw:connector draw:style-name="gr8" draw:text-style-name="P8" draw:layer="layout" draw:line-skew="-9.059cm" svg:x1="31.399cm" svg:y1="69.303cm" svg:x2="32.098cm" svg:y2="50.801cm" draw:start-shape="id191" draw:start-glue-point="5" draw:end-shape="id185" draw:end-glue-point="5" svg:d="M31399 69303h-9560v-18502h10259" svg:viewBox="0 0 10260 1850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No</text:p>
        </draw:connector>
        <draw:connector draw:style-name="gr5" draw:text-style-name="P8" draw:layer="layout" draw:line-skew="1.07cm" svg:x1="26.535cm" svg:y1="64.961cm" svg:x2="34.574cm" svg:y2="66.56cm" draw:start-shape="id190" draw:start-glue-point="6" draw:end-shape="id192" draw:end-glue-point="0" svg:d="M26535 64961v1579h8039v20" svg:viewBox="0 0 8040 1600">
          <text:p/>
        </draw:connector>
        <draw:custom-shape draw:style-name="gr37" draw:text-style-name="P28" xml:id="id193" draw:id="id193" draw:layer="layout" svg:width="4.953cm" svg:height="1.778cm" svg:x="32.098cm" svg:y="72.756cm">
          <text:p text:style-name="P1"><text:span text:style-name="T12">Clear </text:span><text:span text:style-name="T12"><text:line-break/></text:span><text:span text:style-name="T12">'spiData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194" draw:id="id194" draw:layer="layout" svg:width="4.953cm" svg:height="1.778cm" svg:x="32.098cm" svg:y="75.504cm">
          <text:p text:style-name="P1"><text:span text:style-name="T12">Set </text:span><text:span text:style-name="T12"><text:line-break/></text:span><text:span text:style-name="T12">'spiPacket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34.575cm" svg:y1="74.534cm" svg:x2="34.575cm" svg:y2="75.504cm" draw:start-shape="id193" draw:start-glue-point="6" draw:end-shape="id194" draw:end-glue-point="4" svg:d="M34575 74534v970" svg:viewBox="0 0 1 971">
          <text:p/>
        </draw:connector>
        <draw:custom-shape draw:style-name="gr54" draw:text-style-name="P28" xml:id="id195" draw:id="id195" draw:layer="layout" svg:width="5.588cm" svg:height="2.667cm" svg:x="31.78cm" svg:y="78.333cm">
          <text:p text:style-name="P1"><text:span text:style-name="T12">Clear </text:span><text:span text:style-name="T12"><text:line-break/></text:span><text:span text:style-name="T12">'wRegisterCommand' &amp;</text:span><text:span text:style-name="T12"><text:line-break/></text:span><text:span text:style-name="T12">'rRegisterCommand' fla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34.575cm" svg:y1="77.282cm" svg:x2="34.574cm" svg:y2="78.333cm" draw:start-shape="id194" draw:start-glue-point="6" draw:end-shape="id195" draw:end-glue-point="4" svg:d="M34575 77282v526h-1v525" svg:viewBox="0 0 2 1052">
          <text:p/>
        </draw:connector>
        <draw:connector draw:style-name="gr8" draw:text-style-name="P8" draw:layer="layout" svg:x1="34.574cm" svg:y1="71.462cm" svg:x2="34.574cm" svg:y2="72.756cm" draw:start-shape="id191" draw:start-glue-point="6" draw:end-shape="id193" svg:d="M34574 71462v1294" svg:viewBox="0 0 1 1295">
          <text:p text:style-name="P1"><text:tab/>Yes</text:p>
        </draw:connector>
        <draw:custom-shape draw:style-name="gr37" draw:text-style-name="P28" xml:id="id184" draw:id="id184" draw:layer="layout" svg:width="4.953cm" svg:height="1.778cm" svg:x="43.189cm" svg:y="54.456cm">
          <text:p text:style-name="P1"><text:span text:style-name="T12">Get 1st byte </text:span><text:span text:style-name="T12"><text:line-break/></text:span><text:span text:style-name="T12">from nrfReg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32" xml:id="id196" draw:id="id196" draw:layer="layout" svg:width="6.985cm" svg:height="3.429cm" svg:x="42.173cm" svg:y="57.474cm">
          <text:p text:style-name="P1"><text:span text:style-name="T12">Store the byte</text:span><text:span text:style-name="T12"><text:line-break/></text:span><text:span text:style-name="T12">to SPI MOSI buffer</text:span></text:p>
          <text:p text:style-name="P1"><text:span text:style-name="T12"><text:line-break/></text:span><text:span text:style-name="T12">Call 'storeToRAMBuffer'</text:span><text:span text:style-name="T12"><text:line-break/></text:span><text:span text:style-name="T12">subroutine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8" draw:layer="layout" svg:x1="45.666cm" svg:y1="56.234cm" svg:x2="45.665cm" svg:y2="57.474cm" draw:start-shape="id184" draw:start-glue-point="6" draw:end-shape="id196" draw:end-glue-point="0" svg:d="M45666 56234v620h-1v620" svg:viewBox="0 0 2 1241">
          <text:p/>
        </draw:connector>
        <draw:custom-shape draw:style-name="gr37" draw:text-style-name="P28" xml:id="id197" draw:id="id197" draw:layer="layout" svg:width="4.953cm" svg:height="1.778cm" svg:x="43.189cm" svg:y="62.27cm">
          <text:p text:style-name="P1"><text:span text:style-name="T12">Clear </text:span><text:span text:style-name="T12"><text:line-break/></text:span><text:span text:style-name="T12">'spiData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28" xml:id="id198" draw:id="id198" draw:layer="layout" svg:width="4.953cm" svg:height="1.778cm" svg:x="43.189cm" svg:y="65.342cm">
          <text:p text:style-name="P1"><text:span text:style-name="T12">Set </text:span><text:span text:style-name="T12"><text:line-break/></text:span><text:span text:style-name="T12">'spiPacket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45.666cm" svg:y1="64.048cm" svg:x2="45.665cm" svg:y2="65.342cm" draw:start-shape="id197" draw:start-glue-point="6" draw:end-shape="id198" svg:d="M45666 64048v648h-1v646" svg:viewBox="0 0 2 1295">
          <text:p/>
        </draw:connector>
        <draw:connector draw:style-name="gr5" draw:text-style-name="P8" draw:layer="layout" svg:x1="45.665cm" svg:y1="60.903cm" svg:x2="45.665cm" svg:y2="62.27cm" draw:start-shape="id196" draw:end-shape="id197" svg:d="M45665 60903v1367" svg:viewBox="0 0 1 1368">
          <text:p/>
        </draw:connector>
        <draw:custom-shape draw:style-name="gr54" draw:text-style-name="P28" xml:id="id199" draw:id="id199" draw:layer="layout" svg:width="5.588cm" svg:height="2.667cm" svg:x="42.871cm" svg:y="68.525cm">
          <text:p text:style-name="P1"><text:span text:style-name="T12">Clear </text:span><text:span text:style-name="T12"><text:line-break/></text:span><text:span text:style-name="T12">'wRegisterCommand' &amp;</text:span><text:span text:style-name="T12"><text:line-break/></text:span><text:span text:style-name="T12">'rRegisterCommand' fla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45.666cm" svg:y1="67.12cm" svg:x2="45.665cm" svg:y2="68.525cm" draw:start-shape="id198" draw:start-glue-point="6" draw:end-shape="id199" draw:end-glue-point="4" svg:d="M45666 67120v703h-1v702" svg:viewBox="0 0 2 1406">
          <text:p/>
        </draw:connector>
        <draw:custom-shape draw:style-name="gr38" draw:text-style-name="P22" xml:id="id182" draw:id="id182" draw:layer="layout" svg:width="3.302cm" svg:height="1.016cm" svg:x="56.43cm" svg:y="61.447cm">
          <text:p text:style-name="P1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8" draw:layer="layout" draw:type="line" svg:x1="60.843cm" svg:y1="35.617cm" svg:x2="72.901cm" svg:y2="40.689cm" draw:start-shape="id167" draw:start-glue-point="7" draw:end-shape="id170" draw:end-glue-point="5" svg:d="M60843 35617l12058 5072" svg:viewBox="0 0 12059 5073">
          <text:p text:style-name="P1"/>
          <text:p text:style-name="P1"/>
          <text:p text:style-name="P1">Yes</text:p>
        </draw:connector>
        <draw:connector draw:style-name="gr8" draw:text-style-name="P8" draw:layer="layout" draw:type="line" svg:x1="60.843cm" svg:y1="40.689cm" svg:x2="72.901cm" svg:y2="40.689cm" draw:start-shape="id168" draw:start-glue-point="7" draw:end-shape="id170" draw:end-glue-point="5" svg:d="M60843 40689h12058" svg:viewBox="0 0 12059 1">
          <text:p text:style-name="P1"/>
          <text:p text:style-name="P1"/>
          <text:p text:style-name="P1"/>
          <text:p text:style-name="P1">Yes</text:p>
        </draw:connector>
        <draw:connector draw:style-name="gr8" draw:text-style-name="P8" draw:layer="layout" draw:type="line" svg:x1="60.843cm" svg:y1="45.707cm" svg:x2="72.901cm" svg:y2="40.689cm" draw:start-shape="id169" draw:start-glue-point="7" draw:end-shape="id170" draw:end-glue-point="5" svg:d="M60843 45707l12058-5018" svg:viewBox="0 0 12059 5019">
          <text:p text:style-name="P1"/>
          <text:p text:style-name="P1"/>
          <text:p text:style-name="P1"/>
          <text:p text:style-name="P1">Yes</text:p>
        </draw:connector>
        <draw:connector draw:style-name="gr8" draw:text-style-name="P8" draw:layer="layout" draw:type="line" svg:x1="42.18cm" svg:y1="50.801cm" svg:x2="37.051cm" svg:y2="50.801cm" draw:start-shape="id183" draw:end-shape="id185" draw:end-glue-point="7" svg:d="M42180 50801h-5129" svg:viewBox="0 0 5130 1">
          <text:p text:style-name="P1"/>
          <text:p text:style-name="P1"/>
          <text:p text:style-name="P1">Yes</text:p>
        </draw:connector>
        <draw:connector draw:style-name="gr8" draw:text-style-name="P8" draw:layer="layout" draw:type="line" svg:x1="55.319cm" svg:y1="50.801cm" svg:x2="49.151cm" svg:y2="50.802cm" draw:start-shape="id180" draw:start-glue-point="5" draw:end-shape="id183" draw:end-glue-point="7" svg:d="M55319 50801l-6168 1" svg:viewBox="0 0 6169 2">
          <text:p text:style-name="P1"/>
          <text:p text:style-name="P1"/>
          <text:p text:style-name="P1">Yes</text:p>
        </draw:connector>
        <draw:connector draw:style-name="gr8" draw:text-style-name="P8" draw:layer="layout" draw:type="line" svg:x1="55.319cm" svg:y1="55.776cm" svg:x2="49.151cm" svg:y2="50.802cm" draw:start-shape="id181" draw:start-glue-point="5" draw:end-shape="id183" draw:end-glue-point="7" svg:d="M55319 55776l-6168-4974" svg:viewBox="0 0 6169 4975">
          <text:p text:style-name="P1"/>
          <text:p text:style-name="P1"/>
          <text:p text:style-name="P1"/>
          <text:p text:style-name="P1">Yes</text:p>
        </draw:connector>
        <draw:custom-shape draw:style-name="gr54" draw:text-style-name="P28" xml:id="id200" draw:id="id200" draw:layer="layout" svg:width="5.588cm" svg:height="2.667cm" svg:x="55.287cm" svg:y="68.525cm">
          <text:p text:style-name="P1"><text:span text:style-name="T12">Set SS output to zero</text:span><text:span text:style-name="T12"><text:line-break/></text:span><text:span text:style-name="T12">(active low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58.081cm" svg:y1="68.525cm" svg:x2="58.081cm" svg:y2="62.463cm" draw:start-shape="id200" draw:start-glue-point="4" draw:end-shape="id182" draw:end-glue-point="6" svg:d="M58081 68525v-6062" svg:viewBox="0 0 1 6063">
          <text:p/>
        </draw:connector>
        <draw:connector draw:style-name="gr5" draw:text-style-name="P8" draw:layer="layout" draw:type="lines" draw:line-skew="11.374cm" svg:x1="37.368cm" svg:y1="79.667cm" svg:x2="58.081cm" svg:y2="71.192cm" draw:start-shape="id195" draw:start-glue-point="7" draw:end-shape="id200" draw:end-glue-point="6" svg:d="M37368 79667h11876l8837-7974v-501" svg:viewBox="0 0 20714 8476">
          <text:p/>
        </draw:connector>
        <draw:connector draw:style-name="gr5" draw:text-style-name="P8" draw:layer="layout" svg:x1="48.459cm" svg:y1="69.859cm" svg:x2="55.287cm" svg:y2="69.859cm" draw:start-shape="id199" draw:start-glue-point="7" draw:end-shape="id200" draw:end-glue-point="5" svg:d="M48459 69859h6828" svg:viewBox="0 0 6829 1">
          <text:p/>
        </draw:connector>
        <draw:connector draw:style-name="gr5" draw:text-style-name="P8" draw:layer="layout" svg:x1="72.583cm" svg:y1="69.859cm" svg:x2="60.875cm" svg:y2="69.859cm" draw:start-shape="id179" draw:start-glue-point="5" draw:end-shape="id200" draw:end-glue-point="7" svg:d="M72583 69859h-11708" svg:viewBox="0 0 11709 1">
          <text:p/>
        </draw:connector>
        <draw:connector draw:style-name="gr5" draw:text-style-name="P8" draw:layer="layout" draw:line-skew="7.928cm" svg:x1="85.768cm" svg:y1="41.293cm" svg:x2="58.081cm" svg:y2="71.192cm" draw:start-shape="id166" draw:start-glue-point="6" draw:end-shape="id200" draw:end-glue-point="6" svg:d="M85768 41293v38328h-27687v-8429" svg:viewBox="0 0 27688 38329">
          <text:p/>
        </draw:connector>
        <draw:connector draw:style-name="gr5" draw:text-style-name="P8" draw:layer="layout" draw:line-skew="8.971cm" svg:x1="96.298cm" svg:y1="36.289cm" svg:x2="85.769cm" svg:y2="54.724cm" draw:start-shape="id161" draw:start-glue-point="6" svg:d="M96298 36289v18440h-10529v-5" svg:viewBox="0 0 10530 18441">
          <text:p/>
        </draw:connector>
        <draw:connector draw:style-name="gr5" draw:text-style-name="P8" draw:layer="layout" draw:line-skew="13.513cm" svg:x1="106.077cm" svg:y1="27.205cm" svg:x2="96.308cm" svg:y2="54.725cm" draw:start-shape="id156" draw:start-glue-point="6" svg:d="M106077 27205v27524h-9769v-4" svg:viewBox="0 0 9770 27525">
          <text:p/>
        </draw:connector>
      </draw:page>
      <draw:page draw:name="page6" draw:style-name="dp1" draw:master-page-name="Default">
        <draw:custom-shape draw:style-name="gr48" draw:text-style-name="P26" xml:id="id201" draw:id="id201" draw:layer="layout" svg:width="6.377cm" svg:height="3.302cm" svg:x="54.692cm" svg:y="14.985cm">
          <text:p text:style-name="P33"><text:span text:style-name="T12">'spiPacketReady' </text:span></text:p>
          <text:p text:style-name="P33"><text:span text:style-name="T12">flag is se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7" draw:text-style-name="P27" xml:id="id207" draw:id="id207" draw:layer="layout" svg:width="5.969cm" svg:height="4.064cm" svg:x="54.896cm" svg:y="32.121cm">
          <text:p text:style-name="P33"><text:span text:style-name="T12">'spiTransferComplete'</text:span><text:span text:style-name="T12"><text:line-break/></text:span><text:span text:style-name="T12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22" xml:id="id203" draw:id="id203" draw:layer="layout" svg:width="3.302cm" svg:height="1.016cm" svg:x="56.229cm" svg:y="12.7cm">
          <text:p text:style-name="P34"><text:span text:style-name="T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" draw:text-style-name="P29" draw:layer="layout" svg:width="33.909cm" svg:height="4.545cm" svg:x="4.286cm" svg:y="2.786cm">
          <draw:text-box>
            <text:p text:style-name="P35"><text:span text:style-name="T16">SPI data transmission</text:span></text:p>
          </draw:text-box>
        </draw:frame>
        <draw:custom-shape draw:style-name="gr38" draw:text-style-name="P22" xml:id="id204" draw:id="id204" draw:layer="layout" svg:width="3.302cm" svg:height="1.016cm" svg:x="64.021cm" svg:y="16.128cm">
          <text:p text:style-name="P34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8" xml:id="id210" draw:id="id210" draw:layer="layout" svg:x1="57.88cm" svg:y1="18.287cm" svg:x2="57.88cm" svg:y2="21.276cm" draw:start-shape="id201" draw:start-glue-point="6" draw:end-shape="id202" draw:end-glue-point="4" svg:d="M57880 18287v2989" svg:viewBox="0 0 1 2990">
          <text:p text:style-name="P1"><text:tab/></text:p>
          <text:p text:style-name="P1"/>
          <text:p text:style-name="P1"/>
          <text:p text:style-name="P1"><text:tab/>Yes</text:p>
        </draw:connector>
        <draw:connector draw:style-name="gr5" draw:text-style-name="P8" draw:layer="layout" svg:x1="57.88cm" svg:y1="13.716cm" svg:x2="57.88cm" svg:y2="14.985cm" draw:start-shape="id203" draw:start-glue-point="6" draw:end-shape="id201" draw:end-glue-point="4" svg:d="M57880 13716v1269" svg:viewBox="0 0 1 1270">
          <text:p/>
        </draw:connector>
        <draw:custom-shape draw:style-name="gr37" draw:text-style-name="P28" xml:id="id211" draw:id="id211" draw:layer="layout" svg:width="4.953cm" svg:height="1.778cm" svg:x="55.404cm" svg:y="37.598cm">
          <text:p text:style-name="P33"><text:span text:style-name="T12">Get a byte from</text:span><text:span text:style-name="T12"><text:line-break/></text:span><text:span text:style-name="T12">spiMOSI according</text:span><text:span text:style-name="T12"><text:line-break/></text:span><text:span text:style-name="T12">to read poi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61.069cm" svg:y1="16.636cm" svg:x2="64.021cm" svg:y2="16.636cm" draw:start-shape="id201" draw:start-glue-point="7" draw:end-shape="id204" draw:end-glue-point="5" svg:d="M61069 16636h2952" svg:viewBox="0 0 2953 1">
          <text:p text:style-name="P1"/>
          <text:p text:style-name="P1"/>
          <text:p text:style-name="P1">No</text:p>
        </draw:connector>
        <draw:custom-shape draw:style-name="gr48" draw:text-style-name="P26" xml:id="id202" draw:id="id202" draw:layer="layout" svg:width="6.377cm" svg:height="3.302cm" svg:x="54.692cm" svg:y="21.276cm">
          <text:p text:style-name="P33"><text:span text:style-name="T12">'spiMOSIBufferOverflow' </text:span></text:p>
          <text:p text:style-name="P33"><text:span text:style-name="T12">flag is se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57.88cm" svg:y1="24.578cm" svg:x2="57.881cm" svg:y2="26.188cm" draw:start-shape="id202" draw:start-glue-point="6" draw:end-shape="id205" draw:end-glue-point="4" svg:d="M57880 24578v805h1v805" svg:viewBox="0 0 2 1611">
          <text:p text:style-name="P1"><text:tab/>No</text:p>
        </draw:connector>
        <draw:connector draw:style-name="gr8" draw:text-style-name="P8" draw:layer="layout" draw:line-skew="-2.152cm" svg:x1="54.692cm" svg:y1="22.927cm" svg:x2="57.881cm" svg:y2="30.996cm" draw:start-shape="id202" draw:start-glue-point="5" draw:end-shape="id206" draw:end-glue-point="0" svg:d="M54692 22927h-2654v8069h5843" svg:viewBox="0 0 5844 807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Yes</text:p>
        </draw:connector>
        <draw:custom-shape draw:style-name="gr58" draw:text-style-name="P26" xml:id="id205" draw:id="id205" draw:layer="layout" svg:width="6.731cm" svg:height="3.683cm" svg:x="54.515cm" svg:y="26.188cm">
          <text:p text:style-name="P33"><text:span text:style-name="T12">MOSI write pointer</text:span><text:span text:style-name="T12"><text:line-break/></text:span><text:span text:style-name="T12">==</text:span><text:span text:style-name="T12"><text:line-break/></text:span><text:span text:style-name="T12">MOSI read pointe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xml:id="id206" draw:id="id206" draw:layer="layout" svg:x1="57.881cm" svg:y1="29.871cm" svg:x2="57.881cm" svg:y2="32.121cm" draw:start-shape="id205" draw:start-glue-point="6" draw:end-shape="id207" draw:end-glue-point="4" svg:d="M57881 29871v2250" svg:viewBox="0 0 1 2251">
          <text:p text:style-name="P1"><text:tab/>No</text:p>
        </draw:connector>
        <draw:custom-shape draw:style-name="gr54" draw:text-style-name="P28" xml:id="id208" draw:id="id208" draw:layer="layout" svg:width="5.588cm" svg:height="2.667cm" svg:x="63.452cm" svg:y="26.696cm">
          <text:p text:style-name="P1"><text:span text:style-name="T12">Set SS output to one</text:span><text:span text:style-name="T12"><text:line-break/></text:span><text:span text:style-name="T12">(active low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61.246cm" svg:y1="28.029cm" svg:x2="63.452cm" svg:y2="28.03cm" draw:start-shape="id205" draw:start-glue-point="7" draw:end-shape="id208" draw:end-glue-point="5" svg:d="M61246 28029h1103v1h1103" svg:viewBox="0 0 2207 2">
          <text:p text:style-name="P1"/>
          <text:p text:style-name="P1"/>
          <text:p text:style-name="P1">Yes</text:p>
        </draw:connector>
        <draw:custom-shape draw:style-name="gr37" draw:text-style-name="P28" xml:id="id209" draw:id="id209" draw:layer="layout" svg:width="4.953cm" svg:height="1.778cm" svg:x="63.77cm" svg:y="30.776cm">
          <text:p text:style-name="P1"><text:span text:style-name="T12">Clear </text:span><text:span text:style-name="T12"><text:line-break/></text:span><text:span text:style-name="T12">'spiPacketReady'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66.246cm" svg:y1="29.363cm" svg:x2="66.246cm" svg:y2="30.776cm" draw:start-shape="id208" draw:end-shape="id209" svg:d="M66246 29363v1413" svg:viewBox="0 0 1 1414">
          <text:p/>
        </draw:connector>
        <draw:connector draw:style-name="gr8" draw:text-style-name="P8" draw:layer="layout" draw:line-skew="-4.388cm" svg:x1="54.896cm" svg:y1="34.153cm" svg:x2="57.88cm" svg:y2="19.781cm" draw:start-shape="id207" draw:start-glue-point="5" draw:end-shape="id210" draw:end-glue-point="0" svg:d="M54896 34153h-4890v-14372h7874" svg:viewBox="0 0 7875 1437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No</text:p>
        </draw:connector>
        <draw:connector draw:style-name="gr8" draw:text-style-name="P8" draw:layer="layout" svg:x1="57.881cm" svg:y1="36.185cm" svg:x2="57.88cm" svg:y2="37.598cm" draw:start-shape="id207" draw:start-glue-point="6" draw:end-shape="id211" svg:d="M57881 36185v707h-1v706" svg:viewBox="0 0 2 1414">
          <text:p text:style-name="P1"><text:tab/>Yes</text:p>
        </draw:connector>
        <draw:custom-shape draw:style-name="gr37" draw:text-style-name="P28" xml:id="id212" draw:id="id212" draw:layer="layout" svg:width="4.953cm" svg:height="1.778cm" svg:x="55.404cm" svg:y="40.646cm">
          <text:p text:style-name="P33"><text:span text:style-name="T12">Send the byte </text:span><text:span text:style-name="T12"><text:line-break/></text:span><text:span text:style-name="T12">through S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57.881cm" svg:y1="39.376cm" svg:x2="57.881cm" svg:y2="40.646cm" draw:start-shape="id211" draw:start-glue-point="6" draw:end-shape="id212" draw:end-glue-point="4" svg:d="M57881 39376v1270" svg:viewBox="0 0 1 1271">
          <text:p/>
        </draw:connector>
        <draw:custom-shape draw:style-name="gr37" draw:text-style-name="P28" xml:id="id213" draw:id="id213" draw:layer="layout" svg:width="4.953cm" svg:height="1.778cm" svg:x="55.404cm" svg:y="43.675cm">
          <text:p text:style-name="P1"><text:span text:style-name="T12">Clear </text:span><text:span text:style-name="T12"><text:line-break/></text:span><text:span text:style-name="T12">'spiMOSIBufferOverflow' </text:span></text:p>
          <text:p text:style-name="P1"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57.881cm" svg:y1="42.424cm" svg:x2="57.881cm" svg:y2="43.675cm" draw:start-shape="id212" draw:start-glue-point="6" draw:end-shape="id213" draw:end-glue-point="4" svg:d="M57881 42424v1251" svg:viewBox="0 0 1 1252">
          <text:p/>
        </draw:connector>
        <draw:custom-shape draw:style-name="gr37" draw:text-style-name="P28" xml:id="id214" draw:id="id214" draw:layer="layout" svg:width="4.953cm" svg:height="1.778cm" svg:x="55.404cm" svg:y="46.723cm">
          <text:p text:style-name="P1"><text:span text:style-name="T12">Clear </text:span><text:span text:style-name="T12"><text:line-break/></text:span><text:span text:style-name="T12">'spiTransferComplete</text:span><text:span text:style-name="T12">' </text:span></text:p>
          <text:p text:style-name="P1"><text:span text:style-name="T12">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57.881cm" svg:y1="45.453cm" svg:x2="57.881cm" svg:y2="46.723cm" draw:start-shape="id213" draw:start-glue-point="6" draw:end-shape="id214" draw:end-glue-point="4" svg:d="M57881 45453v1270" svg:viewBox="0 0 1 1271">
          <text:p/>
        </draw:connector>
        <draw:custom-shape draw:style-name="gr37" draw:text-style-name="P28" xml:id="id215" draw:id="id215" draw:layer="layout" svg:width="4.953cm" svg:height="1.778cm" svg:x="55.404cm" svg:y="49.644cm">
          <text:p text:style-name="P33"><text:span text:style-name="T12">SPI MOSI</text:span><text:span text:style-name="T12"><text:line-break/></text:span><text:span text:style-name="T12">read pointer 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svg:x1="57.881cm" svg:y1="48.501cm" svg:x2="57.881cm" svg:y2="49.644cm" draw:start-shape="id214" draw:start-glue-point="6" draw:end-shape="id215" draw:end-glue-point="4" svg:d="M57881 48501v1143" svg:viewBox="0 0 1 1144">
          <text:p/>
        </draw:connector>
        <draw:connector draw:style-name="gr5" draw:text-style-name="P8" draw:layer="layout" draw:line-skew="0cm 9.849cm" svg:x1="57.881cm" svg:y1="51.422cm" svg:x2="57.88cm" svg:y2="19.781cm" draw:start-shape="id215" draw:start-glue-point="6" draw:end-shape="id210" draw:end-glue-point="0" svg:d="M57881 51422v502h12826v-32143h-12827" svg:viewBox="0 0 12828 32144">
          <text:p/>
        </draw:connector>
        <draw:custom-shape draw:style-name="gr38" draw:text-style-name="P22" xml:id="id216" draw:id="id216" draw:layer="layout" svg:width="3.302cm" svg:height="1.016cm" svg:x="64.595cm" svg:y="33.932cm">
          <text:p text:style-name="P34"><text:span text:style-name="T9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66.247cm" svg:y1="32.554cm" svg:x2="66.246cm" svg:y2="33.932cm" draw:start-shape="id209" draw:start-glue-point="6" draw:end-shape="id216" draw:end-glue-point="4" svg:d="M66247 32554v690h-1v688" svg:viewBox="0 0 2 1379">
          <text:p/>
        </draw:connector>
      </draw:page>
      <draw:page draw:name="page7" draw:style-name="dp1" draw:master-page-name="Default">
        <draw:custom-shape draw:style-name="gr59" draw:text-style-name="P34" xml:id="id217" draw:id="id217" draw:layer="layout" svg:width="5.588cm" svg:height="4.381cm" svg:x="36.002cm" svg:y="14.678cm">
          <text:p text:style-name="P34"><text:span text:style-name="T9">'Time to refresh' </text:span><text:span text:style-name="T9"><text:line-break/></text:span><text:span text:style-name="T9">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0" draw:text-style-name="P22" xml:id="id219" draw:id="id219" draw:layer="layout" svg:width="7.684cm" svg:height="2.159cm" svg:x="34.954cm" svg:y="23.956cm">
          <text:p text:style-name="P34"><text:span text:style-name="T9">Digit(1, 2) to display ← </text:span><text:span text:style-name="T9"><text:line-break/></text:span><text:span text:style-name="T9">m'th byte from a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22" xml:id="id218" draw:id="id218" draw:layer="layout" svg:width="7.049cm" svg:height="1.778cm" svg:x="35.272cm" svg:y="20.9cm">
          <text:p text:style-name="P34"><text:span text:style-name="T9">Clear corresponding fl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0" draw:layer="layout" draw:type="line" svg:x1="38.796cm" svg:y1="19.059cm" svg:x2="38.797cm" svg:y2="20.9cm" draw:start-shape="id217" draw:start-glue-point="6" draw:end-shape="id218" draw:end-glue-point="4" svg:d="M38796 19059l1 1841" svg:viewBox="0 0 2 1842">
          <text:p text:style-name="P1"><text:span text:style-name="T9"><text:tab/></text:span><text:span text:style-name="T9">Yes</text:span></text:p>
        </draw:connector>
        <draw:connector draw:style-name="gr5" draw:text-style-name="P20" draw:layer="layout" draw:type="line" svg:x1="38.797cm" svg:y1="22.678cm" svg:x2="38.796cm" svg:y2="23.956cm" draw:start-shape="id218" draw:start-glue-point="6" draw:end-shape="id219" draw:end-glue-point="4" svg:d="M38797 22678l-1 1278" svg:viewBox="0 0 2 1279">
          <text:p/>
        </draw:connector>
        <draw:custom-shape draw:style-name="gr62" draw:text-style-name="P22" xml:id="id220" draw:id="id220" draw:layer="layout" svg:width="7.557cm" svg:height="2.54cm" svg:x="35.018cm" svg:y="27.42cm">
          <text:p text:style-name="P34"><text:span text:style-name="T9">Digit(3, 4) to display ← </text:span><text:span text:style-name="T9"><text:line-break/></text:span><text:span text:style-name="T9">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0" draw:layer="layout" draw:type="line" svg:x1="38.796cm" svg:y1="26.115cm" svg:x2="38.797cm" svg:y2="27.42cm" draw:start-shape="id219" draw:start-glue-point="6" draw:end-shape="id220" draw:end-glue-point="4" svg:d="M38796 26115l1 1305" svg:viewBox="0 0 2 1306">
          <text:p/>
        </draw:connector>
        <draw:custom-shape draw:style-name="gr63" draw:text-style-name="P36" xml:id="id221" draw:id="id221" draw:layer="layout" svg:width="6.477cm" svg:height="4.445cm" svg:x="35.558cm" svg:y="31.038cm">
          <text:p text:style-name="P34"><text:span text:style-name="T9">0x00 &lt;=</text:span><text:span text:style-name="T9"><text:line-break/></text:span><text:span text:style-name="T9">Digit(1-4) to display</text:span><text:span text:style-name="T9"><text:line-break/></text:span><text:span text:style-name="T9">&lt;0x1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0" draw:layer="layout" draw:type="line" svg:x1="38.797cm" svg:y1="29.96cm" svg:x2="38.797cm" svg:y2="31.038cm" draw:start-shape="id220" draw:start-glue-point="6" draw:end-shape="id221" draw:end-glue-point="4" svg:d="M38797 29960v1078" svg:viewBox="0 0 1 1079">
          <text:p/>
        </draw:connector>
        <draw:custom-shape draw:style-name="gr21" draw:text-style-name="P15" xml:id="id231" draw:id="id231" draw:layer="layout" svg:width="7.049cm" svg:height="2.286cm" svg:x="24.288cm" svg:y="50.646cm">
          <text:p text:style-name="P34"><text:span text:style-name="T9">Set T flag in SREG</text:span><text:span text:style-name="T9"><text:line-break/></text:span><text:span text:style-name="T9">(an error has occurr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37" xml:id="id222" draw:id="id222" draw:layer="layout" svg:width="3.874cm" svg:height="3.175cm" svg:x="36.859cm" svg:y="56.368cm">
          <text:p text:style-name="P34"><text:span text:style-name="T11">R17 =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5" draw:text-style-name="P37" xml:id="id223" draw:id="id223" draw:layer="layout" svg:width="3.874cm" svg:height="3.302cm" svg:x="36.859cm" svg:y="60.951cm">
          <text:p text:style-name="P34"><text:span text:style-name="T11">R17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6" draw:text-style-name="P37" xml:id="id224" draw:id="id224" draw:layer="layout" svg:width="3.874cm" svg:height="2.921cm" svg:x="36.859cm" svg:y="65.269cm">
          <text:p text:style-name="P34"><text:span text:style-name="T11">R17 == 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7" draw:text-style-name="P37" xml:id="id225" draw:id="id225" draw:layer="layout" svg:width="3.747cm" svg:height="3.238cm" svg:x="36.923cm" svg:y="69.995cm">
          <text:p text:style-name="P34"><text:span text:style-name="T11">R17 == 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8" draw:text-style-name="P18" xml:id="id226" draw:id="id226" draw:layer="layout" svg:width="4.509cm" svg:height="1.524cm" svg:x="36.542cm" svg:y="75.81cm">
          <text:p text:style-name="P34"><text:span text:style-name="T9">Goto 'Start' labe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0" draw:layer="layout" draw:type="line" svg:x1="38.796cm" svg:y1="59.543cm" svg:x2="38.796cm" svg:y2="60.951cm" draw:start-shape="id222" draw:start-glue-point="6" draw:end-shape="id223" draw:end-glue-point="4" svg:d="M38796 59543v1408" svg:viewBox="0 0 1 1409">
          <text:p text:style-name="P1"><text:span text:style-name="T9"><text:tab/></text:span><text:span text:style-name="T9">No</text:span></text:p>
        </draw:connector>
        <draw:connector draw:style-name="gr8" draw:text-style-name="P20" draw:layer="layout" draw:type="line" svg:x1="38.796cm" svg:y1="64.253cm" svg:x2="38.796cm" svg:y2="65.269cm" draw:start-shape="id223" draw:start-glue-point="6" draw:end-shape="id224" draw:end-glue-point="4" svg:d="M38796 64253v1016" svg:viewBox="0 0 1 1017">
          <text:p text:style-name="P1"><text:span text:style-name="T9"><text:tab/></text:span><text:span text:style-name="T9">No</text:span></text:p>
        </draw:connector>
        <draw:connector draw:style-name="gr8" draw:text-style-name="P20" draw:layer="layout" draw:type="line" svg:x1="38.796cm" svg:y1="68.19cm" svg:x2="38.797cm" svg:y2="69.995cm" draw:start-shape="id224" draw:start-glue-point="6" draw:end-shape="id225" draw:end-glue-point="4" svg:d="M38796 68190l1 1805" svg:viewBox="0 0 2 1806">
          <text:p text:style-name="P1"><text:span text:style-name="T9"><text:tab/></text:span><text:span text:style-name="T9">No</text:span></text:p>
        </draw:connector>
        <draw:connector draw:style-name="gr8" draw:text-style-name="P20" draw:layer="layout" draw:type="line" svg:x1="38.797cm" svg:y1="73.233cm" svg:x2="38.797cm" svg:y2="75.81cm" draw:start-shape="id225" draw:start-glue-point="6" draw:end-shape="id226" draw:end-glue-point="4" svg:d="M38797 73233v2577" svg:viewBox="0 0 1 2578">
          <text:p text:style-name="P1"><text:span text:style-name="T9"><text:tab/></text:span><text:span text:style-name="T9">No</text:span></text:p>
        </draw:connector>
        <draw:custom-shape draw:style-name="gr69" draw:text-style-name="P22" xml:id="id227" draw:id="id227" draw:layer="layout" svg:width="5.588cm" svg:height="1.27cm" svg:x="43.263cm" svg:y="57.32cm">
          <text:p text:style-name="P34"><text:span text:style-name="T9">Turn on 1</text:span><text:span text:style-name="T18">st</text:span><text:span text:style-name="T9"> 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22" xml:id="id228" draw:id="id228" draw:layer="layout" svg:width="5.588cm" svg:height="1.524cm" svg:x="43.263cm" svg:y="61.84cm">
          <text:p text:style-name="P34"><text:span text:style-name="T9">Turn on 2</text:span><text:span text:style-name="T18">nd</text:span><text:span text:style-name="T9"> 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22" xml:id="id229" draw:id="id229" draw:layer="layout" svg:width="5.588cm" svg:height="1.524cm" svg:x="43.263cm" svg:y="65.967cm">
          <text:p text:style-name="P34"><text:span text:style-name="T9">Turn on 3</text:span><text:span text:style-name="T18">rd</text:span><text:span text:style-name="T9"> 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22" xml:id="id230" draw:id="id230" draw:layer="layout" svg:width="5.588cm" svg:height="1.778cm" svg:x="43.263cm" svg:y="70.725cm">
          <text:p text:style-name="P34"><text:span text:style-name="T9">Turn on 4</text:span><text:span text:style-name="T18">th</text:span><text:span text:style-name="T9"> 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0" draw:layer="layout" draw:type="line" svg:x1="40.733cm" svg:y1="57.956cm" svg:x2="43.263cm" svg:y2="57.955cm" draw:start-shape="id222" draw:start-glue-point="7" draw:end-shape="id227" svg:d="M40733 57956l2530-1" svg:viewBox="0 0 2531 2">
          <text:p text:style-name="P1"><text:span text:style-name="T9"><text:line-break/></text:span><text:span text:style-name="T9">Yes</text:span></text:p>
        </draw:connector>
        <draw:connector draw:style-name="gr8" draw:text-style-name="P20" draw:layer="layout" draw:type="line" svg:x1="40.733cm" svg:y1="62.602cm" svg:x2="43.263cm" svg:y2="62.602cm" draw:start-shape="id223" draw:start-glue-point="7" draw:end-shape="id228" draw:end-glue-point="3" svg:d="M40733 62602h2530" svg:viewBox="0 0 2531 1">
          <text:p text:style-name="P1"><text:span text:style-name="T9"><text:line-break/></text:span><text:span text:style-name="T9">Yes</text:span></text:p>
        </draw:connector>
        <draw:connector draw:style-name="gr8" draw:text-style-name="P20" draw:layer="layout" draw:type="line" svg:x1="40.733cm" svg:y1="66.73cm" svg:x2="43.263cm" svg:y2="66.729cm" draw:start-shape="id224" draw:start-glue-point="7" draw:end-shape="id229" svg:d="M40733 66730l2530-1" svg:viewBox="0 0 2531 2">
          <text:p text:style-name="P1"><text:span text:style-name="T9"><text:line-break/></text:span><text:span text:style-name="T9">Yes</text:span></text:p>
        </draw:connector>
        <draw:connector draw:style-name="gr8" draw:text-style-name="P20" draw:layer="layout" draw:type="line" svg:x1="40.67cm" svg:y1="71.614cm" svg:x2="43.263cm" svg:y2="71.614cm" draw:start-shape="id225" draw:start-glue-point="7" draw:end-shape="id230" draw:end-glue-point="5" svg:d="M40670 71614h2593" svg:viewBox="0 0 2594 1">
          <text:p text:style-name="P1"><text:span text:style-name="T9"><text:line-break/></text:span><text:span text:style-name="T9">Yes</text:span></text:p>
        </draw:connector>
        <draw:connector draw:style-name="gr5" draw:text-style-name="P38" draw:layer="layout" svg:x1="35.558cm" svg:y1="33.261cm" svg:x2="27.813cm" svg:y2="50.646cm" draw:start-shape="id221" draw:start-glue-point="5" draw:end-shape="id231" draw:end-glue-point="4" svg:d="M35558 33261h-7745v17385" svg:viewBox="0 0 7746 17386">
          <text:p/>
        </draw:connector>
        <draw:custom-shape draw:style-name="gr72" draw:text-style-name="P37" xml:id="id232" draw:id="id232" draw:layer="layout" svg:width="4.445cm" svg:height="3.048cm" svg:x="50.756cm" svg:y="56.431cm">
          <text:p text:style-name="P34"><text:span text:style-name="T11">T 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3" draw:text-style-name="P37" xml:id="id234" draw:id="id234" draw:layer="layout" svg:width="4.445cm" svg:height="3.302cm" svg:x="54.82cm" svg:y="60.951cm">
          <text:p text:style-name="P34"><text:span text:style-name="T11">T 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4" draw:text-style-name="P37" xml:id="id236" draw:id="id236" draw:layer="layout" svg:width="4.445cm" svg:height="3.556cm" svg:x="59.265cm" svg:y="64.951cm">
          <text:p text:style-name="P34"><text:span text:style-name="T11">T 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5" draw:text-style-name="P37" xml:id="id237" draw:id="id237" draw:layer="layout" svg:width="4.445cm" svg:height="3.429cm" svg:x="63.329cm" svg:y="69.9cm">
          <text:p text:style-name="P34"><text:span text:style-name="T11">T flag 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6" draw:text-style-name="P39" xml:id="id233" draw:id="id233" draw:layer="layout" svg:width="6.604cm" svg:height="1.905cm" svg:x="75.406cm" svg:y="58.475cm">
          <text:p text:style-name="P34"><text:span text:style-name="T9">Display E on the 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39" xml:id="id235" draw:id="id235" draw:layer="layout" svg:width="6.604cm" svg:height="1.905cm" svg:x="75.388cm" svg:y="61.65cm">
          <text:p text:style-name="P34"><text:span text:style-name="T9">Display r on the 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39" xml:id="id238" draw:id="id238" draw:layer="layout" svg:width="6.604cm" svg:height="1.905cm" svg:x="75.388cm" svg:y="64.145cm">
          <text:p text:style-name="P34"><text:span text:style-name="T9">Display - on the 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39" xml:id="id247" draw:id="id247" draw:layer="layout" svg:width="6.604cm" svg:height="1.905cm" svg:x="75.388cm" svg:y="54.231cm">
          <text:p text:style-name="P34"><text:span text:style-name="T9">Display [0-F] on the 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7" draw:text-style-name="P40" draw:layer="layout" draw:line-skew="5.143cm" svg:x1="55.201cm" svg:y1="57.955cm" svg:x2="75.406cm" svg:y2="59.428cm" draw:start-shape="id232" draw:start-glue-point="7" draw:end-shape="id233" draw:end-glue-point="5" svg:d="M55201 57955h15246v1473h4959" svg:viewBox="0 0 20206 1474">
          <text:p/>
        </draw:connector>
        <draw:connector draw:style-name="gr77" draw:text-style-name="P40" draw:layer="layout" draw:line-skew="5.27cm" svg:x1="59.265cm" svg:y1="62.602cm" svg:x2="75.388cm" svg:y2="62.603cm" draw:start-shape="id234" draw:start-glue-point="7" draw:end-shape="id235" draw:end-glue-point="5" svg:d="M59265 62602h13332v1h2791" svg:viewBox="0 0 16124 2">
          <text:p/>
        </draw:connector>
        <draw:connector draw:style-name="gr77" draw:text-style-name="P40" draw:layer="layout" draw:line-skew="5.143cm" svg:x1="63.71cm" svg:y1="66.729cm" svg:x2="75.388cm" svg:y2="62.603cm" draw:start-shape="id236" draw:start-glue-point="7" draw:end-shape="id235" draw:end-glue-point="5" svg:d="M63710 66729h10982v-4126h696" svg:viewBox="0 0 11679 4127">
          <text:p/>
        </draw:connector>
        <draw:connector draw:style-name="gr77" draw:text-style-name="P40" draw:layer="layout" svg:x1="67.774cm" svg:y1="71.615cm" svg:x2="78.69cm" svg:y2="66.05cm" draw:start-shape="id237" draw:start-glue-point="7" draw:end-shape="id238" draw:end-glue-point="6" svg:d="M67774 71615h10916v-5565" svg:viewBox="0 0 10917 5566">
          <text:p/>
        </draw:connector>
        <draw:frame draw:style-name="gr10" draw:text-style-name="P42" draw:layer="layout" svg:width="2.54cm" svg:height="0.806cm" svg:x="55.074cm" svg:y="56.72cm">
          <draw:text-box>
            <text:p text:style-name="P41"><text:span text:style-name="T9">Yes</text:span></text:p>
          </draw:text-box>
        </draw:frame>
        <draw:frame draw:style-name="gr78" draw:text-style-name="P42" draw:layer="layout" svg:width="1.905cm" svg:height="0.962cm" svg:x="59.277cm" svg:y="61.586cm">
          <draw:text-box>
            <text:p text:style-name="P41"><text:span text:style-name="T9">Yes</text:span></text:p>
          </draw:text-box>
        </draw:frame>
        <draw:frame draw:style-name="gr10" draw:text-style-name="P42" draw:layer="layout" svg:width="2.54cm" svg:height="0.806cm" svg:x="63.722cm" svg:y="65.777cm">
          <draw:text-box>
            <text:p text:style-name="P41"><text:span text:style-name="T9">Yes</text:span></text:p>
          </draw:text-box>
        </draw:frame>
        <draw:frame draw:style-name="gr79" draw:text-style-name="P42" draw:layer="layout" svg:width="2.54cm" svg:height="1.016cm" svg:x="67.913cm" svg:y="70.603cm">
          <draw:text-box>
            <text:p text:style-name="P41"><text:span text:style-name="T9">Yes</text:span></text:p>
          </draw:text-box>
        </draw:frame>
        <draw:connector draw:style-name="gr5" draw:text-style-name="P20" draw:layer="layout" svg:x1="48.851cm" svg:y1="57.955cm" svg:x2="50.756cm" svg:y2="57.955cm" draw:start-shape="id227" draw:start-glue-point="7" draw:end-shape="id232" draw:end-glue-point="5" svg:d="M48851 57955h1905" svg:viewBox="0 0 1906 1">
          <text:p/>
        </draw:connector>
        <draw:connector draw:style-name="gr5" draw:text-style-name="P20" draw:layer="layout" svg:x1="48.851cm" svg:y1="62.602cm" svg:x2="54.82cm" svg:y2="62.602cm" draw:start-shape="id228" draw:start-glue-point="7" draw:end-shape="id234" draw:end-glue-point="5" svg:d="M48851 62602h5969" svg:viewBox="0 0 5970 1">
          <text:p/>
        </draw:connector>
        <draw:connector draw:style-name="gr5" draw:text-style-name="P20" draw:layer="layout" svg:x1="48.851cm" svg:y1="66.729cm" svg:x2="59.265cm" svg:y2="66.729cm" draw:start-shape="id229" draw:start-glue-point="7" draw:end-shape="id236" draw:end-glue-point="5" svg:d="M48851 66729h10414" svg:viewBox="0 0 10415 1">
          <text:p/>
        </draw:connector>
        <draw:connector draw:style-name="gr5" draw:text-style-name="P20" draw:layer="layout" svg:x1="48.851cm" svg:y1="71.614cm" svg:x2="63.329cm" svg:y2="71.614cm" draw:start-shape="id230" draw:start-glue-point="7" draw:end-shape="id237" svg:d="M48851 71614h14478" svg:viewBox="0 0 14479 1">
          <text:p/>
        </draw:connector>
        <draw:custom-shape draw:style-name="gr80" draw:text-style-name="P18" xml:id="id239" draw:id="id239" draw:layer="layout" svg:width="5.08cm" svg:height="1.905cm" svg:x="86.201cm" svg:y="58.475cm">
          <text:p text:style-name="P34"><text:span text:style-name="T9">Goto 'Start' labe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20" draw:layer="layout" svg:x1="82.01cm" svg:y1="59.428cm" svg:x2="86.201cm" svg:y2="59.428cm" draw:start-shape="id233" draw:start-glue-point="7" draw:end-shape="id239" draw:end-glue-point="5" svg:d="M82010 59428h4191" svg:viewBox="0 0 4192 1">
          <text:p/>
        </draw:connector>
        <draw:connector draw:style-name="gr5" draw:text-style-name="P20" draw:layer="layout" svg:x1="81.992cm" svg:y1="65.098cm" svg:x2="86.201cm" svg:y2="59.428cm" draw:start-shape="id238" draw:start-glue-point="7" draw:end-shape="id239" draw:end-glue-point="5" svg:d="M81992 65098h2105v-5670h2104" svg:viewBox="0 0 4210 5671">
          <text:p/>
        </draw:connector>
        <draw:connector draw:style-name="gr5" draw:text-style-name="P20" draw:layer="layout" svg:x1="81.992cm" svg:y1="62.603cm" svg:x2="86.201cm" svg:y2="59.428cm" draw:start-shape="id235" draw:start-glue-point="7" draw:end-shape="id239" draw:end-glue-point="5" svg:d="M81992 62603h2105v-3175h2104" svg:viewBox="0 0 4210 3176">
          <text:p/>
        </draw:connector>
        <draw:custom-shape draw:style-name="gr81" draw:text-style-name="P22" xml:id="id240" draw:id="id240" draw:layer="layout" svg:width="5.969cm" svg:height="1.397cm" svg:x="49.994cm" svg:y="47.172cm">
          <text:p text:style-name="P34"><text:span text:style-name="T9">R18 ← Digit 1 to 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22" xml:id="id241" draw:id="id241" draw:layer="layout" svg:width="5.969cm" svg:height="1.397cm" svg:x="54.058cm" svg:y="49.712cm">
          <text:p text:style-name="P34"><text:span text:style-name="T9">R18 ← Digit 2 to 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22" xml:id="id242" draw:id="id242" draw:layer="layout" svg:width="5.969cm" svg:height="1.397cm" svg:x="58.503cm" svg:y="52.379cm">
          <text:p text:style-name="P34"><text:span text:style-name="T9">R18 ← Digit 3 to 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2" draw:text-style-name="P22" xml:id="id243" draw:id="id243" draw:layer="layout" svg:width="5.969cm" svg:height="1.383cm" svg:x="62.567cm" svg:y="54.919cm">
          <text:p text:style-name="P34"><text:span text:style-name="T9">R18 ← Digit 4 to 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0" draw:layer="layout" svg:x1="52.979cm" svg:y1="56.431cm" svg:x2="52.978cm" svg:y2="48.569cm" draw:start-shape="id232" draw:start-glue-point="4" draw:end-shape="id240" svg:d="M52979 56431v-3931h-1v-3931" svg:viewBox="0 0 2 7863">
          <text:p/>
        </draw:connector>
        <draw:connector draw:style-name="gr5" draw:text-style-name="P20" draw:layer="layout" svg:x1="57.043cm" svg:y1="60.951cm" svg:x2="57.042cm" svg:y2="51.109cm" draw:start-shape="id234" draw:start-glue-point="4" draw:end-shape="id241" svg:d="M57043 60951v-4921h-1v-4921" svg:viewBox="0 0 2 9843">
          <text:p/>
        </draw:connector>
        <draw:connector draw:style-name="gr5" draw:text-style-name="P20" draw:layer="layout" svg:x1="61.488cm" svg:y1="64.951cm" svg:x2="61.488cm" svg:y2="53.776cm" draw:start-shape="id236" draw:start-glue-point="4" draw:end-shape="id242" draw:end-glue-point="6" svg:d="M61488 64951v-11175" svg:viewBox="0 0 1 11176">
          <text:p/>
        </draw:connector>
        <draw:connector draw:style-name="gr5" draw:text-style-name="P20" draw:layer="layout" svg:x1="65.552cm" svg:y1="69.9cm" svg:x2="65.552cm" svg:y2="56.302cm" draw:start-shape="id237" draw:start-glue-point="4" draw:end-shape="id243" draw:end-glue-point="6" svg:d="M65552 69900v-13598" svg:viewBox="0 0 1 13599">
          <text:p/>
        </draw:connector>
        <draw:custom-shape draw:style-name="gr83" draw:text-style-name="P37" xml:id="id244" draw:id="id244" draw:layer="layout" svg:width="18.542cm" svg:height="1.905cm" svg:x="49.994cm" svg:y="43.87cm">
          <text:p text:style-name="P34"><text:span text:style-name="T11">RJ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4" draw:text-style-name="P22" xml:id="id245" draw:id="id245" draw:layer="layout" svg:width="5.588cm" svg:height="1.651cm" svg:x="56.471cm" svg:y="40.568cm">
          <text:p text:style-name="P34"><text:span text:style-name="T9">Extract proper address</text:span><text:span text:style-name="T9"><text:line-break/></text:span><text:span text:style-name="T9">from flash using R1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0" draw:layer="layout" svg:x1="59.265cm" svg:y1="43.87cm" svg:x2="59.265cm" svg:y2="42.219cm" draw:start-shape="id244" draw:start-glue-point="4" draw:end-shape="id245" draw:end-glue-point="6" svg:d="M59265 43870v-1651" svg:viewBox="0 0 1 1652">
          <text:p/>
        </draw:connector>
        <draw:custom-shape draw:style-name="gr85" draw:text-style-name="P37" xml:id="id246" draw:id="id246" draw:layer="layout" svg:width="5.588cm" svg:height="1.397cm" svg:x="56.471cm" svg:y="37.266cm">
          <text:p text:style-name="P34"><text:span text:style-name="T11">Indirect ju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0" draw:layer="layout" draw:type="curve" svg:x1="52.979cm" svg:y1="47.172cm" svg:x2="59.265cm" svg:y2="45.775cm" draw:start-shape="id240" draw:start-glue-point="4" draw:end-shape="id244" svg:d="M52979 47172c0-1048 6286-350 6286-1397" svg:viewBox="0 0 6287 1398">
          <text:p/>
        </draw:connector>
        <draw:connector draw:style-name="gr5" draw:text-style-name="P20" draw:layer="layout" draw:type="curve" svg:x1="57.043cm" svg:y1="49.712cm" svg:x2="59.265cm" svg:y2="45.775cm" draw:start-shape="id241" draw:start-glue-point="4" draw:end-shape="id244" draw:end-glue-point="6" svg:d="M57043 49712c0-2953 2222-985 2222-3937" svg:viewBox="0 0 2223 3938">
          <text:p/>
        </draw:connector>
        <draw:connector draw:style-name="gr5" draw:text-style-name="P20" draw:layer="layout" draw:type="curve" draw:line-skew="-1.016cm" svg:x1="61.488cm" svg:y1="52.379cm" svg:x2="59.265cm" svg:y2="45.775cm" draw:start-shape="id242" draw:start-glue-point="4" draw:end-shape="id244" draw:end-glue-point="6" svg:d="M61488 52379c0-6477-2223-3175-2223-6604" svg:viewBox="0 0 2224 6605">
          <text:p/>
        </draw:connector>
        <draw:connector draw:style-name="gr5" draw:text-style-name="P20" draw:layer="layout" draw:type="curve" draw:line-skew="-2.286cm" svg:x1="65.552cm" svg:y1="54.919cm" svg:x2="59.265cm" svg:y2="45.775cm" draw:start-shape="id243" draw:start-glue-point="4" draw:end-shape="id244" draw:end-glue-point="6" svg:d="M65552 54919c0-10287-6287-5715-6287-9144" svg:viewBox="0 0 6288 9145">
          <text:p/>
        </draw:connector>
        <draw:connector draw:style-name="gr5" draw:text-style-name="P20" draw:layer="layout" svg:x1="59.265cm" svg:y1="40.568cm" svg:x2="59.265cm" svg:y2="38.663cm" draw:start-shape="id245" draw:start-glue-point="4" draw:end-shape="id246" draw:end-glue-point="6" svg:d="M59265 40568v-1905" svg:viewBox="0 0 1 1906">
          <text:p/>
        </draw:connector>
        <draw:connector draw:style-name="gr5" draw:text-style-name="P20" draw:layer="layout" svg:x1="59.265cm" svg:y1="37.266cm" svg:x2="78.69cm" svg:y2="54.231cm" draw:start-shape="id246" draw:start-glue-point="4" draw:end-shape="id247" draw:end-glue-point="4" svg:d="M59265 37266v-502h19425v17467" svg:viewBox="0 0 19426 17468">
          <text:p/>
        </draw:connector>
        <draw:connector draw:style-name="gr5" draw:text-style-name="P20" draw:layer="layout" svg:x1="81.992cm" svg:y1="55.184cm" svg:x2="88.741cm" svg:y2="58.475cm" draw:start-shape="id247" draw:start-glue-point="7" draw:end-shape="id239" draw:end-glue-point="4" svg:d="M81992 55184h6749v3291" svg:viewBox="0 0 6750 3292">
          <text:p/>
        </draw:connector>
        <draw:frame draw:style-name="gr78" draw:text-style-name="P42" draw:layer="layout" svg:width="1.651cm" svg:height="0.962cm" svg:x="51.149cm" svg:y="55.363cm">
          <draw:text-box>
            <text:p text:style-name="P41"><text:span text:style-name="T9">No</text:span></text:p>
          </draw:text-box>
        </draw:frame>
        <draw:frame draw:style-name="gr78" draw:text-style-name="P42" draw:layer="layout" svg:width="1.651cm" svg:height="0.962cm" svg:x="55.594cm" svg:y="60.116cm">
          <draw:text-box>
            <text:p text:style-name="P41"><text:span text:style-name="T9">No</text:span></text:p>
          </draw:text-box>
        </draw:frame>
        <draw:custom-shape draw:style-name="gr68" draw:text-style-name="P18" xml:id="id248" draw:id="id248" draw:layer="layout" svg:width="4.509cm" svg:height="1.524cm" svg:x="44.435cm" svg:y="16.106cm">
          <text:p text:style-name="P34"><text:span text:style-name="T9">Goto 'Start' labe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8" draw:layer="layout" svg:x1="41.59cm" svg:y1="16.869cm" svg:x2="44.435cm" svg:y2="16.868cm" draw:start-shape="id217" draw:start-glue-point="7" draw:end-shape="id248" draw:end-glue-point="5" svg:d="M41590 16869h1423v-1h1422" svg:viewBox="0 0 2846 2">
          <text:p text:style-name="P1"><text:line-break/><text:span text:style-name="T3">No</text:span></text:p>
        </draw:connector>
        <draw:frame draw:style-name="gr78" draw:text-style-name="P42" draw:layer="layout" svg:width="1.651cm" svg:height="0.962cm" svg:x="59.912cm" svg:y="64.307cm">
          <draw:text-box>
            <text:p text:style-name="P41"><text:span text:style-name="T9">No</text:span></text:p>
          </draw:text-box>
        </draw:frame>
        <draw:frame draw:style-name="gr78" draw:text-style-name="P42" draw:layer="layout" svg:width="1.651cm" svg:height="0.962cm" svg:x="63.976cm" svg:y="69.133cm">
          <draw:text-box>
            <text:p text:style-name="P41"><text:span text:style-name="T9">No</text:span></text:p>
          </draw:text-box>
        </draw:frame>
        <draw:frame draw:style-name="gr1" draw:text-style-name="P2" draw:layer="layout" svg:width="33.909cm" svg:height="4.545cm" svg:x="4.159cm" svg:y="2.278cm">
          <draw:text-box>
            <text:p text:style-name="P43"><text:span text:style-name="T1">Processing values for LED indicator and errors check</text:span></text:p>
          </draw:text-box>
        </draw:frame>
        <draw:custom-shape draw:style-name="gr38" draw:text-style-name="P22" xml:id="id249" draw:id="id249" draw:layer="layout" svg:width="3.302cm" svg:height="1.016cm" svg:x="37.145cm" svg:y="12.203cm">
          <text:p text:style-name="P34"><text:span text:style-name="T9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8" draw:layer="layout" svg:x1="38.796cm" svg:y1="13.219cm" svg:x2="38.796cm" svg:y2="14.678cm" draw:start-shape="id249" draw:start-glue-point="6" draw:end-shape="id217" draw:end-glue-point="4" svg:d="M38796 13219v1459" svg:viewBox="0 0 1 1460">
          <text:p/>
        </draw:connector>
        <draw:custom-shape draw:style-name="gr86" draw:text-style-name="P36" xml:id="id250" draw:id="id250" draw:layer="layout" svg:width="7.747cm" svg:height="5.08cm" svg:x="34.923cm" svg:y="36.83cm">
          <text:p text:style-name="P34"><text:span text:style-name="T9">Flag</text:span><text:span text:style-name="T9"><text:line-break/></text:span><text:span text:style-name="T9">'spiMOSIBufferOverflow'</text:span><text:span text:style-name="T9"><text:line-break/></text:span><text:span text:style-name="T9">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38.797cm" svg:y1="35.483cm" svg:x2="38.797cm" svg:y2="36.83cm" draw:start-shape="id221" draw:start-glue-point="6" draw:end-shape="id250" draw:end-glue-point="4" svg:d="M38797 35483v1347" svg:viewBox="0 0 1 1348">
          <text:p text:style-name="P1"><text:tab/>Yes</text:p>
        </draw:connector>
        <draw:custom-shape draw:style-name="gr86" draw:text-style-name="P36" xml:id="id251" draw:id="id251" draw:layer="layout" svg:width="7.747cm" svg:height="5.08cm" svg:x="34.923cm" svg:y="43.007cm">
          <text:p text:style-name="P34"><text:span text:style-name="T9">Flag</text:span><text:span text:style-name="T9"><text:line-break/></text:span><text:span text:style-name="T9">'spiMISOBufferOverflow'</text:span><text:span text:style-name="T9"><text:line-break/></text:span><text:span text:style-name="T9">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6" draw:text-style-name="P36" xml:id="id252" draw:id="id252" draw:layer="layout" svg:width="7.747cm" svg:height="5.08cm" svg:x="34.923cm" svg:y="49.249cm">
          <text:p text:style-name="P34"><text:span text:style-name="T9">Flag</text:span><text:span text:style-name="T9"><text:line-break/></text:span><text:span text:style-name="T9">'uartTXBufferOverflow'</text:span><text:span text:style-name="T9"><text:line-break/></text:span><text:span text:style-name="T9">is 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8" draw:layer="layout" svg:x1="38.797cm" svg:y1="41.91cm" svg:x2="38.797cm" svg:y2="43.007cm" draw:start-shape="id250" draw:start-glue-point="6" draw:end-shape="id251" draw:end-glue-point="4" svg:d="M38797 41910v1097" svg:viewBox="0 0 1 1098">
          <text:p text:style-name="P1"><text:tab/>No</text:p>
        </draw:connector>
        <draw:connector draw:style-name="gr8" draw:text-style-name="P8" draw:layer="layout" svg:x1="38.797cm" svg:y1="48.087cm" svg:x2="38.797cm" svg:y2="49.249cm" draw:start-shape="id251" draw:start-glue-point="6" draw:end-shape="id252" draw:end-glue-point="4" svg:d="M38797 48087v1162" svg:viewBox="0 0 1 1163">
          <text:p text:style-name="P1"><text:tab/>No</text:p>
        </draw:connector>
        <draw:connector draw:style-name="gr8" draw:text-style-name="P8" xml:id="id253" draw:id="id253" draw:layer="layout" svg:x1="38.797cm" svg:y1="54.329cm" svg:x2="38.796cm" svg:y2="56.368cm" draw:start-shape="id252" draw:start-glue-point="6" draw:end-shape="id222" draw:end-glue-point="4" svg:d="M38797 54329v1020h-1v1019" svg:viewBox="0 0 2 2040">
          <text:p text:style-name="P1"><text:tab/>No</text:p>
        </draw:connector>
        <draw:connector draw:style-name="gr8" draw:text-style-name="P8" draw:layer="layout" svg:x1="34.923cm" svg:y1="39.37cm" svg:x2="27.823cm" svg:y2="39.353cm" draw:start-shape="id250" draw:start-glue-point="5" svg:d="M34923 39370h-3801v-17h-3299" svg:viewBox="0 0 7101 18">
          <text:p text:style-name="P1"/>
          <text:p text:style-name="P1">Yes</text:p>
        </draw:connector>
        <draw:connector draw:style-name="gr8" draw:text-style-name="P8" draw:layer="layout" svg:x1="34.923cm" svg:y1="45.547cm" svg:x2="27.823cm" svg:y2="45.536cm" draw:start-shape="id251" draw:start-glue-point="5" svg:d="M34923 45547h-3801v-11h-3299" svg:viewBox="0 0 7101 12">
          <text:p text:style-name="P1"/>
          <text:p text:style-name="P1">Yes</text:p>
        </draw:connector>
        <draw:connector draw:style-name="gr8" draw:text-style-name="P8" draw:layer="layout" svg:x1="34.923cm" svg:y1="51.789cm" svg:x2="31.337cm" svg:y2="51.789cm" draw:start-shape="id252" draw:start-glue-point="5" draw:end-shape="id231" draw:end-glue-point="7" svg:d="M34923 51789h-3586" svg:viewBox="0 0 3587 1">
          <text:p text:style-name="P1"/>
          <text:p text:style-name="P1">Yes</text:p>
        </draw:connector>
        <draw:connector draw:style-name="gr5" draw:text-style-name="P8" draw:layer="layout" draw:line-skew="1.733cm" svg:x1="27.813cm" svg:y1="52.932cm" svg:x2="38.796cm" svg:y2="55.349cm" draw:start-shape="id231" draw:start-glue-point="6" draw:end-shape="id253" draw:end-glue-point="0" svg:d="M27813 52932v2432h10983v-15" svg:viewBox="0 0 10984 24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S PGothic1" svg:font-family="'MS PGothic'" style:font-family-generic="swiss" style:font-pitch="variable"/>
    <style:font-face style:name="Mangal1" svg:font-family="Mangal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fo:font-size="14pt" style:font-size-asian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2cm" fo:margin-right="0.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16:03:43.532000000</meta:creation-date>
    <dc:date>2016-05-11T15:06:34.117000000</dc:date>
    <meta:editing-duration>PT9H58M16S</meta:editing-duration>
    <meta:editing-cycles>28</meta:editing-cycles>
    <meta:generator>LibreOffice/4.4.4.3$Windows_x86 LibreOffice_project/2c39ebcf046445232b798108aa8a7e7d89552ea8</meta:generator>
    <meta:document-statistic meta:object-count="564"/>
  </office:meta>
</office:document-meta>
</file>